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0.1181in" table:align="margins"/>
    </style:style>
    <style:style style:name="Tabella1.A" style:family="table-column">
      <style:table-column-properties style:column-width="3.3722in" style:rel-column-width="21840*"/>
    </style:style>
    <style:style style:name="Tabella1.B" style:family="table-column">
      <style:table-column-properties style:column-width="3.3729in" style:rel-column-width="21847*"/>
    </style:style>
    <style:style style:name="Tabella1.C" style:family="table-column">
      <style:table-column-properties style:column-width="3.3729in" style:rel-column-width="21848*"/>
    </style:style>
    <style:style style:name="Tabella1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1.A2" style:family="table-cell">
      <style:table-cell-properties fo:padding="0.0382in" fo:border-left="0.0007in solid #000000" fo:border-right="none" fo:border-top="none" fo:border-bottom="0.0007in solid #000000"/>
    </style:style>
    <style:style style:name="Tabella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2" style:family="table">
      <style:table-properties style:width="10.1049in" table:align="right"/>
    </style:style>
    <style:style style:name="Tabella2.A" style:family="table-column">
      <style:table-column-properties style:column-width="3.3597in"/>
    </style:style>
    <style:style style:name="Tabella2.B" style:family="table-column">
      <style:table-column-properties style:column-width="3.3722in"/>
    </style:style>
    <style:style style:name="Tabella2.C" style:family="table-column">
      <style:table-column-properties style:column-width="3.3729in"/>
    </style:style>
    <style:style style:name="Tabella2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2.A2" style:family="table-cell">
      <style:table-cell-properties fo:padding="0.0382in" fo:border-left="0.0007in solid #000000" fo:border-right="none" fo:border-top="none" fo:border-bottom="0.0007in solid #000000"/>
    </style:style>
    <style:style style:name="Tabel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3" style:family="table">
      <style:table-properties style:width="10.1049in" table:align="right"/>
    </style:style>
    <style:style style:name="Tabella3.A" style:family="table-column">
      <style:table-column-properties style:column-width="3.3597in"/>
    </style:style>
    <style:style style:name="Tabella3.B" style:family="table-column">
      <style:table-column-properties style:column-width="3.3722in"/>
    </style:style>
    <style:style style:name="Tabella3.C" style:family="table-column">
      <style:table-column-properties style:column-width="3.3729in"/>
    </style:style>
    <style:style style:name="Tabella3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3.A2" style:family="table-cell">
      <style:table-cell-properties fo:padding="0.0382in" fo:border-left="0.0007in solid #000000" fo:border-right="none" fo:border-top="none" fo:border-bottom="0.0007in solid #000000"/>
    </style:style>
    <style:style style:name="Tabella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4" style:family="table">
      <style:table-properties style:width="10.1049in" table:align="right"/>
    </style:style>
    <style:style style:name="Tabella4.A" style:family="table-column">
      <style:table-column-properties style:column-width="3.3597in"/>
    </style:style>
    <style:style style:name="Tabella4.B" style:family="table-column">
      <style:table-column-properties style:column-width="3.3722in"/>
    </style:style>
    <style:style style:name="Tabella4.C" style:family="table-column">
      <style:table-column-properties style:column-width="3.3729in"/>
    </style:style>
    <style:style style:name="Tabella4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4.A2" style:family="table-cell">
      <style:table-cell-properties fo:padding="0.0382in" fo:border-left="0.0007in solid #000000" fo:border-right="none" fo:border-top="none" fo:border-bottom="0.0007in solid #000000"/>
    </style:style>
    <style:style style:name="Tabella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5" style:family="table">
      <style:table-properties style:width="10.1049in" table:align="right"/>
    </style:style>
    <style:style style:name="Tabella5.A" style:family="table-column">
      <style:table-column-properties style:column-width="3.3597in"/>
    </style:style>
    <style:style style:name="Tabella5.B" style:family="table-column">
      <style:table-column-properties style:column-width="3.3722in"/>
    </style:style>
    <style:style style:name="Tabella5.C" style:family="table-column">
      <style:table-column-properties style:column-width="3.3729in"/>
    </style:style>
    <style:style style:name="Tabella5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5.A2" style:family="table-cell">
      <style:table-cell-properties fo:padding="0.0382in" fo:border-left="0.0007in solid #000000" fo:border-right="none" fo:border-top="none" fo:border-bottom="0.0007in solid #000000"/>
    </style:style>
    <style:style style:name="Tabella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6" style:family="table">
      <style:table-properties style:width="10.1049in" table:align="right"/>
    </style:style>
    <style:style style:name="Tabella6.A" style:family="table-column">
      <style:table-column-properties style:column-width="3.3597in"/>
    </style:style>
    <style:style style:name="Tabella6.B" style:family="table-column">
      <style:table-column-properties style:column-width="3.3722in"/>
    </style:style>
    <style:style style:name="Tabella6.C" style:family="table-column">
      <style:table-column-properties style:column-width="3.3729in"/>
    </style:style>
    <style:style style:name="Tabella6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6.A2" style:family="table-cell">
      <style:table-cell-properties fo:padding="0.0382in" fo:border-left="0.0007in solid #000000" fo:border-right="none" fo:border-top="none" fo:border-bottom="0.0007in solid #000000"/>
    </style:style>
    <style:style style:name="Tabella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7" style:family="table">
      <style:table-properties style:width="10.1049in" table:align="right"/>
    </style:style>
    <style:style style:name="Tabella7.A" style:family="table-column">
      <style:table-column-properties style:column-width="3.3597in"/>
    </style:style>
    <style:style style:name="Tabella7.B" style:family="table-column">
      <style:table-column-properties style:column-width="3.3722in"/>
    </style:style>
    <style:style style:name="Tabella7.C" style:family="table-column">
      <style:table-column-properties style:column-width="3.3729in"/>
    </style:style>
    <style:style style:name="Tabella7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7.A2" style:family="table-cell">
      <style:table-cell-properties fo:padding="0.0382in" fo:border-left="0.0007in solid #000000" fo:border-right="none" fo:border-top="none" fo:border-bottom="0.0007in solid #000000"/>
    </style:style>
    <style:style style:name="Tabella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8" style:family="table">
      <style:table-properties style:width="10.1049in" table:align="right"/>
    </style:style>
    <style:style style:name="Tabella8.A" style:family="table-column">
      <style:table-column-properties style:column-width="3.3597in"/>
    </style:style>
    <style:style style:name="Tabella8.B" style:family="table-column">
      <style:table-column-properties style:column-width="3.3722in"/>
    </style:style>
    <style:style style:name="Tabella8.C" style:family="table-column">
      <style:table-column-properties style:column-width="3.3729in"/>
    </style:style>
    <style:style style:name="Tabella8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8.A2" style:family="table-cell">
      <style:table-cell-properties fo:padding="0.0382in" fo:border-left="0.0007in solid #000000" fo:border-right="none" fo:border-top="none" fo:border-bottom="0.0007in solid #000000"/>
    </style:style>
    <style:style style:name="Tabella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9" style:family="table">
      <style:table-properties style:width="10.1181in" table:align="margins"/>
    </style:style>
    <style:style style:name="Tabella9.A" style:family="table-column">
      <style:table-column-properties style:column-width="3.3722in" style:rel-column-width="21840*"/>
    </style:style>
    <style:style style:name="Tabella9.B" style:family="table-column">
      <style:table-column-properties style:column-width="3.3729in" style:rel-column-width="21847*"/>
    </style:style>
    <style:style style:name="Tabella9.C" style:family="table-column">
      <style:table-column-properties style:column-width="3.3729in" style:rel-column-width="21848*"/>
    </style:style>
    <style:style style:name="Tabella9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9.A2" style:family="table-cell">
      <style:table-cell-properties fo:padding="0.0382in" fo:border-left="0.0007in solid #000000" fo:border-right="none" fo:border-top="none" fo:border-bottom="0.0007in solid #000000"/>
    </style:style>
    <style:style style:name="Tabella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0" style:family="table">
      <style:table-properties style:width="10.1049in" table:align="right"/>
    </style:style>
    <style:style style:name="Tabella10.A" style:family="table-column">
      <style:table-column-properties style:column-width="3.3597in"/>
    </style:style>
    <style:style style:name="Tabella10.B" style:family="table-column">
      <style:table-column-properties style:column-width="3.3722in"/>
    </style:style>
    <style:style style:name="Tabella10.C" style:family="table-column">
      <style:table-column-properties style:column-width="3.3729in"/>
    </style:style>
    <style:style style:name="Tabella10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10.A2" style:family="table-cell">
      <style:table-cell-properties fo:padding="0.0382in" fo:border-left="0.0007in solid #000000" fo:border-right="none" fo:border-top="none" fo:border-bottom="0.0007in solid #000000"/>
    </style:style>
    <style:style style:name="Tabella1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1" style:family="table">
      <style:table-properties style:width="10.1049in" table:align="right"/>
    </style:style>
    <style:style style:name="Tabella11.A" style:family="table-column">
      <style:table-column-properties style:column-width="3.3597in"/>
    </style:style>
    <style:style style:name="Tabella11.B" style:family="table-column">
      <style:table-column-properties style:column-width="3.3722in"/>
    </style:style>
    <style:style style:name="Tabella11.C" style:family="table-column">
      <style:table-column-properties style:column-width="3.3729in"/>
    </style:style>
    <style:style style:name="Tabella11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11.A2" style:family="table-cell">
      <style:table-cell-properties fo:padding="0.0382in" fo:border-left="0.0007in solid #000000" fo:border-right="none" fo:border-top="none" fo:border-bottom="0.0007in solid #000000"/>
    </style:style>
    <style:style style:name="Tabella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2" style:family="table">
      <style:table-properties style:width="10.1049in" table:align="right"/>
    </style:style>
    <style:style style:name="Tabella12.A" style:family="table-column">
      <style:table-column-properties style:column-width="3.3597in"/>
    </style:style>
    <style:style style:name="Tabella12.B" style:family="table-column">
      <style:table-column-properties style:column-width="3.3722in"/>
    </style:style>
    <style:style style:name="Tabella12.C" style:family="table-column">
      <style:table-column-properties style:column-width="3.3729in"/>
    </style:style>
    <style:style style:name="Tabella12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12.A2" style:family="table-cell">
      <style:table-cell-properties fo:padding="0.0382in" fo:border-left="0.0007in solid #000000" fo:border-right="none" fo:border-top="none" fo:border-bottom="0.0007in solid #000000"/>
    </style:style>
    <style:style style:name="Tabella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3" style:family="table">
      <style:table-properties style:width="10.1049in" table:align="right"/>
    </style:style>
    <style:style style:name="Tabella13.A" style:family="table-column">
      <style:table-column-properties style:column-width="3.3597in"/>
    </style:style>
    <style:style style:name="Tabella13.B" style:family="table-column">
      <style:table-column-properties style:column-width="3.3722in"/>
    </style:style>
    <style:style style:name="Tabella13.C" style:family="table-column">
      <style:table-column-properties style:column-width="3.3729in"/>
    </style:style>
    <style:style style:name="Tabella13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13.A2" style:family="table-cell">
      <style:table-cell-properties fo:padding="0.0382in" fo:border-left="0.0007in solid #000000" fo:border-right="none" fo:border-top="none" fo:border-bottom="0.0007in solid #000000"/>
    </style:style>
    <style:style style:name="Tabella1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14" style:family="table">
      <style:table-properties style:width="10.1049in" table:align="right"/>
    </style:style>
    <style:style style:name="Tabella14.A" style:family="table-column">
      <style:table-column-properties style:column-width="4.766in"/>
    </style:style>
    <style:style style:name="Tabella14.B" style:family="table-column">
      <style:table-column-properties style:column-width="2.7924in"/>
    </style:style>
    <style:style style:name="Tabella14.C" style:family="table-column">
      <style:table-column-properties style:column-width="2.5465in"/>
    </style:style>
    <style:style style:name="Tabella14.A1" style:family="table-cell">
      <style:table-cell-properties fo:background-color="#cccccc" fo:padding="0.0382in" fo:border="0.0007in solid #000000">
        <style:background-image/>
      </style:table-cell-properties>
    </style:style>
    <style:style style:name="Tabella14.A2" style:family="table-cell">
      <style:table-cell-properties fo:padding="0.0382in" fo:border-left="0.0007in solid #000000" fo:border-right="none" fo:border-top="none" fo:border-bottom="0.0007in solid #000000"/>
    </style:style>
    <style:style style:name="Tabella1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fo:font-size="12pt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text-properties fo:color="#ce181e" style:font-name="arial"/>
    </style:style>
    <style:style style:name="P7" style:family="paragraph" style:parent-style-name="Standard">
      <style:paragraph-properties fo:text-align="center" style:justify-single-word="false" fo:padding="0.0193in" fo:border="0.0008in solid #000000" style:shadow="none"/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padding="0.0193in" fo:border="0.0008in solid #000000" style:shadow="none"/>
      <style:text-properties style:font-name="Courier" fo:font-size="8pt" style:font-size-asian="8pt" style:font-size-complex="8pt"/>
    </style:style>
    <style:style style:name="P9" style:family="paragraph" style:parent-style-name="Standard">
      <style:paragraph-properties fo:padding="0.0193in" fo:border="0.0008in solid #000000" style:shadow="none"/>
      <style:text-properties style:font-name="Courier" fo:font-size="8pt" fo:background-color="transparent" style:font-size-asian="8pt" style:font-size-complex="8pt"/>
    </style:style>
    <style:style style:name="P10" style:family="paragraph" style:parent-style-name="Standard">
      <style:paragraph-properties fo:break-before="page"/>
      <style:text-properties style:font-name="arial"/>
    </style:style>
    <style:style style:name="P11" style:family="paragraph" style:parent-style-name="Table_20_Contents">
      <style:text-properties style:font-name="Courier" fo:font-size="8pt" style:font-size-asian="8pt" style:font-size-complex="8pt"/>
    </style:style>
    <style:style style:name="P12" style:family="paragraph" style:parent-style-name="Table_20_Contents">
      <style:text-properties style:font-name="Courier" fo:font-size="8pt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color="#6666ff" style:font-name="Courier" fo:font-size="8pt" style:font-size-asian="8pt" style:font-size-complex="8pt"/>
    </style:style>
    <style:style style:name="P14" style:family="paragraph" style:parent-style-name="Table_20_Contents">
      <style:text-properties fo:color="#000000" style:font-name="Courier" fo:font-size="8pt" style:font-size-asian="8pt" style:font-size-complex="8pt"/>
    </style:style>
    <style:style style:name="P15" style:family="paragraph" style:parent-style-name="Table_20_Contents">
      <style:text-properties fo:color="#ce181e" style:font-name="Courier" fo:font-size="8pt" style:font-size-asian="8pt" style:font-size-complex="8pt"/>
    </style:style>
    <style:style style:name="P16" style:family="paragraph" style:parent-style-name="Table_20_Contents" style:list-style-name="L2">
      <style:text-properties style:font-name="Courier" fo:font-size="8pt" style:font-size-asian="8pt" style:font-size-complex="8pt"/>
    </style:style>
    <style:style style:name="P17" style:family="paragraph" style:parent-style-name="Table_20_Contents" style:list-style-name="L3">
      <style:text-properties style:font-name="Courier" fo:font-size="8pt" style:font-size-asian="8pt" style:font-size-complex="8pt"/>
    </style:style>
    <style:style style:name="P18" style:family="paragraph" style:parent-style-name="Table_20_Contents" style:list-style-name="L4">
      <style:text-properties style:font-name="Courier" fo:font-size="8pt" style:font-size-asian="8pt" style:font-size-complex="8pt"/>
    </style:style>
    <style:style style:name="P19" style:family="paragraph" style:parent-style-name="Standard" style:list-style-name="L1">
      <style:text-properties style:font-name="arial"/>
    </style:style>
    <style:style style:name="P20" style:family="paragraph" style:parent-style-name="Standard" style:list-style-name="L5">
      <style:paragraph-properties fo:text-align="justify" style:justify-single-word="false"/>
      <style:text-properties style:font-name="arial"/>
    </style:style>
    <style:style style:name="P21" style:family="paragraph" style:parent-style-name="Standard" style:master-page-name="Landscape">
      <style:paragraph-properties style:page-number="auto"/>
      <style:text-properties style:font-name="arial"/>
    </style:style>
    <style:style style:name="P22" style:family="paragraph" style:parent-style-name="Standard" style:master-page-name="Landscape">
      <style:paragraph-properties style:page-number="auto" fo:break-before="page"/>
      <style:text-properties style:font-name="arial"/>
    </style:style>
    <style:style style:name="P23" style:family="paragraph" style:parent-style-name="Standard" style:master-page-name="Landscape">
      <style:paragraph-properties style:page-number="auto" fo:break-before="page"/>
      <style:text-properties fo:color="#000000" style:font-name="arial"/>
    </style:style>
    <style:style style:name="P24" style:family="paragraph" style:parent-style-name="Standard" style:master-page-name="Landscape">
      <style:paragraph-properties style:page-number="auto" fo:break-before="pag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master-page-name="Landscape">
      <style:paragraph-properties style:page-number="auto" fo:break-before="page"/>
      <style:text-properties fo:color="#ce181e" style:font-name="arial"/>
    </style:style>
    <style:style style:name="T1" style:family="text">
      <style:text-properties fo:color="#ce181e"/>
    </style:style>
    <style:style style:name="T2" style:family="text">
      <style:text-properties fo:color="#ce181e" fo:background-color="transparent" loext:char-shading-value="0"/>
    </style:style>
    <style:style style:name="T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6666ff"/>
    </style:style>
    <style:style style:name="T7" style:family="text">
      <style:text-properties fo:color="#000000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use-window-font-color="tru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LL stub dei servizi SPCOOP: documentazione tecnica</text:p>
      <text:p text:style-name="P1"/>
      <text:p text:style-name="P1"><text:span text:style-name="T4">A</text:span><text:span text:style-name="T4">utore</text:span>: Vincenzo Di Lorenzo</text:p>
      <text:p text:style-name="P1"><text:span text:style-name="T4">D</text:span><text:span text:style-name="T4">ata</text:span>: 18 febbraio 2020</text:p>
      <text:p text:style-name="P1"><text:span text:style-name="T4">V</text:span><text:span text:style-name="T4">ersione</text:span>: 1.5 (Inseriti i servizi REST per l’invio degli SMS mediante TIM)</text:p>
      <text:p text:style-name="P1"/>
      <text:p text:style-name="P1"><text:span text:style-name="T4">Contenuto</text:span>:</text:p>
      <text:p text:style-name="P1">Il documento descrive gli stub dei web services esposti da ANPAL, in particolare dei servizi afferenti:</text:p>
      <text:list xml:id="list5647005955284099940" text:style-name="L1">
        <text:list-item>
          <text:p text:style-name="P19">“Flusso SAP” limitatamente alle operation</text:p>
          <text:list>
            <text:list-item>
              <text:p text:style-name="P19">richiestaSAP</text:p>
            </text:list-item>
            <text:list-item>
              <text:p text:style-name="P19">verificaEsistenzaSAP</text:p>
            </text:list-item>
            <text:list-item>
              <text:p text:style-name="P19">invioSAP</text:p>
            </text:list-item>
            <text:list-item>
              <text:p text:style-name="P19">richiestaSAP_N00_A02</text:p>
            </text:list-item>
          </text:list>
        </text:list-item>
        <text:list-item>
          <text:p text:style-name="P19">“Flusso Utenti-YG”</text:p>
        </text:list-item>
        <text:list-item>
          <text:p text:style-name="P19">“Flusso Stato-Adesione-YG”</text:p>
        </text:list-item>
        <text:list-item text:start-value="1">
          <text:p text:style-name="P19">“Flusso Profiling-YG”</text:p>
        </text:list-item>
      </text:list>
      <text:p text:style-name="P1"/>
      <text:p text:style-name="P1">Gli stub implementano gli stessi WSDL ministeriali ed applicano alcuni controlli previsti da ANPAL al fine di provare il codice sviluppato sul PLL nel modo più verosimile possibile.</text:p>
      <text:p text:style-name="P1">Gli stub leggono e scrivono su alcune tabelle di un database postgreSQL, in questo modo è possibile preparare delle opportune risposte in accordo al contenuto di tali tabelle.</text:p>
      <text:p text:style-name="P1">Laddove previsto gli stub implementano anche l’imposizione del “limite di invocazione”, nel 30% dei casi i servizi possono restituire un errore del tipo “X001 – Limite invocazioni raggiunto”.</text:p>
      <text:p text:style-name="P1"/>
      <text:p text:style-name="P1">Sono inoltre censiti due servizi REST necessari per la comunicazione con il layer di cooperazione in riferimento all’estrazione degli enti accreditati ed all’avanzamento delle politiche.</text:p>
      <text:p text:style-name="P1"/>
      <text:p text:style-name="P1">Infine sono descritti due servizi REST necessari per l’invio di SMS mediante TIM.</text:p>
      <text:p text:style-name="P1"/>
      <text:p text:style-name="P10"/>
      <text:p text:style-name="P3">Configurazione dell’ambiente</text:p>
      <text:p text:style-name="P1">server usato: SIL2 (13.95.83.10)</text:p>
      <text:p text:style-name="P1"/>
      <text:p text:style-name="P1">directory di installazione di SOAP-UI: /home/sil/SoapUI-5.3.0</text:p>
      <text:p text:style-name="P1"/>
      <text:p text:style-name="P1">directory contenente gli script shell: /usr/local/bin</text:p>
      <text:p text:style-name="P1">nomi degli script shell: </text:p>
      <text:p text:style-name="P1"><text:tab/>YG_SAP_mockservice.sh <text:tab/><text:tab/><text:tab/><text:tab/><text:tab/>(userà la porta 18080)</text:p>
      <text:p text:style-name="P1"><text:tab/>YG_ADESIONE_mockservice.sh<text:tab/><text:tab/><text:tab/><text:tab/>(userà la porta 18081)</text:p>
      <text:p text:style-name="P1"><text:tab/>YG_GET_STATO_ADESIONE_mockservice.sh<text:tab/>(userà la porta 18082)</text:p>
      <text:p text:style-name="P1"><text:tab/>YG_SET_STATO_ADESIONE_mockservice.sh<text:tab/>(userà la porta 18083)</text:p>
      <text:p text:style-name="P1"><text:tab/><text:span text:style-name="T9">YG_PROFILING_mockservice.sh<text:tab/><text:tab/><text:tab/>(userà la porta 18084)</text:span></text:p>
      <text:p text:style-name="P1"><text:span text:style-name="T9"><text:tab/></text:span><text:span text:style-name="T8">REST_ITLOGIX</text:span><text:span text:style-name="T8">_mockservice.sh<text:tab/><text:tab/><text:tab/><text:tab/>(userà la porta 1808</text:span><text:span text:style-name="T8">5</text:span><text:span text:style-name="T8">)</text:span></text:p>
      <text:p text:style-name="P1"><text:span text:style-name="T2"><text:tab/></text:span><text:span text:style-name="T2">REST_</text:span><text:span text:style-name="T2">SMS_TIM</text:span><text:span text:style-name="T2">_mockservice.sh<text:tab/><text:tab/><text:tab/>(userà la porta 1808</text:span><text:span text:style-name="T2">6</text:span><text:span text:style-name="T2">)</text:span></text:p>
      <text:p text:style-name="P1"/>
      <text:p text:style-name="P1">directory contenente i progetti SOAP-UI: /home/sil/soapuiprojects</text:p>
      <text:p text:style-name="P1">nomi dei progetti SOAP-UI:</text:p>
      <text:p text:style-name="P1"><text:tab/>TEST-YG-SAP-soapui-project.xml</text:p>
      <text:p text:style-name="P1"><text:tab/>TEST-YG-ADESIONE-soapui-project.xml</text:p>
      <text:p text:style-name="P1"><text:tab/>TEST-YG-GET-STATO-ADESIONE-soapui-project.xml</text:p>
      <text:p text:style-name="P1"><text:tab/>TEST-YG-SET-STATO-ADESIONE-soapui-project.xml</text:p>
      <text:p text:style-name="P1"><text:tab/><text:span text:style-name="T9">TEST-YG-PROFILING-soapui-project.xml</text:span></text:p>
      <text:p text:style-name="P1"><text:span text:style-name="T9"><text:tab/></text:span><text:span text:style-name="T10">TEST-REST-ITLOGIX-soapui-project.xml</text:span></text:p>
      <text:p text:style-name="P1"><text:span text:style-name="T10"><text:tab/>TEST-REST-</text:span><text:span text:style-name="T10">SMS-TIM</text:span><text:span text:style-name="T10">-soapui-project.xml</text:span></text:p>
      <text:p text:style-name="P1"/>
      <text:p text:style-name="P1">directory contenente i log prodotti dagli stub: /home/sil/soapuilogs</text:p>
      <text:p text:style-name="P1">nomi dei file di log:</text:p>
      <text:p text:style-name="P1"><text:tab/>YG_SAP_mockservice.log</text:p>
      <text:p text:style-name="P1"><text:tab/>YG_ADESIONE_mockservice.log</text:p>
      <text:p text:style-name="P1"><text:tab/>YG_GET_STATO_ADESIONE_mockservice.log</text:p>
      <text:p text:style-name="P1"><text:tab/>YG_SET_STATO_ADESIONE_mockservice.log</text:p>
      <text:p text:style-name="P1"><text:tab/><text:span text:style-name="T9">YG_PROFILING_moskservice.log</text:span></text:p>
      <text:p text:style-name="P1"><text:span text:style-name="T9"><text:tab/></text:span><text:span text:style-name="T10">REST_ITLOGIX</text:span><text:span text:style-name="T10">_mockservice.</text:span><text:span text:style-name="T10">log</text:span></text:p>
      <text:p text:style-name="P1"><text:span text:style-name="T10"><text:tab/></text:span><text:span text:style-name="T10">REST_</text:span><text:span text:style-name="T10">SMS_TIM</text:span><text:span text:style-name="T10">_mockservice.</text:span><text:span text:style-name="T10">log</text:span></text:p>
      <text:p text:style-name="P1"/>
      <text:p text:style-name="P1">database contenente le tabelle usate dagli stub:</text:p>
      <text:p text:style-name="P1"><text:tab/>server: PostgreSQL server 10 su SIL2</text:p>
      <text:p text:style-name="P1"><text:tab/>database: sil (accedere con sil/sil123)</text:p>
      <text:p text:style-name="P1"><text:tab/>schema: ws_stub</text:p>
      <text:p text:style-name="P1"><text:tab/>tabelle:</text:p>
      <text:p text:style-name="P1"><text:tab/><text:tab/>sap [identificativosap, risposta]</text:p>
      <text:p text:style-name="P1"><text:tab/><text:tab/>adesione_yg [codicefiscale, statoadesione, risposta]</text:p>
      <text:p text:style-name="P1"><text:tab/><text:tab/>did [codicefiscale, risposta]</text:p>
      <text:p text:style-name="P1"><text:tab/><text:tab/>profiling_yg [codicefiscale, risposta]</text:p>
      <text:p text:style-name="P1"><text:tab/><text:tab/>soggetti_accreditati [codice_identificativo, denominazione, misura, provincia,<text:line-break/><text:tab/><text:tab/><text:tab/><text:tab/><text:tab/> comune, tipologia, pagina,risposta]</text:p>
      <text:p text:style-name="P1"/>
      <text:p text:style-name="P1"><text:span text:style-name="T4">NOTA</text:span>:</text:p>
      <text:p text:style-name="P1">verificare che nei progetti SOAP-UI (lato server) siano correttamente impostati i riferimenti al database. Si trovano nei file xml dei vari progetti SOAP_UI, al termine di ciascun file si trova la sezione seguente:</text:p>
      <text:p text:style-name="P8"><text:soft-page-break/>...</text:p>
      <text:p text:style-name="P8">&lt;con:property&gt;&lt;con:name&gt;<text:span text:style-name="T1">dbhost</text:span>&lt;/con:name&gt;&lt;con:value&gt;<text:span text:style-name="T1">localhost</text:span>&lt;/con:value&gt;&lt;/con:property&gt; &lt;con:property&gt;&lt;con:name&gt;<text:span text:style-name="T1">dbname</text:span>&lt;/con:name&gt;&lt;con:value&gt;<text:span text:style-name="T1">sil</text:span>&lt;/con:value&gt;&lt;/con:property&gt; &lt;con:property&gt;&lt;con:name&gt;<text:span text:style-name="T1">dbusername</text:span>&lt;/con:name&gt;&lt;con:value&gt;<text:span text:style-name="T1">sil</text:span>&lt;/con:value&gt;&lt;/con:property&gt; &lt;con:property&gt;&lt;con:name&gt;<text:span text:style-name="T1">dbpassword</text:span>&lt;/con:name&gt;&lt;con:value&gt;<text:span text:style-name="T1">sil123</text:span>&lt;/con:value&gt;&lt;/con:property&gt; &lt;con:property&gt;&lt;con:name&gt;<text:span text:style-name="T1">dbport</text:span>&lt;/con:name&gt;&lt;con:value&gt;<text:span text:style-name="T1">5432</text:span>&lt;/con:value&gt;&lt;/con:property&gt;</text:p>
      <text:p text:style-name="P8">...</text:p>
      <text:p text:style-name="P4"/>
      <text:p text:style-name="P10"/>
      <text:p text:style-name="P1">Esempio di uno degli script shell:</text:p>
      <text:p text:style-name="P8">#!/bin/bash</text:p>
      <text:p text:style-name="P8">#/usr/local/bin/YG_SAP_mockservice.sh</text:p>
      <text:p text:style-name="P8">#</text:p>
      <text:p text:style-name="P8"/>
      <text:p text:style-name="P8">function d_start ( )</text:p>
      <text:p text:style-name="P8">{</text:p>
      <text:p text:style-name="P8"><text:s text:c="8"/>echo <text:s/>"YG-SAP mockservice: starting service (port:8082)"</text:p>
      <text:p text:style-name="P8"><text:s text:c="8"/>/home/sil/SoapUI-5.3.0/bin/mockservicerunner.sh -Djava.awt.headless=true -m "servizicoapWSSoapBinding MockService" "/home/sil/soapuiprojects/TEST-YG-SAP-soapui-project.xml" -p 18080 &gt;&gt; /home/sil/soapuilogs/YG_SAP_mockservice.log 2&gt;&amp;1 &amp;</text:p>
      <text:p text:style-name="P8"><text:s text:c="8"/>echo <text:s/>"YG-SAP mockservice: started"</text:p>
      <text:p text:style-name="P8">}</text:p>
      <text:p text:style-name="P8"/>
      <text:p text:style-name="P8">function d_stop ( )</text:p>
      <text:p text:style-name="P8">{</text:p>
      <text:p text:style-name="P8"><text:s text:c="8"/>echo <text:s/>"YG-SAP mockservice: stopping service"</text:p>
      <text:p text:style-name="P8"><text:s text:c="8"/>ps -ef | grep TEST-YG-SAP-soapui-project | grep -v grep | awk '{print $2}' | xargs kill</text:p>
      <text:p text:style-name="P8"><text:s text:c="8"/>echo <text:s/>"YG-SAP mockservice: service stopped"</text:p>
      <text:p text:style-name="P8"><text:s/>}</text:p>
      <text:p text:style-name="P8"/>
      <text:p text:style-name="P8">function d_status ( )</text:p>
      <text:p text:style-name="P8">{</text:p>
      <text:p text:style-name="P8"><text:s text:c="8"/>echo <text:s/>"YG-SAP mockservice: checking for process PID"</text:p>
      <text:p text:style-name="P8"><text:s text:c="8"/>PID=`ps -ef | grep TEST-YG-SAP-soapui-project | grep -v grep | awk '{print $2}'`</text:p>
      <text:p text:style-name="P8"><text:s text:c="8"/>if [[ "" != <text:s/>"$PID" ]]; then</text:p>
      <text:p text:style-name="P8"><text:s text:c="11"/>echo "Process PID is"</text:p>
      <text:p text:style-name="P8"><text:s text:c="11"/>echo "$PID"</text:p>
      <text:p text:style-name="P8"><text:s text:c="8"/>else</text:p>
      <text:p text:style-name="P8"><text:s text:c="11"/>echo "Process is not running"</text:p>
      <text:p text:style-name="P8"><text:s text:c="8"/>fi</text:p>
      <text:p text:style-name="P8">}</text:p>
      <text:p text:style-name="P8"/>
      <text:p text:style-name="P8"># Management instructions of the service</text:p>
      <text:p text:style-name="P8">case <text:s/>$1 <text:s/>in</text:p>
      <text:p text:style-name="P8"><text:s text:c="8"/>"start")</text:p>
      <text:p text:style-name="P8"><text:s text:c="16"/>d_start</text:p>
      <text:p text:style-name="P8"><text:s text:c="16"/>;;</text:p>
      <text:p text:style-name="P8"><text:s text:c="8"/>"stop")</text:p>
      <text:p text:style-name="P8"><text:s text:c="16"/>d_stop</text:p>
      <text:p text:style-name="P8"><text:s text:c="16"/>;;</text:p>
      <text:p text:style-name="P8"><text:s text:c="8"/>"reload")</text:p>
      <text:p text:style-name="P8"><text:s text:c="16"/>d_stop</text:p>
      <text:p text:style-name="P8"><text:s text:c="16"/>sleep <text:s/>1</text:p>
      <text:p text:style-name="P8"><text:s text:c="16"/>d_start</text:p>
      <text:p text:style-name="P8"><text:s text:c="16"/>;;</text:p>
      <text:p text:style-name="P8"><text:s text:c="8"/>"status")</text:p>
      <text:p text:style-name="P8"><text:s text:c="16"/>d_status</text:p>
      <text:p text:style-name="P8"><text:s text:c="16"/>;;</text:p>
      <text:p text:style-name="P8"><text:s text:c="8"/>* )</text:p>
      <text:p text:style-name="P8"><text:s text:c="8"/>echo <text:s/>"Usage: $0 {start | stop | reload | status}"</text:p>
      <text:p text:style-name="P8"><text:s text:c="8"/>exit <text:s/>1</text:p>
      <text:p text:style-name="P8"><text:s text:c="8"/>;;</text:p>
      <text:p text:style-name="P8">esac</text:p>
      <text:p text:style-name="P8"/>
      <text:p text:style-name="P8">exit <text:s/>0</text:p>
      <text:p text:style-name="P8"/>
      <text:p text:style-name="P1"/>
      <text:p text:style-name="P1">Gli altri tre sono analoghi.</text:p>
      <text:p text:style-name="P1">Lo script accetta in ingresso un parametro che indica l’azione da eseguire sul processo:</text:p>
      <text:p text:style-name="P1"><text:tab/>start<text:tab/><text:tab/>(avvia il processo corrispondente allo stub)</text:p>
      <text:p text:style-name="P1"><text:tab/>stop<text:tab/><text:tab/>(esegue il kill del processo)</text:p>
      <text:p text:style-name="P1"><text:tab/>reload<text:tab/><text:tab/>(esegue il kill e lo start)</text:p>
      <text:p text:style-name="P1"><text:tab/>status<text:tab/><text:tab/>(indica lo stato del processo)</text:p>
      <text:p text:style-name="P1">Gli script sono predisposti per essere collegati ad un servizio Systemd e perciò saranno in realtà eseguiti dall’utente root.</text:p>
      <text:p text:style-name="P1"/>
      <text:p text:style-name="P1"/>
      <text:p text:style-name="P1"/>
      <text:p text:style-name="P1">Configurazione dei servizi systemd</text:p>
      <text:p text:style-name="P1"><text:soft-page-break/></text:p>
      <text:p text:style-name="P8"/>
      <text:p text:style-name="P8">cd /etc/systemd/system/</text:p>
      <text:p text:style-name="P8"/>
      <text:p text:style-name="P8">------------------------------------- YG_SAP ---------------------------------------------</text:p>
      <text:p text:style-name="P8">-- creo il file:</text:p>
      <text:p text:style-name="P8">sudo vi ./yg_sap_stub.service</text:p>
      <text:p text:style-name="P8"><text:s/></text:p>
      <text:p text:style-name="P8">-- il file contiene:</text:p>
      <text:p text:style-name="P8">[Unit]</text:p>
      <text:p text:style-name="P8">Description = YG SAP daemon</text:p>
      <text:p text:style-name="P8">After network.target = auditd.service</text:p>
      <text:p text:style-name="P8"/>
      <text:p text:style-name="P8">[Service]</text:p>
      <text:p text:style-name="P8">Type = forking</text:p>
      <text:p text:style-name="P8">ExecStart = <text:s/>/usr/local/bin/YG_SAP_mockservice.sh start</text:p>
      <text:p text:style-name="P8">ExecStop = <text:s text:c="2"/>/usr/local/bin/YG_SAP_mockservice.sh stop</text:p>
      <text:p text:style-name="P8">ExecReload = /usr/local/bin/YG_SAP_mockservice.sh reload</text:p>
      <text:p text:style-name="P8"/>
      <text:p text:style-name="P8">[Install]</text:p>
      <text:p text:style-name="P8">WantedBy = multi-user.target</text:p>
      <text:p text:style-name="P8"/>
      <text:p text:style-name="P8"/>
      <text:p text:style-name="P8">------------------------------------- YG_ADESIONE ---------------------------------------------</text:p>
      <text:p text:style-name="P8">-- creo il file:</text:p>
      <text:p text:style-name="P8">sudo vi ./yg_adesione_stub.service</text:p>
      <text:p text:style-name="P8"/>
      <text:p text:style-name="P8">-- il file contiene:</text:p>
      <text:p text:style-name="P8">[Unit]</text:p>
      <text:p text:style-name="P8">Description = YG ADESIONE daemon</text:p>
      <text:p text:style-name="P8">After network.target = auditd.service</text:p>
      <text:p text:style-name="P8"/>
      <text:p text:style-name="P8">[Service]</text:p>
      <text:p text:style-name="P8">Type = forking</text:p>
      <text:p text:style-name="P8">ExecStart = <text:s/>/usr/local/bin/YG_ADESIONE_mockservice.sh start</text:p>
      <text:p text:style-name="P8">ExecStop = <text:s text:c="2"/>/usr/local/bin/YG_ADESIONE_mockservice.sh stop</text:p>
      <text:p text:style-name="P8">ExecReload = /usr/local/bin/YG_ADESIONE_mockservice.sh reload</text:p>
      <text:p text:style-name="P8"/>
      <text:p text:style-name="P8">[Install]</text:p>
      <text:p text:style-name="P8">WantedBy = multi-user.target</text:p>
      <text:p text:style-name="P8"/>
      <text:p text:style-name="P8"/>
      <text:p text:style-name="P8">---------------------------------- YG_GET_STATO_ADESIONE ---------------------------------------</text:p>
      <text:p text:style-name="P8">-- creo il file:</text:p>
      <text:p text:style-name="P8">sudo vi ./yg_get_stato_adesione_stub.service</text:p>
      <text:p text:style-name="P8"/>
      <text:p text:style-name="P8">-- il file contiene:</text:p>
      <text:p text:style-name="P8">[Unit]</text:p>
      <text:p text:style-name="P8">Description = YG GET STATO ADESIONE daemon</text:p>
      <text:p text:style-name="P8">After network.target = auditd.service</text:p>
      <text:p text:style-name="P8"/>
      <text:p text:style-name="P8">[Service]</text:p>
      <text:p text:style-name="P8">Type = forking</text:p>
      <text:p text:style-name="P8">ExecStart = <text:s/>/usr/local/bin/YG_GET_STATO_ADESIONE_mockservice.sh start</text:p>
      <text:p text:style-name="P8">ExecStop = <text:s text:c="2"/>/usr/local/bin/YG_GET_STATO_ADESIONE_mockservice.sh stop</text:p>
      <text:p text:style-name="P8">ExecReload = /usr/local/bin/YG_GET_STATO_ADESIONE_mockservice.sh reload</text:p>
      <text:p text:style-name="P8"/>
      <text:p text:style-name="P8">[Install]</text:p>
      <text:p text:style-name="P8">WantedBy = multi-user.target</text:p>
      <text:p text:style-name="P8"/>
      <text:p text:style-name="P8"/>
      <text:p text:style-name="P8">--------------------------------- YG_SET_STATO_ADESIONE ----------------------------------------</text:p>
      <text:p text:style-name="P8">-- creo il file:</text:p>
      <text:p text:style-name="P8">sudo vi ./yg_set_stato_adesione_stub.service</text:p>
      <text:p text:style-name="P8"/>
      <text:p text:style-name="P8">-- il file contiene:</text:p>
      <text:p text:style-name="P8">[Unit]</text:p>
      <text:p text:style-name="P8">Description = YG SET STATO ADESIONE daemon</text:p>
      <text:p text:style-name="P8">After network.target = auditd.service</text:p>
      <text:p text:style-name="P8"/>
      <text:p text:style-name="P8">[Service]</text:p>
      <text:p text:style-name="P8">Type = forking</text:p>
      <text:p text:style-name="P8">ExecStart = <text:s/>/usr/local/bin/YG_SET_STATO_ADESIONE_mockservice.sh start</text:p>
      <text:p text:style-name="P8">ExecStop = <text:s text:c="2"/>/usr/local/bin/YG_SET_STATO_ADESIONE_mockservice.sh stop</text:p>
      <text:p text:style-name="P8">ExecReload = /usr/local/bin/YG_SET_STATO_ADESIONE_mockservice.sh reload</text:p>
      <text:p text:style-name="P8"/>
      <text:p text:style-name="P8">[Install]</text:p>
      <text:p text:style-name="P8">WantedBy = multi-user.target</text:p>
      <text:p text:style-name="P8"/>
      <text:p text:style-name="P8"><text:soft-page-break/></text:p>
      <text:p text:style-name="P9">--------------------------------- YG_PROFILING ----------------------------------------</text:p>
      <text:p text:style-name="P9">-- creo il file:</text:p>
      <text:p text:style-name="P9">sudo vi ./yg_profiling_stub.service</text:p>
      <text:p text:style-name="P9"/>
      <text:p text:style-name="P9">-- il file contiene:</text:p>
      <text:p text:style-name="P9">[Unit]</text:p>
      <text:p text:style-name="P9">Description = YG PROFILING daemon</text:p>
      <text:p text:style-name="P9">After network.target = auditd.service</text:p>
      <text:p text:style-name="P9"/>
      <text:p text:style-name="P9">[Service]</text:p>
      <text:p text:style-name="P9">Type = forking</text:p>
      <text:p text:style-name="P9">ExecStart = <text:s/>/usr/local/bin/YG_PROFILING_mockservice.sh start</text:p>
      <text:p text:style-name="P9">ExecStop = <text:s text:c="2"/>/usr/local/bin/YG_PROFILING_mockservice.sh stop</text:p>
      <text:p text:style-name="P9">ExecReload = /usr/local/bin/YG_PROFILING_mockservice.sh reload</text:p>
      <text:p text:style-name="P9"/>
      <text:p text:style-name="P9">[Install]</text:p>
      <text:p text:style-name="P9">WantedBy = multi-user.target</text:p>
      <text:p text:style-name="P8"/>
      <text:p text:style-name="P8"/>
      <text:p text:style-name="P9">--------------------------------- REST_ITLOGIX ----------------------------------------</text:p>
      <text:p text:style-name="P9">-- creo il file:</text:p>
      <text:p text:style-name="P9">sudo vi ./rest_itlogix_stub.service</text:p>
      <text:p text:style-name="P9"/>
      <text:p text:style-name="P9">-- il file contiene:</text:p>
      <text:p text:style-name="P9">[Unit]</text:p>
      <text:p text:style-name="P9">Description = REST ITLOGIX daemon</text:p>
      <text:p text:style-name="P9">After network.target = auditd.service</text:p>
      <text:p text:style-name="P9"/>
      <text:p text:style-name="P9">[Service]</text:p>
      <text:p text:style-name="P9">Type = forking</text:p>
      <text:p text:style-name="P9">ExecStart = <text:s/>/usr/local/bin/REST_ITLOGIX_mockservice.sh start</text:p>
      <text:p text:style-name="P9">ExecStop = <text:s text:c="2"/>/usr/local/bin/REST_ITLOGIX_mockservice.sh stop</text:p>
      <text:p text:style-name="P9">ExecReload = /usr/local/bin/REST_ITLOGIX_mockservice.sh reload</text:p>
      <text:p text:style-name="P9"/>
      <text:p text:style-name="P9">[Install]</text:p>
      <text:p text:style-name="P9">WantedBy = multi-user.target</text:p>
      <text:p text:style-name="P8"/>
      <text:p text:style-name="P8"/>
      <text:p text:style-name="P9">--------------------------------- REST_SMS_TIM ----------------------------------------</text:p>
      <text:p text:style-name="P9">-- creo il file:</text:p>
      <text:p text:style-name="P9">sudo vi ./rest_sms_tim_stub.service</text:p>
      <text:p text:style-name="P9"/>
      <text:p text:style-name="P9">-- il file contiene:</text:p>
      <text:p text:style-name="P9">[Unit]</text:p>
      <text:p text:style-name="P9">Description = REST SMS TIM daemon</text:p>
      <text:p text:style-name="P9">After network.target = auditd.service</text:p>
      <text:p text:style-name="P9"/>
      <text:p text:style-name="P9">[Service]</text:p>
      <text:p text:style-name="P9">Type = forking</text:p>
      <text:p text:style-name="P9">ExecStart = <text:s/>/usr/local/bin/REST_SMS_TIM_mockservice.sh start</text:p>
      <text:p text:style-name="P9">ExecStop = <text:s text:c="2"/>/usr/local/bin/REST_SMS_TIM_mockservice.sh stop</text:p>
      <text:p text:style-name="P9">ExecReload = /usr/local/bin/REST_SMS_TIM_mockservice.sh reload</text:p>
      <text:p text:style-name="P9"/>
      <text:p text:style-name="P9">[Install]</text:p>
      <text:p text:style-name="P9">WantedBy = multi-user.target</text:p>
      <text:p text:style-name="P8"/>
      <text:p text:style-name="P8">--------------------------------- ricarico i servizi systemd --------------------------------------</text:p>
      <text:p text:style-name="P8">-------------------------------- avvio i servizi manualmente --------------------------------------</text:p>
      <text:p text:style-name="P8"/>
      <text:p text:style-name="P8">sudo systemctl daemon-reload</text:p>
      <text:p text:style-name="P8"/>
      <text:p text:style-name="P8">-- lista dei servizi:</text:p>
      <text:p text:style-name="P8">sudo systemctl list-unit-files --type=service</text:p>
      <text:p text:style-name="P8"/>
      <text:p text:style-name="P8">sudo systemctl start yg_sap_stub.service</text:p>
      <text:p text:style-name="P8"/>
      <text:p text:style-name="P8">sudo systemctl start yg_adesione_stub.service</text:p>
      <text:p text:style-name="P8"/>
      <text:p text:style-name="P8">sudo systemctl start yg_get_stato_adesione_stub.service</text:p>
      <text:p text:style-name="P8"/>
      <text:p text:style-name="P8">sudo systemctl start yg_set_stato_adesione_stub.service</text:p>
      <text:p text:style-name="P8"/>
      <text:p text:style-name="P9">sudo systemctl start yg_profiling_stub.service</text:p>
      <text:p text:style-name="P9"/>
      <text:p text:style-name="P9">sudo systemctl start rest_itlogix_stub.service</text:p>
      <text:p text:style-name="P8"/>
      <text:p text:style-name="P9">sudo systemctl start rest_sms_tim_stub.service</text:p>
      <text:p text:style-name="P8"/>
      <text:p text:style-name="P8">---------------------------- abilito i servizi YG allo startup -----------------------------------</text:p>
      <text:p text:style-name="P8"><text:soft-page-break/>sudo systemctl enable yg_sap_stub.service</text:p>
      <text:p text:style-name="P8"/>
      <text:p text:style-name="P8">sudo systemctl enable yg_adesione_stub.service</text:p>
      <text:p text:style-name="P8"/>
      <text:p text:style-name="P8">sudo systemctl enable yg_get_stato_adesione_stub.service</text:p>
      <text:p text:style-name="P8"/>
      <text:p text:style-name="P8">sudo systemctl enable yg_set_stato_adesione_stub.service</text:p>
      <text:p text:style-name="P8"/>
      <text:p text:style-name="P9">sudo systemctl enable yg_profiling_stub.service</text:p>
      <text:p text:style-name="P9"/>
      <text:p text:style-name="P9">sudo systemctl enable rest_itlogix_stub.service</text:p>
      <text:p text:style-name="P9"/>
      <text:p text:style-name="P9">sudo systemctl enable rest_sms_tim_stub.service</text:p>
      <text:p text:style-name="P8"/>
      <text:p text:style-name="P1"/>
      <text:p text:style-name="P1">La configurazione avvia automaticamente i servizi allo startup della macchina SIL2.</text:p>
      <text:p text:style-name="P1"/>
      <text:p text:style-name="P1"/>
      <text:p text:style-name="P10">Creazione delle tabelle usate dagli stub</text:p>
      <text:p text:style-name="P1"/>
      <text:p text:style-name="P8"/>
      <text:p text:style-name="P8">-- servizi SAP --------------------------------------------------------------------</text:p>
      <text:p text:style-name="P8"/>
      <text:p text:style-name="P8">CREATE TABLE ws_stub.sap</text:p>
      <text:p text:style-name="P8">(</text:p>
      <text:p text:style-name="P8"><text:s text:c="2"/>identificativosap character varying NOT NULL,</text:p>
      <text:p text:style-name="P8"><text:s text:c="2"/>risposta text</text:p>
      <text:p text:style-name="P8">)</text:p>
      <text:p text:style-name="P8">WITH (</text:p>
      <text:p text:style-name="P8"><text:s text:c="2"/>OIDS=FALSE</text:p>
      <text:p text:style-name="P8">);</text:p>
      <text:p text:style-name="P8"/>
      <text:p text:style-name="P8">ALTER TABLE ws_stub.sap</text:p>
      <text:p text:style-name="P8"><text:s text:c="2"/>OWNER TO sil;</text:p>
      <text:p text:style-name="P8"/>
      <text:p text:style-name="P8"/>
      <text:p text:style-name="P8">CREATE TABLE ws_stub.did</text:p>
      <text:p text:style-name="P8">(</text:p>
      <text:p text:style-name="P8"><text:s text:c="2"/>codicefiscale character varying NOT NULL,</text:p>
      <text:p text:style-name="P8"><text:s text:c="2"/>risposta text,</text:p>
      <text:p text:style-name="P8"><text:s text:c="2"/>CONSTRAINT did_pkey PRIMARY KEY (codicefiscale)</text:p>
      <text:p text:style-name="P8">)</text:p>
      <text:p text:style-name="P8">WITH (</text:p>
      <text:p text:style-name="P8"><text:s text:c="2"/>OIDS=FALSE</text:p>
      <text:p text:style-name="P8">);</text:p>
      <text:p text:style-name="P8"/>
      <text:p text:style-name="P8">ALTER TABLE ws_stub.did</text:p>
      <text:p text:style-name="P8"><text:s text:c="2"/>OWNER TO sil;</text:p>
      <text:p text:style-name="P8"/>
      <text:p text:style-name="P8"/>
      <text:p text:style-name="P8">-- insert di riferimento</text:p>
      <text:p text:style-name="P8">insert into ws_stub.sap values (</text:p>
      <text:p text:style-name="P8">'AA01711608H',</text:p>
      <text:p text:style-name="P8">'&lt;![CDATA[&lt;?xml version="1.0" encoding="utf-8"?&gt;</text:p>
      <text:p text:style-name="P8"><text:s text:c="8"/>&lt;lavoratore&gt;</text:p>
      <text:p text:style-name="P8"><text:s text:c="2"/>&lt;datiinvio&gt;</text:p>
      <text:p text:style-name="P8"><text:s text:c="4"/>&lt;dataultimoagg&gt;2018-12-14&lt;/dataultimoagg&gt;</text:p>
      <text:p text:style-name="P8"><text:tab/>&lt;identificativosap&gt;AA28868621H&lt;/identificativosap&gt;</text:p>
      <text:p text:style-name="P8"><text:s text:c="4"/>&lt;codiceentetit&gt;H501C000523&lt;/codiceentetit&gt;</text:p>
      <text:p text:style-name="P8"><text:s text:c="4"/>&lt;tipovariazione&gt;02&lt;/tipovariazione&gt;</text:p>
      <text:p text:style-name="P8"><text:s text:c="4"/>&lt;datadinascita&gt;2003-01-01&lt;/datadinascita&gt;</text:p>
      <text:p text:style-name="P8"><text:s text:c="2"/>&lt;/datiinvio&gt;</text:p>
      <text:p text:style-name="P8"><text:s text:c="2"/>&lt;datianagrafici&gt;</text:p>
      <text:p text:style-name="P8"><text:s text:c="4"/>&lt;datipersonali&gt;</text:p>
      <text:p text:style-name="P8"><text:s text:c="6"/>&lt;codicefiscale&gt;DLLSMN03A01H501E&lt;/codicefiscale&gt;</text:p>
      <text:p text:style-name="P8"><text:s text:c="6"/>&lt;cognome&gt;DELL&amp;apos;ORTO&lt;/cognome&gt;</text:p>
      <text:p text:style-name="P8"><text:s text:c="6"/>&lt;nome&gt;SIMONE&lt;/nome&gt;</text:p>
      <text:p text:style-name="P8"><text:s text:c="6"/>&lt;sesso&gt;M&lt;/sesso&gt;</text:p>
      <text:p text:style-name="P8"><text:s text:c="6"/>&lt;datanascita&gt;2003-01-01&lt;/datanascita&gt;</text:p>
      <text:p text:style-name="P8"><text:s text:c="6"/>&lt;codcomune&gt;H501&lt;/codcomune&gt;</text:p>
      <text:p text:style-name="P8"><text:s text:c="6"/>&lt;codcittadinanza&gt;000&lt;/codcittadinanza&gt;</text:p>
      <text:p text:style-name="P8"><text:s text:c="4"/>&lt;/datipersonali&gt;</text:p>
      <text:p text:style-name="P8"><text:s text:c="4"/>&lt;residenza&gt;</text:p>
      <text:p text:style-name="P8"><text:s text:c="6"/>&lt;codcomune&gt;H501&lt;/codcomune&gt;</text:p>
      <text:p text:style-name="P8"><text:s text:c="6"/>&lt;cap&gt;41100&lt;/cap&gt;</text:p>
      <text:p text:style-name="P8"><text:s text:c="6"/>&lt;indirizzo&gt;via Marconi, 46&lt;/indirizzo&gt;</text:p>
      <text:p text:style-name="P8"><text:s text:c="4"/>&lt;/residenza&gt;</text:p>
      <text:p text:style-name="P8"><text:s text:c="4"/>&lt;domicilio&gt;</text:p>
      <text:p text:style-name="P8"><text:s text:c="6"/>&lt;codcomune&gt;H501&lt;/codcomune&gt;</text:p>
      <text:p text:style-name="P8"><text:s text:c="6"/>&lt;cap&gt;41100&lt;/cap&gt;</text:p>
      <text:p text:style-name="P8"><text:s text:c="6"/>&lt;indirizzo&gt;via Marconi, 46&lt;/indirizzo&gt;</text:p>
      <text:p text:style-name="P8"><text:s text:c="4"/>&lt;/domicilio&gt;</text:p>
      <text:p text:style-name="P8"><text:s text:c="4"/>&lt;recapiti&gt;</text:p>
      <text:p text:style-name="P8"><text:s text:c="6"/>&lt;telefono&gt;0000000000&lt;/telefono&gt;</text:p>
      <text:p text:style-name="P8"><text:s text:c="4"/>&lt;/recapiti&gt;</text:p>
      <text:p text:style-name="P8"><text:s text:c="2"/>&lt;/datianagrafici&gt;</text:p>
      <text:p text:style-name="P8"><text:s text:c="2"/>&lt;datiamministrativi&gt;</text:p>
      <text:p text:style-name="P8"><text:s text:c="4"/>&lt;statoinanagrafe&gt;</text:p>
      <text:p text:style-name="P8"><text:s text:c="6"/>&lt;codstatooccupazionale&gt;IN&lt;/codstatooccupazionale&gt;</text:p>
      <text:p text:style-name="P8"><text:s text:c="6"/>&lt;anzianita&gt;7&lt;/anzianita&gt;</text:p>
      <text:p text:style-name="P8"><text:s text:c="6"/>&lt;disponibilita&gt;2018-05-07&lt;/disponibilita&gt;</text:p>
      <text:p text:style-name="P8"><text:s text:c="4"/>&lt;/statoinanagrafe&gt;</text:p>
      <text:p text:style-name="P8"><text:s text:c="4"/>&lt;periodidisoccupazione&gt;</text:p>
      <text:p text:style-name="P8"><text:s text:c="6"/>&lt;dataingresso&gt;2018-05-07&lt;/dataingresso&gt;</text:p>
      <text:p text:style-name="P8"><text:s text:c="6"/>&lt;tipoingresso&gt;D&lt;/tipoingresso&gt;</text:p>
      <text:p text:style-name="P8"><text:s text:c="4"/>&lt;/periodidisoccupazione&gt;</text:p>
      <text:p text:style-name="P8"><text:s text:c="2"/>&lt;/datiamministrativi&gt;</text:p>
      <text:p text:style-name="P8"><text:soft-page-break/><text:s text:c="2"/>&lt;allegato/&gt;</text:p>
      <text:p text:style-name="P8"><text:s text:c="2"/>&lt;politiche_attive_lst&gt;</text:p>
      <text:p text:style-name="P8"><text:tab/><text:tab/>&lt;politiche_attive&gt;</text:p>
      <text:p text:style-name="P8"><text:tab/><text:tab/><text:tab/>&lt;tipo_attivita&gt;C07&lt;/tipo_attivita&gt;</text:p>
      <text:p text:style-name="P8"><text:tab/><text:tab/><text:tab/>&lt;titolo_denominazione&gt;FORMAZIONE NON GENERALISTA MIRATA ALL&amp;apos;INSERIMENTO LAVORATIVO&lt;/titolo_denominazione&gt;</text:p>
      <text:p text:style-name="P8"><text:tab/><text:tab/><text:tab/>&lt;data_proposta&gt;2018-02-16&lt;/data_proposta&gt;</text:p>
      <text:p text:style-name="P8"><text:tab/><text:tab/><text:tab/>&lt;data&gt;2018-03-01&lt;/data&gt;</text:p>
      <text:p text:style-name="P8"><text:tab/><text:tab/><text:tab/>&lt;data_fine&gt;2018-06-30&lt;/data_fine&gt;</text:p>
      <text:p text:style-name="P8"><text:tab/><text:tab/><text:tab/>&lt;durata&gt;2&lt;/durata&gt;</text:p>
      <text:p text:style-name="P8"><text:tab/><text:tab/><text:tab/>&lt;tipologia_durata&gt;G&lt;/tipologia_durata&gt;</text:p>
      <text:p text:style-name="P8"><text:tab/><text:tab/><text:tab/>&lt;descrizione&gt;Progetto di politica attiva regionale/provinciale (Parma)&lt;/descrizione&gt;</text:p>
      <text:p text:style-name="P8"><text:tab/><text:tab/><text:tab/>&lt;titolo_progetto&gt;01&lt;/titolo_progetto&gt;</text:p>
      <text:p text:style-name="P8"><text:tab/><text:tab/><text:tab/>&lt;codice_ente_promotore&gt;G337C000409&lt;/codice_ente_promotore&gt;</text:p>
      <text:p text:style-name="P8"><text:tab/><text:tab/><text:tab/>&lt;identificativo_politica&gt;0620080048E&lt;/identificativo_politica&gt;</text:p>
      <text:p text:style-name="P8"><text:tab/><text:tab/><text:tab/>&lt;indice_profiling&gt;0.79&lt;/indice_profiling&gt;</text:p>
      <text:p text:style-name="P8"><text:tab/><text:tab/><text:tab/>&lt;ultimo_evento&gt;</text:p>
      <text:p text:style-name="P8"><text:tab/><text:tab/><text:tab/><text:tab/>&lt;evento&gt;10&lt;/evento&gt;</text:p>
      <text:p text:style-name="P8"><text:tab/><text:tab/><text:tab/><text:tab/>&lt;data_evento&gt;2018-06-30&lt;/data_evento&gt;</text:p>
      <text:p text:style-name="P8"><text:tab/><text:tab/><text:tab/>&lt;/ultimo_evento&gt;</text:p>
      <text:p text:style-name="P8"><text:tab/><text:tab/>&lt;/politiche_attive&gt;</text:p>
      <text:p text:style-name="P8"><text:tab/><text:tab/>&lt;politiche_attive&gt;</text:p>
      <text:p text:style-name="P8"><text:tab/><text:tab/><text:tab/>&lt;tipo_attivita&gt;C05&lt;/tipo_attivita&gt;</text:p>
      <text:p text:style-name="P8"><text:tab/><text:tab/><text:tab/>&lt;titolo_denominazione&gt;FORMAZIONE PER ACQUISIZIONE QUALIFICA&lt;/titolo_denominazione&gt;</text:p>
      <text:p text:style-name="P8"><text:tab/><text:tab/><text:tab/>&lt;data_proposta&gt;2018-06-01&lt;/data_proposta&gt;</text:p>
      <text:p text:style-name="P8"><text:tab/><text:tab/><text:tab/>&lt;data&gt;2018-06-01&lt;/data&gt;</text:p>
      <text:p text:style-name="P8"><text:tab/><text:tab/><text:tab/>&lt;data_fine&gt;2018-09-30&lt;/data_fine&gt;</text:p>
      <text:p text:style-name="P8"><text:tab/><text:tab/><text:tab/>&lt;durata&gt;4&lt;/durata&gt;</text:p>
      <text:p text:style-name="P8"><text:tab/><text:tab/><text:tab/>&lt;tipologia_durata&gt;M&lt;/tipologia_durata&gt;</text:p>
      <text:p text:style-name="P8"><text:tab/><text:tab/><text:tab/>&lt;descrizione&gt;AGENZIA DEI CUOCHI S.R.L. (Ente Bologna)&lt;/descrizione&gt;</text:p>
      <text:p text:style-name="P8"><text:tab/><text:tab/><text:tab/>&lt;titolo_progetto&gt;02&lt;/titolo_progetto&gt;</text:p>
      <text:p text:style-name="P8"><text:tab/><text:tab/><text:tab/>&lt;codice_ente_promotore&gt;A944S003140&lt;/codice_ente_promotore&gt;</text:p>
      <text:p text:style-name="P8"><text:tab/><text:tab/>&lt;/politiche_attive&gt;</text:p>
      <text:p text:style-name="P8"><text:tab/><text:tab/>&lt;politiche_attive&gt;</text:p>
      <text:p text:style-name="P8"><text:tab/><text:tab/><text:tab/>&lt;tipo_attivita&gt;C05&lt;/tipo_attivita&gt;</text:p>
      <text:p text:style-name="P8"><text:tab/><text:tab/><text:tab/>&lt;titolo_denominazione&gt;FORMAZIONE PER ACQUISIZIONE QUALIFICA&lt;/titolo_denominazione&gt;</text:p>
      <text:p text:style-name="P8"><text:tab/><text:tab/><text:tab/>&lt;data_proposta&gt;2018-06-01&lt;/data_proposta&gt;</text:p>
      <text:p text:style-name="P8"><text:tab/><text:tab/><text:tab/>&lt;data&gt;2018-06-01&lt;/data&gt;</text:p>
      <text:p text:style-name="P8"><text:tab/><text:tab/><text:tab/>&lt;data_fine&gt;2018-09-30&lt;/data_fine&gt;</text:p>
      <text:p text:style-name="P8"><text:tab/><text:tab/><text:tab/>&lt;durata&gt;4&lt;/durata&gt;</text:p>
      <text:p text:style-name="P8"><text:tab/><text:tab/><text:tab/>&lt;tipologia_durata&gt;M&lt;/tipologia_durata&gt;</text:p>
      <text:p text:style-name="P8"><text:tab/><text:tab/><text:tab/>&lt;descrizione&gt;CIFAP (Centro Inter.le Formazione Addestramento Professionale) (Ente RC)&lt;/descrizione&gt;</text:p>
      <text:p text:style-name="P8"><text:tab/><text:tab/><text:tab/>&lt;titolo_progetto&gt;02&lt;/titolo_progetto&gt;</text:p>
      <text:p text:style-name="P8"><text:tab/><text:tab/><text:tab/>&lt;codice_ente_promotore&gt;H224S015591&lt;/codice_ente_promotore&gt;</text:p>
      <text:p text:style-name="P8"><text:tab/><text:tab/>&lt;/politiche_attive&gt;</text:p>
      <text:p text:style-name="P8"><text:tab/><text:tab/>&lt;politiche_attive&gt;</text:p>
      <text:p text:style-name="P8"><text:tab/><text:tab/><text:tab/>&lt;tipo_attivita&gt;A02&lt;/tipo_attivita&gt;</text:p>
      <text:p text:style-name="P8"><text:tab/><text:tab/><text:tab/>&lt;titolo_denominazione&gt;STEFY&lt;/titolo_denominazione&gt;</text:p>
      <text:p text:style-name="P8"><text:tab/><text:tab/><text:tab/>&lt;data_proposta&gt;2010-06-01&lt;/data_proposta&gt;</text:p>
      <text:p text:style-name="P8"><text:tab/><text:tab/><text:tab/>&lt;data&gt;2010-06-01&lt;/data&gt;</text:p>
      <text:p text:style-name="P8"><text:tab/><text:tab/><text:tab/>&lt;data_fine&gt;2010-09-30&lt;/data_fine&gt;</text:p>
      <text:p text:style-name="P8"><text:tab/><text:tab/><text:tab/>&lt;durata&gt;4&lt;/durata&gt;</text:p>
      <text:p text:style-name="P8"><text:tab/><text:tab/><text:tab/>&lt;tipologia_durata&gt;M&lt;/tipologia_durata&gt;</text:p>
      <text:p text:style-name="P8"><text:tab/><text:tab/><text:tab/>&lt;descrizione&gt;STEFY NON ESISTE&lt;/descrizione&gt;</text:p>
      <text:p text:style-name="P8"><text:tab/><text:tab/><text:tab/>&lt;titolo_progetto&gt;02&lt;/titolo_progetto&gt;</text:p>
      <text:p text:style-name="P8"><text:tab/><text:tab/><text:tab/>&lt;codice_ente_promotore&gt;00000000000&lt;/codice_ente_promotore&gt;</text:p>
      <text:p text:style-name="P8"><text:tab/><text:tab/>&lt;/politiche_attive&gt;</text:p>
      <text:p text:style-name="P8"><text:tab/>&lt;/politiche_attive_lst&gt;</text:p>
      <text:p text:style-name="P8">&lt;/lavoratore&gt;]]&gt;'</text:p>
      <text:p text:style-name="P8">);</text:p>
      <text:p text:style-name="P8"/>
      <text:p text:style-name="P8"/>
      <text:p text:style-name="P8">-- insert di riferimento</text:p>
      <text:p text:style-name="P8">insert into ws_stub.did values (</text:p>
      <text:p text:style-name="P8">'GRGGNN98L01H199A',</text:p>
      <text:p text:style-name="P8">'&lt;![CDATA[&lt;ListaDID&gt;</text:p>
      <text:p text:style-name="P8"><text:tab/>&lt;codicefiscale&gt;GRGGNN98L01H199A&lt;/codicefiscale&gt;</text:p>
      <text:p text:style-name="P8"><text:tab/>&lt;codiceentetit&gt;H501C000523&lt;/codiceentetit&gt;</text:p>
      <text:p text:style-name="P8"><text:tab/>&lt;dataultimoagg&gt;2018-09-21&lt;/dataultimoagg&gt;</text:p>
      <text:p text:style-name="P8"><text:tab/>&lt;indiceprofiling&gt;0.644371661&lt;/indiceprofiling&gt;</text:p>
      <text:p text:style-name="P8"><text:tab/>&lt;dataevento&gt;2018-04-05&lt;/dataevento&gt;</text:p>
      <text:p text:style-name="P8"><text:tab/>&lt;disponibilita&gt;2018-04-05&lt;/disponibilita&gt;</text:p>
      <text:p text:style-name="P8"><text:tab/>&lt;N00&gt;</text:p>
      <text:p text:style-name="P8"><text:tab/><text:tab/>&lt;tipo_attivita&gt;N00&lt;/tipo_attivita&gt;</text:p>
      <text:p text:style-name="P8"><text:tab/><text:tab/>&lt;titolo_denominazione&gt;0000010800G&lt;/titolo_denominazione&gt;</text:p>
      <text:p text:style-name="P8"><text:tab/><text:tab/>&lt;data_proposta&gt;2018-04-05&lt;/data_proposta&gt;</text:p>
      <text:p text:style-name="P8"><text:soft-page-break/><text:tab/><text:tab/>&lt;data&gt;2018-04-05&lt;/data&gt;</text:p>
      <text:p text:style-name="P8"><text:tab/><text:tab/>&lt;data_fine&gt;2018-04-05&lt;/data_fine&gt;</text:p>
      <text:p text:style-name="P8"><text:tab/><text:tab/>&lt;descrizione&gt;Convalida DID Online&lt;/descrizione&gt;</text:p>
      <text:p text:style-name="P8"><text:tab/><text:tab/>&lt;titolo_progetto&gt;05&lt;/titolo_progetto&gt;</text:p>
      <text:p text:style-name="P8"><text:tab/><text:tab/>&lt;codice_ente_promotore&gt;H501N000001&lt;/codice_ente_promotore&gt;</text:p>
      <text:p text:style-name="P8"><text:tab/><text:tab/>&lt;identificativo_politica&gt;0000010800G&lt;/identificativo_politica&gt;</text:p>
      <text:p text:style-name="P8"><text:tab/><text:tab/>&lt;indice_profiling&gt;0.644371661&lt;/indice_profiling&gt;</text:p>
      <text:p text:style-name="P8"><text:tab/><text:tab/>&lt;identificativo_presa_in_carico&gt;0670018e72E&lt;/identificativo_presa_in_carico&gt;</text:p>
      <text:p text:style-name="P8"><text:tab/><text:tab/>&lt;ultimo_evento&gt;</text:p>
      <text:p text:style-name="P8"><text:tab/><text:tab/><text:tab/>&lt;evento&gt;02&lt;/evento&gt;</text:p>
      <text:p text:style-name="P8"><text:tab/><text:tab/><text:tab/>&lt;data_evento&gt;2018-04-05&lt;/data_evento&gt;</text:p>
      <text:p text:style-name="P8"><text:tab/><text:tab/>&lt;/ultimo_evento&gt;</text:p>
      <text:p text:style-name="P8"><text:tab/>&lt;/N00&gt;</text:p>
      <text:p text:style-name="P8"><text:tab/>&lt;A02&gt;</text:p>
      <text:p text:style-name="P8"><text:tab/><text:tab/>&lt;tipo_attivita&gt;A02&lt;/tipo_attivita&gt;</text:p>
      <text:p text:style-name="P8"><text:tab/><text:tab/>&lt;titolo_denominazione&gt;PATTO DI ATTIVAZIONE ED EVENTUALE PROFILING&lt;/titolo_denominazione&gt;</text:p>
      <text:p text:style-name="P8"><text:tab/><text:tab/>&lt;data_proposta&gt;2018-04-05&lt;/data_proposta&gt;</text:p>
      <text:p text:style-name="P8"><text:tab/><text:tab/>&lt;data&gt;2018-04-05&lt;/data&gt;</text:p>
      <text:p text:style-name="P8"><text:tab/><text:tab/>&lt;data_fine&gt;2018-04-05&lt;/data_fine&gt;</text:p>
      <text:p text:style-name="P8"><text:tab/><text:tab/>&lt;descrizione&gt;Progetto di politica attiva regionale/provinciale&lt;/descrizione&gt;</text:p>
      <text:p text:style-name="P8"><text:tab/><text:tab/>&lt;titolo_progetto&gt;05&lt;/titolo_progetto&gt;</text:p>
      <text:p text:style-name="P8"><text:tab/><text:tab/>&lt;codice_ente_promotore&gt;F257C000424&lt;/codice_ente_promotore&gt;</text:p>
      <text:p text:style-name="P8"><text:tab/><text:tab/>&lt;identificativo_politica&gt;0670018e72E&lt;/identificativo_politica&gt;</text:p>
      <text:p text:style-name="P8"><text:tab/><text:tab/>&lt;indice_profiling&gt;2&lt;/indice_profiling&gt;</text:p>
      <text:p text:style-name="P8"><text:tab/><text:tab/>&lt;ultimo_evento&gt;</text:p>
      <text:p text:style-name="P8"><text:tab/><text:tab/><text:tab/>&lt;evento&gt;02&lt;/evento&gt;</text:p>
      <text:p text:style-name="P8"><text:tab/><text:tab/><text:tab/>&lt;data_evento&gt;2018-04-05&lt;/data_evento&gt;</text:p>
      <text:p text:style-name="P8"><text:tab/><text:tab/>&lt;/ultimo_evento&gt;</text:p>
      <text:p text:style-name="P8"><text:tab/>&lt;/A02&gt;</text:p>
      <text:p text:style-name="P8">&lt;/ListaDID&gt;]]&gt;');</text:p>
      <text:p text:style-name="P8"/>
      <text:p text:style-name="P8"/>
      <text:p text:style-name="P8">-- servizi YG adesione --------------------------------------------------------------------</text:p>
      <text:p text:style-name="P8"/>
      <text:p text:style-name="P8">CREATE TABLE ws_stub.adesione_yg</text:p>
      <text:p text:style-name="P8">(</text:p>
      <text:p text:style-name="P8"><text:s text:c="2"/>codicefiscale character varying NOT NULL,</text:p>
      <text:p text:style-name="P8"><text:s text:c="2"/>statoadesione character varying NOT NULL,</text:p>
      <text:p text:style-name="P8"><text:s text:c="2"/>risposta text,</text:p>
      <text:p text:style-name="P8"><text:s text:c="2"/>CONSTRAINT adesione_yg_pkey PRIMARY KEY (codicefiscale)</text:p>
      <text:p text:style-name="P8">)</text:p>
      <text:p text:style-name="P8">WITH (</text:p>
      <text:p text:style-name="P8"><text:s text:c="2"/>OIDS=FALSE</text:p>
      <text:p text:style-name="P8">);</text:p>
      <text:p text:style-name="P8"/>
      <text:p text:style-name="P8">ALTER TABLE ws_stub.adesione_yg</text:p>
      <text:p text:style-name="P8"><text:s text:c="2"/>OWNER TO sil;</text:p>
      <text:p text:style-name="P8"/>
      <text:p text:style-name="P8"/>
      <text:p text:style-name="P8">-- insert di riferimento</text:p>
      <text:p text:style-name="P8">insert into ws_stub.adesione_yg values (</text:p>
      <text:p text:style-name="P8">'TSTGCM96D28H199F',</text:p>
      <text:p text:style-name="P8">'A',</text:p>
      <text:p text:style-name="P8">'&lt;![CDATA[&lt;?xml version="1.0" encoding="UTF-8" standalone="yes"?&gt;</text:p>
      <text:p text:style-name="P8">&lt;sezione0&gt;</text:p>
      <text:p text:style-name="P8"><text:s text:c="4"/>&lt;utente&gt;</text:p>
      <text:p text:style-name="P8"><text:s text:c="8"/>&lt;CodiceFiscale&gt;TSTGCM96D28H199F&lt;/CodiceFiscale&gt;</text:p>
      <text:p text:style-name="P8"><text:s text:c="8"/>&lt;dataadesione&gt;2014-11-21&lt;/dataadesione&gt;</text:p>
      <text:p text:style-name="P8"><text:s text:c="8"/>&lt;IdentificativoSap&gt;AA02096552D&lt;/IdentificativoSap&gt;</text:p>
      <text:p text:style-name="P8"><text:s text:c="8"/>&lt;Regione&gt;08&lt;/Regione&gt;</text:p>
      <text:p text:style-name="P8"><text:s text:c="4"/>&lt;/utente&gt;</text:p>
      <text:p text:style-name="P8">&lt;/sezione0&gt;</text:p>
      <text:p text:style-name="P8">]]&gt;');</text:p>
      <text:p text:style-name="P8"/>
      <text:p text:style-name="P8"/>
      <text:p text:style-name="P9">CREATE TABLE ws_stub.profiling_yg</text:p>
      <text:p text:style-name="P9">(</text:p>
      <text:p text:style-name="P9"><text:s text:c="2"/>codicefiscale character varying NOT NULL,</text:p>
      <text:p text:style-name="P9"><text:s text:c="2"/>risposta_insert text,</text:p>
      <text:p text:style-name="P9"><text:s text:c="2"/>risposta_select text,</text:p>
      <text:p text:style-name="P9"><text:s text:c="2"/>CONSTRAINT profiling_yg_pkey PRIMARY KEY (codicefiscale)</text:p>
      <text:p text:style-name="P9">)</text:p>
      <text:p text:style-name="P9">WITH (</text:p>
      <text:p text:style-name="P9"><text:s text:c="2"/>OIDS=FALSE</text:p>
      <text:p text:style-name="P9">);</text:p>
      <text:p text:style-name="P9"/>
      <text:p text:style-name="P9">ALTER TABLE ws_stub.profiling_yg</text:p>
      <text:p text:style-name="P9"><text:s text:c="2"/>OWNER TO sil;</text:p>
      <text:p text:style-name="P9"/>
      <text:p text:style-name="P9"><text:soft-page-break/>insert into ws_stub.profiling_yg</text:p>
      <text:p text:style-name="P9">values ('DLRVCN69S20F839W',</text:p>
      <text:p text:style-name="P9">' <text:s text:c="11"/>&lt;ns0:cf&gt;DLRVCN69S20F839W&lt;/ns0:cf&gt;</text:p>
      <text:p text:style-name="P9"><text:s text:c="12"/>&lt;ns0:codProv&gt;058&lt;/ns0:codProv&gt;</text:p>
      <text:p text:style-name="P9"><text:s text:c="12"/>&lt;ns0:dataInserimento&gt;2019-03-26T12:45:00.000+02:00&lt;/ns0:dataInserimento&gt;</text:p>
      <text:p text:style-name="P9"><text:s text:c="12"/>&lt;ns0:presenzaIt&gt;A01&lt;/ns0:presenzaIt&gt;</text:p>
      <text:p text:style-name="P9"><text:s text:c="12"/>&lt;ns0:occupazAp&gt;A03&lt;/ns0:occupazAp&gt;</text:p>
      <text:p text:style-name="P9"><text:s text:c="12"/>&lt;ns0:titoloStudio&gt;40102004&lt;/ns0:titoloStudio&gt;</text:p>
      <text:p text:style-name="P9"><text:s text:c="12"/>&lt;ns0:codGenere&gt;M&lt;/ns0:codGenere&gt;</text:p>
      <text:p text:style-name="P9"><text:s text:c="12"/>&lt;ns0:eta&gt;28&lt;/ns0:eta&gt;</text:p>
      <text:p text:style-name="P9"><text:s text:c="12"/>&lt;ns0:indice&gt;1&lt;/ns0:indice&gt;</text:p>
      <text:p text:style-name="P9"><text:s text:c="12"/>&lt;ns0:desIndice&gt;Indice 1 Basso&lt;/ns0:desIndice&gt;</text:p>
      <text:p text:style-name="P9"><text:s text:c="12"/>&lt;ns0:indice2&gt;3&lt;/ns0:indice2&gt;</text:p>
      <text:p text:style-name="P9"><text:s text:c="12"/>&lt;ns0:desIndice2&gt;Indice2 3 Medio-Alto&lt;/ns0:desIndice2&gt;</text:p>
      <text:p text:style-name="P9"><text:s text:c="12"/>&lt;ns0:esito&gt;E01&lt;/ns0:esito&gt;',</text:p>
      <text:p text:style-name="P9">' <text:s text:c="11"/>&lt;ns0:cf&gt;DLRVCN69S20F839W&lt;/ns0:cf&gt;</text:p>
      <text:p text:style-name="P9"><text:s text:c="12"/>&lt;ns0:codProv&gt;058&lt;/ns0:codProv&gt;</text:p>
      <text:p text:style-name="P9"><text:s text:c="12"/>&lt;ns0:dataInserimento&gt;2018-10-16T16:26:18.000+02:00&lt;/ns0:dataInserimento&gt;</text:p>
      <text:p text:style-name="P9"><text:s text:c="12"/>&lt;ns0:presenzaIt&gt;A01&lt;/ns0:presenzaIt&gt;</text:p>
      <text:p text:style-name="P9"><text:s text:c="12"/>&lt;ns0:occupazAp&gt;A03&lt;/ns0:occupazAp&gt;</text:p>
      <text:p text:style-name="P9"><text:s text:c="12"/>&lt;ns0:titoloStudio&gt;40102004&lt;/ns0:titoloStudio&gt;</text:p>
      <text:p text:style-name="P9"><text:s text:c="12"/>&lt;ns0:codGenere&gt;M&lt;/ns0:codGenere&gt;</text:p>
      <text:p text:style-name="P9"><text:s text:c="12"/>&lt;ns0:eta&gt;20&lt;/ns0:eta&gt;</text:p>
      <text:p text:style-name="P9"><text:s text:c="12"/>&lt;ns0:indice&gt;1&lt;/ns0:indice&gt;</text:p>
      <text:p text:style-name="P9"><text:s text:c="12"/>&lt;ns0:desIndice&gt;Indice 1 Basso&lt;/ns0:desIndice&gt;</text:p>
      <text:p text:style-name="P9"><text:s text:c="12"/>&lt;ns0:indice2&gt;3&lt;/ns0:indice2&gt;</text:p>
      <text:p text:style-name="P9"><text:s text:c="12"/>&lt;ns0:desIndice2&gt;Indice2 3 Medio-Alto&lt;/ns0:desIndice2&gt;</text:p>
      <text:p text:style-name="P9"><text:s text:c="12"/>&lt;ns0:esito&gt;E01&lt;/ns0:esito&gt;'</text:p>
      <text:p text:style-name="P9">);</text:p>
      <text:p text:style-name="P9"/>
      <text:p text:style-name="P9">-- servizi soggettiAccreditati del layer di cooperazione ---------------------------------</text:p>
      <text:p text:style-name="P9">CREATE TABLE ws_stub.soggetti_accreditati</text:p>
      <text:p text:style-name="P9">(</text:p>
      <text:p text:style-name="P9"><text:s text:c="2"/>codice_identificativo character varying,</text:p>
      <text:p text:style-name="P9"><text:s text:c="2"/>denominazione character varying,</text:p>
      <text:p text:style-name="P9"><text:s text:c="2"/>misura character varying,</text:p>
      <text:p text:style-name="P9"><text:s text:c="2"/>provincia character varying,</text:p>
      <text:p text:style-name="P9"><text:s text:c="2"/>comune character varying,</text:p>
      <text:p text:style-name="P9"><text:s text:c="2"/>tipologia character varying,</text:p>
      <text:p text:style-name="P9"><text:s text:c="2"/>pagina character varying,</text:p>
      <text:p text:style-name="P9"><text:s text:c="2"/>risposta text</text:p>
      <text:p text:style-name="P9">)</text:p>
      <text:p text:style-name="P9">WITH (</text:p>
      <text:p text:style-name="P9"><text:s text:c="2"/>OIDS=FALSE</text:p>
      <text:p text:style-name="P9">);</text:p>
      <text:p text:style-name="P9"/>
      <text:p text:style-name="P9">ALTER TABLE ws_stub.soggetti_accreditati</text:p>
      <text:p text:style-name="P9"><text:s text:c="2"/>OWNER TO sil;</text:p>
      <text:p text:style-name="P9"/>
      <text:p text:style-name="P9"/>
      <text:p text:style-name="P9">insert into ws_stub.soggetti_accreditati values (</text:p>
      <text:p text:style-name="P9">'H501C001019',</text:p>
      <text:p text:style-name="P9">'CPI ROMA OSTIA',</text:p>
      <text:p text:style-name="P9">'YG-A03,YG-A06,YG-B04,YG-B05,YG-B08',</text:p>
      <text:p text:style-name="P9">'RM',</text:p>
      <text:p text:style-name="P9">'H501',</text:p>
      <text:p text:style-name="P9">'CPI',</text:p>
      <text:p text:style-name="P9">'1',</text:p>
      <text:p text:style-name="P9">'{</text:p>
      <text:p text:style-name="P9">"record_totali": 1,</text:p>
      <text:p text:style-name="P9">"pagina_corrente": 1,</text:p>
      <text:p text:style-name="P9">"pagine_totali": 1,</text:p>
      <text:p text:style-name="P9"><text:s text:c="2"/>"soggetti_accreditati": [</text:p>
      <text:p text:style-name="P9"><text:s text:c="6"/>{</text:p>
      <text:p text:style-name="P9"><text:s text:c="6"/>"persona_giuridica": <text:s text:c="6"/>{</text:p>
      <text:p text:style-name="P9"><text:s text:c="9"/>"ragione_sociale": "CPI ROMA OSTIA",</text:p>
      <text:p text:style-name="P9"><text:s text:c="9"/>"codice_fiscale": "02081750560",</text:p>
      <text:p text:style-name="P9"><text:s text:c="9"/>"partita_iva": "02081750560",</text:p>
      <text:p text:style-name="P9"><text:s text:c="9"/>"natura_giuridica": {"id": "1.03.20"},</text:p>
      <text:p text:style-name="P9"><text:s text:c="9"/>"email": "mail@mail.com",</text:p>
      <text:p text:style-name="P9"><text:s text:c="9"/>"telefono": "06 5678098",</text:p>
      <text:p text:style-name="P9"><text:s text:c="9"/>"province": <text:s text:c="9"/>[</text:p>
      <text:p text:style-name="P9"><text:s text:c="12"/>{"id": "VT"},</text:p>
      <text:p text:style-name="P9"><text:s text:c="12"/>{"id": "RM"}</text:p>
      <text:p text:style-name="P9"><text:s text:c="9"/>],</text:p>
      <text:p text:style-name="P9"><text:s text:c="9"/>"comuni": <text:s text:c="9"/>[</text:p>
      <text:p text:style-name="P9"><text:s text:c="12"/>{"id": "M082"},</text:p>
      <text:p text:style-name="P9"><text:s text:c="12"/>{"id": "H501"}</text:p>
      <text:p text:style-name="P9"><text:s text:c="9"/>]</text:p>
      <text:p text:style-name="P9"><text:s text:c="6"/>},</text:p>
      <text:p text:style-name="P9"><text:soft-page-break/><text:s text:c="6"/>"misure": <text:s text:c="6"/>[</text:p>
      <text:p text:style-name="P9"><text:s text:c="9"/>{"id": "YG-A03"},</text:p>
      <text:p text:style-name="P9"><text:s text:c="9"/>{"id": "YG-A06"},</text:p>
      <text:p text:style-name="P9"><text:s text:c="9"/>{"id": "YG-B04"},</text:p>
      <text:p text:style-name="P9"><text:s text:c="9"/>{"id": "YG-B05"},</text:p>
      <text:p text:style-name="P9"><text:s text:c="9"/>{"id": "YG-B08"},</text:p>
      <text:p text:style-name="P9"><text:s text:c="6"/>]</text:p>
      <text:p text:style-name="P9"><text:s text:c="3"/>}</text:p>
      <text:p text:style-name="P9">]}');</text:p>
      <text:p text:style-name="P8"/>
      <text:p text:style-name="P1"/>
      <text:p text:style-name="P1"/>
      <text:p text:style-name="P21"/>
      <text:p text:style-name="P1"><text:span text:style-name="T5">S</text:span><text:span text:style-name="T5">ervizio “</text:span><text:span text:style-name="T5">Flusso SAP</text:span><text:span text:style-name="T5">”: modalità di </text:span><text:span text:style-name="T5">interrogazione, elaborazione e risposta</text:span></text:p>
      <text:p text:style-name="P1"/>
      <text:p text:style-name="P2">Url del WSDL</text:p>
      <text:p text:style-name="P1">http://sil2:18080/mockservizicoapWSSoapBinding?wsdl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table:number-columns-spanned="3" office:value-type="string">
            <text:p text:style-name="P11">Operation: invioSAP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2">Esempio di body in input</text:p>
          </table:table-cell>
          <table:table-cell table:style-name="Tabella1.A2" office:value-type="string">
            <text:p text:style-name="P12">Possibile risposta</text:p>
          </table:table-cell>
          <table:table-cell table:style-name="Tabella1.C2" office:value-type="string">
            <text:p text:style-name="P12">Logica di elaborazione</text:p>
          </table:table-cell>
        </table:table-row>
        <table:table-row>
          <table:table-cell table:style-name="Tabella1.A2" office:value-type="string">
            <text:p text:style-name="P14">&lt;soapenv:Envelope xmlns:soapenv="http://schemas.xmlsoap.org/soap/envelope/" xmlns:ns2="http://servizi.lavoro.gov.it/servizicoap/types"&gt;</text:p>
            <text:p text:style-name="P14"><text:s text:c="3"/>&lt;soapenv:Header/&gt;</text:p>
            <text:p text:style-name="P14"><text:s text:c="3"/>&lt;soapenv:Body&gt;</text:p>
            <text:p text:style-name="P14"><text:s text:c="6"/>&lt;ns2:invioSAP&gt;</text:p>
            <text:p text:style-name="P11"><text:span text:style-name="T7"><text:s text:c="9"/>&lt;ns2:SAP&gt;</text:span><text:span text:style-name="T6">&lt;![CDATA[&lt;?xml version="1.0" encoding="utf-8"?&gt;</text:span></text:p>
            <text:p text:style-name="P13">&lt;lavoratore&gt;</text:p>
            <text:p text:style-name="P13"><text:s text:c="2"/>&lt;datiinvio&gt;</text:p>
            <text:p text:style-name="P13"><text:s text:c="4"/>&lt;dataultimoagg&gt;2014-11-20&lt;/dataultimoagg&gt;</text:p>
            <text:p text:style-name="P13"><text:s text:c="4"/>&lt;codiceentetit&gt;G224C000126&lt;/codiceentetit&gt;</text:p>
            <text:p text:style-name="P13"><text:s text:c="4"/>&lt;tipovariazione&gt;01&lt;/tipovariazione&gt;</text:p>
            <text:p text:style-name="P13"><text:s text:c="4"/>&lt;datadinascita&gt;1997-03-01&lt;/datadinascita&gt;</text:p>
            <text:p text:style-name="P13"><text:s text:c="2"/>&lt;/datiinvio&gt;</text:p>
            <text:p text:style-name="P13"><text:s text:c="2"/>&lt;datianagrafici&gt;</text:p>
            <text:p text:style-name="P13"><text:s text:c="4"/>&lt;datipersonali&gt;</text:p>
            <text:p text:style-name="P13"><text:s text:c="6"/>&lt;codicefiscale&gt;DLRVCN69S20F839W&lt;/codicefiscale&gt;</text:p>
            <text:p text:style-name="P13"><text:s text:c="6"/>&lt;cognome&gt;DI LORENZO&lt;/cognome&gt;</text:p>
            <text:p text:style-name="P13"><text:s text:c="6"/>&lt;nome&gt;VINCENZO&lt;/nome&gt;</text:p>
            <text:p text:style-name="P13"><text:s text:c="6"/>&lt;sesso&gt;M&lt;/sesso&gt;</text:p>
            <text:p text:style-name="P13"><text:s text:c="6"/>&lt;datanascita&gt;1997-03-01&lt;/datanascita&gt;</text:p>
            <text:p text:style-name="P13"><text:s text:c="6"/>&lt;codcomune&gt;L781&lt;/codcomune&gt;</text:p>
            <text:p text:style-name="P13"><text:s text:c="6"/>&lt;codcittadinanza&gt;000&lt;/codcittadinanza&gt;</text:p>
            <text:p text:style-name="P13"><text:s text:c="4"/>&lt;/datipersonali&gt;</text:p>
            <text:p text:style-name="P13"><text:s text:c="4"/>&lt;residenza&gt;</text:p>
            <text:p text:style-name="P13"><text:s text:c="6"/>&lt;codcomune&gt;G224&lt;/codcomune&gt;</text:p>
            <text:p text:style-name="P13"><text:s text:c="6"/>&lt;cap&gt;35100&lt;/cap&gt;</text:p>
            <text:p text:style-name="P13"><text:s text:c="6"/>&lt;indirizzo&gt;Indirizzo non disponibile&lt;/indirizzo&gt;</text:p>
            <text:p text:style-name="P13"><text:s text:c="4"/>&lt;/residenza&gt;</text:p>
            <text:p text:style-name="P13"><text:s text:c="4"/>&lt;domicilio&gt;</text:p>
            <text:p text:style-name="P13"><text:s text:c="6"/>&lt;codcomune&gt;G224&lt;/codcomune&gt;</text:p>
            <text:p text:style-name="P13"><text:s text:c="6"/>&lt;cap&gt;35100&lt;/cap&gt;</text:p>
            <text:p text:style-name="P13"><text:s text:c="6"/>&lt;indirizzo&gt;Indirizzo non disponibile&lt;/indirizzo&gt;</text:p>
            <text:p text:style-name="P13"><text:s text:c="4"/>&lt;/domicilio&gt;</text:p>
            <text:p text:style-name="P13"><text:soft-page-break/><text:s text:c="4"/>&lt;recapiti&gt;</text:p>
            <text:p text:style-name="P13"><text:s text:c="6"/>&lt;email&gt;engbaraldiluca@dispostable.com&lt;/email&gt;</text:p>
            <text:p text:style-name="P13"><text:s text:c="4"/>&lt;/recapiti&gt;</text:p>
            <text:p text:style-name="P13"><text:s text:c="2"/>&lt;/datianagrafici&gt;</text:p>
            <text:p text:style-name="P13"><text:s text:c="2"/>&lt;datiamministrativi/&gt;</text:p>
            <text:p text:style-name="P13"><text:s text:c="2"/>&lt;esperienzelavoro_lst/&gt; </text:p>
            <text:p text:style-name="P13"><text:s text:c="2"/>&lt;livelliistruzione_lst/&gt;</text:p>
            <text:p text:style-name="P13"><text:s text:c="2"/>&lt;allegato/&gt;</text:p>
            <text:p text:style-name="P13">&lt;/lavoratore&gt;]]&gt;</text:p>
            <text:p text:style-name="P14"><text:s text:c="9"/>&lt;/ns2:SAP&gt;</text:p>
            <text:p text:style-name="P14"><text:s text:c="6"/>&lt;/ns2:invioSAP&gt;</text:p>
            <text:p text:style-name="P14"><text:s text:c="3"/>&lt;/soapenv:Body&gt;</text:p>
            <text:p text:style-name="P14">&lt;/soapenv:Envelope&gt;</text:p>
            <text:p text:style-name="P14"/>
            <text:p text:style-name="P11"/>
            <text:p text:style-name="P11"/>
            <text:p text:style-name="P11"/>
          </table:table-cell>
          <table:table-cell table:style-name="Tabella1.A2" office:value-type="string">
            <text:p text:style-name="P11">&lt;s:Envelope xmlns:s="http://schemas.xmlsoap.org/soap/envelope/"&gt;</text:p>
            <text:p text:style-name="P11"><text:s text:c="3"/>&lt;s:Header&gt;</text:p>
            <text:p text:style-name="P11"><text:s text:c="6"/>&lt;openspcoop:integrazione SPCoopTipoMittente="SPC" SPCoopMittente="LAZIO" SPCoopTipoDestinatario="SPC" SPCoopDestinatario="NAZIONALE" SPCoopTipoServizio="SPC" SPCoopServizio="ServiziSAP" SPCoopAzione="invioSAP" SPCoopID="LAZIO_LAZIOSPCoopIT_1000302_2017-09-14_11:44" SOAP_ENV:actor="http://it.regione.toscana.icar/Integrazione" SOAP_ENV:mustUnderstand="0" xmlns:openspcoop="http://it.regione.toscana.icar/Integrazione" xmlns:SOAP_ENV="http://schemas.xmlsoap.org/soap/envelope/"/&gt;</text:p>
            <text:p text:style-name="P11"><text:s text:c="3"/>&lt;/s:Header&gt;</text:p>
            <text:p text:style-name="P11"><text:s text:c="3"/>&lt;s:Body&gt;</text:p>
            <text:p text:style-name="P11"><text:s text:c="6"/>&lt;risposta_invioSAP xmlns="http://servizi.lavoro.gov.it/servizicoap/types"&gt;</text:p>
            <text:p text:style-name="P11"><text:s text:c="9"/>&lt;Esito&gt;OK&lt;/Esito&gt;</text:p>
            <text:p text:style-name="P11"><text:s text:c="9"/>&lt;MessaggioErrore&gt;Invio effettuato correttamente.&lt;/MessaggioErrore&gt;</text:p>
            <text:p text:style-name="P11"><text:s text:c="9"/>&lt;CodiceSAP&gt;<text:span text:style-name="T6">ZZ20081084Z</text:span>&lt;/CodiceSAP&gt;</text:p>
            <text:p text:style-name="P11"><text:s text:c="6"/>&lt;/risposta_invioSAP&gt;</text:p>
            <text:p text:style-name="P11"><text:s text:c="3"/>&lt;/s:Body&gt;</text:p>
            <text:p text:style-name="P11">&lt;/s:Envelope&gt;</text:p>
            <text:p text:style-name="P11"/>
            <text:p text:style-name="P11"/>
            <text:p text:style-name="P11"/>
            <text:p text:style-name="P11"/>
          </table:table-cell>
          <table:table-cell table:style-name="Tabella1.C2" office:value-type="string">
            <text:p text:style-name="P11">Il servizio riceve una SAP ed applica la logica seguente:</text:p>
            <text:p text:style-name="P11"/>
            <text:list xml:id="list5217680940979868783" text:style-name="L2">
              <text:list-item>
                <text:p text:style-name="P16">nel 30% dei casi risponde “X001 – limite di invocazioni raggiunto”</text:p>
              </text:list-item>
              <text:list-item>
                <text:p text:style-name="P16">genera un identificativo SAP random</text:p>
              </text:list-item>
              <text:list-item>
                <text:p text:style-name="P16">aggiunge il codice SAP creato alla SAP passata in input</text:p>
              </text:list-item>
              <text:list-item>
                <text:p text:style-name="P16">inserisce [identificativosap, SAP] nella tabella sap. Tutto il payload di input completato con il codice SAP finisce nel campo ‘richiesta’ della tabella.</text:p>
              </text:list-item>
              <text:list-item>
                <text:p text:style-name="P16">restituisce il codice SAP al chiamante</text:p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ella1.A2" office:value-type="string">
            <text:p text:style-name="P11"/>
          </table:table-cell>
          <table:table-cell table:style-name="Tabella1.A2" office:value-type="string">
            <text:p text:style-name="P11">&lt;s:Envelope xmlns:s="http://schemas.xmlsoap.org/soap/envelope/"&gt;</text:p>
            <text:p text:style-name="P11"><text:s text:c="3"/>&lt;s:Header&gt;</text:p>
            <text:p text:style-name="P11"><text:s text:c="6"/>&lt;openspcoop:integrazione SPCoopTipoMittente="SPC" SPCoopMittente="EMILIA" SPCoopTipoDestinatario="SPC" SPCoopDestinatario="NAZIONALE" SPCoopTipoServizio="SPC" SPCoopServizio="ServiziSAP" SPCoopAzione="invioSAP" SPCoopID="EMILIA_EMILIASPCoopIT_1000302_2017-09-14_11:44" SOAP_ENV:actor="http://it.regione.toscana.icar/Integrazione" SOAP_ENV:mustUnderstand="0" xmlns:openspcoop="http://it.regione.toscana.icar/Integrazione" xmlns:SOAP_ENV="http://schemas.xmlsoap.org/soap/envelope/"/&gt;</text:p>
            <text:p text:style-name="P11"><text:s text:c="3"/>&lt;/s:Header&gt;</text:p>
            <text:p text:style-name="P11"><text:s text:c="3"/>&lt;s:Body&gt;</text:p>
            <text:p text:style-name="P11"><text:s text:c="6"/>&lt;risposta_invioSAP xmlns="http://servizi.lavoro.gov.it/servizicoap/types"&gt;</text:p>
            <text:p text:style-name="P11"><text:s text:c="9"/>&lt;Esito&gt;<text:span text:style-name="T6">X001</text:span>&lt;/Esito&gt;</text:p>
            <text:p text:style-name="P11"><text:s text:c="9"/>&lt;MessaggioErrore&gt;<text:span text:style-name="T6">Limite invocazioni raggiunto</text:span>&lt;/MessaggioErrore&gt;</text:p>
            <text:p text:style-name="P11"><text:s text:c="9"/>&lt;CodiceSAP/&gt;</text:p>
            <text:p text:style-name="P11"><text:s text:c="6"/>&lt;/risposta_invioSAP&gt;</text:p>
            <text:p text:style-name="P11"><text:s text:c="3"/>&lt;/s:Body&gt;</text:p>
            <text:p text:style-name="P11">&lt;/s:Envelope&gt;</text:p>
          </table:table-cell>
          <table:table-cell table:style-name="Tabella1.C2" office:value-type="string">
            <text:p text:style-name="P11">Questa è la risposta che restituisce l’errore X001</text:p>
          </table:table-cell>
        </table:table-row>
      </table:table>
      <text:p text:style-name="P1"/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11">Operation: verificaEsistenzaSAP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2">Esempio di body in input</text:p>
          </table:table-cell>
          <table:table-cell table:style-name="Tabella2.A2" office:value-type="string">
            <text:p text:style-name="P12">Possibile risposta</text:p>
          </table:table-cell>
          <table:table-cell table:style-name="Tabella2.C2" office:value-type="string">
            <text:p text:style-name="P12">Logica di elaborazione</text:p>
          </table:table-cell>
        </table:table-row>
        <table:table-row>
          <table:table-cell table:style-name="Tabella2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verificaEsistenzaSAP&gt;</text:p>
            <text:p text:style-name="P11"><text:s text:c="9"/>&lt;ns2:CodiceFiscale&gt;</text:p>
            <text:p text:style-name="P13">&lt;![CDATA[&lt;?xml version="1.0" encoding="utf-8"?&gt;&lt;VerificaSAP&gt;&lt;codiceFiscale&gt;DLRVCN69S20F839W&lt;/codiceFiscale&gt;&lt;/VerificaSAP&gt;]]&gt;</text:p>
            <text:p text:style-name="P11"><text:s text:c="9"/>&lt;/ns2:CodiceFiscale&gt;</text:p>
            <text:p text:style-name="P11"><text:s text:c="6"/>&lt;/ns2:verificaEsistenzaSAP&gt;</text:p>
            <text:p text:style-name="P11"><text:s text:c="3"/>&lt;/soapenv:Body&gt;</text:p>
            <text:p text:style-name="P11">&lt;/soapenv:Envelope&gt;</text:p>
          </table:table-cell>
          <table:table-cell table:style-name="Tabella2.A2" office:value-type="string">
            <text:p text:style-name="P11">&lt;s:Envelope xmlns:s="http://schemas.xmlsoap.org/soap/envelope/"&gt;</text:p>
            <text:p text:style-name="P11"><text:s text:c="3"/>&lt;s:Header&gt;</text:p>
            <text:p text:style-name="P11"><text:s text:c="6"/>&lt;openspcoop:integrazione SPCoopTipoMittente="SPC" SPCoopMittente="LAZIO" SPCoopTipoDestinatario="SPC" SPCoopDestinatario="NAZIONALE" SPCoopTipoServizio="SPC" SPCoopServizio="ServiziSAP" SPCoopAzione="verificaEsistenzaSAP" SPCoopID="LAZIO_LAZIOSPCoopIT_2001283_2017-08-04_12:59" SOAP_ENV:actor="http://it.regione.toscana.icar/Integrazione" SOAP_ENV:mustUnderstand="0" xmlns:openspcoop="http://it.regione.toscana.icar/Integrazione" xmlns:SOAP_ENV="http://schemas.xmlsoap.org/soap/envelope/"/&gt;</text:p>
            <text:p text:style-name="P11"><text:s text:c="3"/>&lt;/s:Header&gt;</text:p>
            <text:p text:style-name="P11"><text:s text:c="3"/>&lt;s:Body&gt;</text:p>
            <text:p text:style-name="P11"><text:s text:c="6"/>&lt;risposta_verificaEsistenzaSAP xmlns="http://servizi.lavoro.gov.it/servizicoap/types"&gt;</text:p>
            <text:p text:style-name="P11"><text:s text:c="9"/>&lt;CodiceSAP&gt;<text:span text:style-name="T6">ZZ20081084Z</text:span>&lt;/CodiceSAP&gt;</text:p>
            <text:p text:style-name="P11"><text:s text:c="6"/>&lt;/risposta_verificaEsistenzaSAP&gt;</text:p>
            <text:p text:style-name="P11"><text:s text:c="3"/>&lt;/s:Body&gt;</text:p>
            <text:p text:style-name="P11">&lt;/s:Envelope&gt;</text:p>
          </table:table-cell>
          <table:table-cell table:style-name="Tabella2.C2" office:value-type="string">
            <text:p text:style-name="P11">Il servizio riceve un codice fiscale ed applica la logica seguente:</text:p>
            <text:p text:style-name="P11"/>
            <text:list xml:id="list38337394" text:continue-numbering="true" text:style-name="L2">
              <text:list-item>
                <text:p text:style-name="P16">nel 30% dei casi risponde “X001 – limite di invocazioni raggiunto”</text:p>
              </text:list-item>
              <text:list-item>
                <text:p text:style-name="P16">cerca nella tabella sap una SAP che contenga il codice fiscale ricevuto</text:p>
                <text:list>
                  <text:list-item>
                    <text:p text:style-name="P16">se la trova risponde con l’identificativosap della tabella</text:p>
                  </text:list-item>
                  <text:list-item>
                    <text:p text:style-name="P16">se non lo trova risponde con un not found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>&lt;s:Envelope xmlns:s="http://schemas.xmlsoap.org/soap/envelope/"&gt;</text:p>
            <text:p text:style-name="P11"><text:s text:c="3"/>&lt;s:Header&gt;</text:p>
            <text:p text:style-name="P11"><text:s text:c="6"/>&lt;openspcoop:integrazione SPCoopTipoMittente="SPC" SPCoopMittente="LAZIO" SPCoopTipoDestinatario="SPC" SPCoopDestinatario="NAZIONALE" SPCoopTipoServizio="SPC" SPCoopServizio="ServiziSAP" SPCoopAzione="verificaEsistenzaSAP" SPCoopID="LAZIO_LAZIOSPCoopIT_2001283_2017-08-04_12:59" SOAP_ENV:actor="http://it.regione.toscana.icar/Integrazione" SOAP_ENV:mustUnderstand="0" xmlns:openspcoop="http://it.regione.toscana.icar/Integrazione" xmlns:SOAP_ENV="http://schemas.xmlsoap.org/soap/envelope/"/&gt;</text:p>
            <text:p text:style-name="P11"><text:soft-page-break/><text:s text:c="3"/>&lt;/s:Header&gt;</text:p>
            <text:p text:style-name="P11"><text:s text:c="3"/>&lt;s:Body&gt;</text:p>
            <text:p text:style-name="P11"><text:s text:c="6"/>&lt;risposta_verificaEsistenzaSAP xmlns="http://servizi.lavoro.gov.it/servizicoap/types"&gt;</text:p>
            <text:p text:style-name="P11"><text:s text:c="9"/>&lt;CodiceSAP&gt;<text:span text:style-name="T6">0</text:span>&lt;/CodiceSAP&gt;</text:p>
            <text:p text:style-name="P11"><text:s text:c="6"/>&lt;/risposta_verificaEsistenzaSAP&gt;</text:p>
            <text:p text:style-name="P11"><text:s text:c="3"/>&lt;/s:Body&gt;</text:p>
            <text:p text:style-name="P11">&lt;/s:Envelope&gt;</text:p>
          </table:table-cell>
          <table:table-cell table:style-name="Tabella2.C2" office:value-type="string">
            <text:p text:style-name="P11">Questa è la risposta nel caso in cui la SAP non si trova (not found)</text:p>
          </table:table-cell>
        </table:table-row>
        <table:table-row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>&lt;s:Envelope xmlns:s="http://schemas.xmlsoap.org/soap/envelope/"&gt;</text:p>
            <text:p text:style-name="P11"><text:tab/>&lt;s:Header&gt;</text:p>
            <text:p text:style-name="P11"><text:tab/><text:tab/>&lt;openspcoop:integrazione SPCoopTipoMittente="SPC" SPCoopMittente="LAZIO" SPCoopTipoDestinatario="SPC" SPCoopDestinatario="NAZIONALE" SPCoopTipoServizio="SPC" SPCoopServizio="ServiziSAP" SPCoopAzione="verificaEsistenzaSAP" SPCoopID="LAZIO_LAZIOSPCoopIT_2001283_2017-08-04_12:59" SOAP_ENV:actor="http://it.regione.toscana.icar/Integrazione" SOAP_ENV:mustUnderstand="0" xmlns:openspcoop="http://it.regione.toscana.icar/Integrazione" xmlns:SOAP_ENV="http://schemas.xmlsoap.org/soap/envelope/"/&gt;</text:p>
            <text:p text:style-name="P11"><text:tab/>&lt;/s:Header&gt;</text:p>
            <text:p text:style-name="P11"><text:tab/>&lt;s:Body&gt;</text:p>
            <text:p text:style-name="P11"><text:tab/>&lt;risposta_verificaEsistenzaSAP xmlns="http://servizi.lavoro.gov.it/servizicoap/types"&gt;</text:p>
            <text:p text:style-name="P11"><text:tab/>&lt;CodiceSAP&gt;<text:span text:style-name="T6">X001 – Limite invocazioni raggiunto</text:span>&lt;/CodiceSAP&gt;</text:p>
            <text:p text:style-name="P11"><text:tab/>&lt;/risposta_verificaEsistenzaSAP&gt;</text:p>
            <text:p text:style-name="P11"><text:tab/>&lt;/s:Body&gt;</text:p>
            <text:p text:style-name="P11">&lt;/s:Envelope&gt;</text:p>
          </table:table-cell>
          <table:table-cell table:style-name="Tabella2.C2" office:value-type="string">
            <text:p text:style-name="P11">Questa è la risposta che restituisce l’errore X001</text:p>
          </table:table-cell>
        </table:table-row>
      </table:table>
      <text:p text:style-name="P1"/>
      <text:p text:style-name="P1"/>
      <text:p text:style-name="P10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table:number-columns-spanned="3" office:value-type="string">
            <text:p text:style-name="P11">Operation: richiestaSAP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12">Esempio di body in input</text:p>
          </table:table-cell>
          <table:table-cell table:style-name="Tabella3.A2" office:value-type="string">
            <text:p text:style-name="P12">Possibile risposta</text:p>
          </table:table-cell>
          <table:table-cell table:style-name="Tabella3.C2" office:value-type="string">
            <text:p text:style-name="P12">Logica di elaborazione</text:p>
          </table:table-cell>
        </table:table-row>
        <table:table-row>
          <table:table-cell table:style-name="Tabella3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chiestaSAP&gt;</text:p>
            <text:p text:style-name="P11"><text:s text:c="9"/>&lt;ns2:CodiceSAP&gt;<text:span text:style-name="T6">&lt;![CDATA[&lt;?xml version="1.0" encoding="utf-8"?&gt;</text:span></text:p>
            <text:p text:style-name="P13">&lt;IDSAP xmlns:xsi="http://www.w3.org/2001/XMLSchema-instance"&gt;&lt;IdentificativoSap&gt;ZZ20081084Z&lt;/IdentificativoSap&gt;</text:p>
            <text:p text:style-name="P13">&lt;/IDSAP&gt;</text:p>
            <text:p text:style-name="P13">]]&gt;</text:p>
            <text:p text:style-name="P11"><text:s text:c="8"/>&lt;/ns2:CodiceSAP&gt;</text:p>
            <text:p text:style-name="P11"><text:s text:c="6"/>&lt;/ns2:richiestaSAP&gt;</text:p>
            <text:p text:style-name="P11"><text:s text:c="3"/>&lt;/soapenv:Body&gt;</text:p>
            <text:p text:style-name="P11">&lt;/soapenv:Envelope&gt;</text:p>
          </table:table-cell>
          <table:table-cell table:style-name="Tabella3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richiestaSAP&gt;</text:p>
            <text:p text:style-name="P11"><text:s text:c="9"/>&lt;ns2:SAP&gt;<text:span text:style-name="T6">&lt;![CDATA[&lt;?xml version="1.0" encoding="utf-8"?&gt;</text:span></text:p>
            <text:p text:style-name="P13">&lt;lavoratore&gt;</text:p>
            <text:p text:style-name="P13"><text:s text:c="2"/>&lt;datiinvio&gt;</text:p>
            <text:p text:style-name="P13"><text:s text:c="4"/>&lt;dataultimoagg&gt;2014-11-20&lt;/dataultimoagg&gt;</text:p>
            <text:p text:style-name="P13">&lt;identificativosap&gt;ZZ20081084Z&lt;/identificativosap&gt;</text:p>
            <text:p text:style-name="P13"><text:s text:c="4"/>&lt;codiceentetit&gt;G224C000126&lt;/codiceentetit&gt;</text:p>
            <text:p text:style-name="P13"><text:s text:c="4"/>&lt;tipovariazione&gt;01&lt;/tipovariazione&gt;</text:p>
            <text:p text:style-name="P13"><text:s text:c="4"/>&lt;datadinascita&gt;1997-03-01&lt;/datadinascita&gt;</text:p>
            <text:p text:style-name="P13"><text:s text:c="2"/>&lt;/datiinvio&gt;</text:p>
            <text:p text:style-name="P13"><text:s text:c="2"/>&lt;datianagrafici&gt;</text:p>
            <text:p text:style-name="P13"><text:s text:c="4"/>&lt;datipersonali&gt;</text:p>
            <text:p text:style-name="P13"><text:s text:c="6"/>&lt;codicefiscale&gt;DLRVCN69S20F839W&lt;/codicefiscale&gt;</text:p>
            <text:p text:style-name="P13"><text:s text:c="6"/>&lt;cognome&gt;DI LORENZO&lt;/cognome&gt;</text:p>
            <text:p text:style-name="P13"><text:s text:c="6"/>&lt;nome&gt;VINCENZO&lt;/nome&gt;</text:p>
            <text:p text:style-name="P13"><text:s text:c="6"/>&lt;sesso&gt;M&lt;/sesso&gt;</text:p>
            <text:p text:style-name="P13"><text:s text:c="6"/>&lt;datanascita&gt;1997-03-01&lt;/datanascita&gt;</text:p>
            <text:p text:style-name="P13"><text:s text:c="6"/>&lt;codcomune&gt;L781&lt;/codcomune&gt;</text:p>
            <text:p text:style-name="P13"><text:s text:c="6"/>&lt;codcittadinanza&gt;000&lt;/codcittadinanza&gt;</text:p>
            <text:p text:style-name="P13"><text:s text:c="4"/>&lt;/datipersonali&gt;</text:p>
            <text:p text:style-name="P13"><text:s text:c="4"/>&lt;residenza&gt;</text:p>
            <text:p text:style-name="P13"><text:s text:c="6"/>&lt;codcomune&gt;G224&lt;/codcomune&gt;</text:p>
            <text:p text:style-name="P13"><text:s text:c="6"/>&lt;cap&gt;35100&lt;/cap&gt;</text:p>
            <text:p text:style-name="P13"><text:s text:c="6"/>&lt;indirizzo&gt;Indirizzo non disponibile&lt;/indirizzo&gt;</text:p>
            <text:p text:style-name="P13"><text:s text:c="4"/>&lt;/residenza&gt;</text:p>
            <text:p text:style-name="P13"><text:s text:c="4"/>&lt;domicilio&gt;</text:p>
            <text:p text:style-name="P13"><text:s text:c="6"/>&lt;codcomune&gt;G224&lt;/codcomune&gt;</text:p>
            <text:p text:style-name="P13"><text:s text:c="6"/>&lt;cap&gt;35100&lt;/cap&gt;</text:p>
            <text:p text:style-name="P13"><text:s text:c="6"/>&lt;indirizzo&gt;Indirizzo non disponibile&lt;/indirizzo&gt;</text:p>
            <text:p text:style-name="P13"><text:s text:c="4"/>&lt;/domicilio&gt;</text:p>
            <text:p text:style-name="P13"><text:s text:c="4"/>&lt;recapiti&gt;</text:p>
            <text:p text:style-name="P13"><text:s text:c="6"/>&lt;email&gt;engbaraldiluca@dispostable.com&lt;/email&gt;</text:p>
            <text:p text:style-name="P13"><text:s text:c="4"/>&lt;/recapiti&gt;</text:p>
            <text:p text:style-name="P13"><text:s text:c="2"/>&lt;/datianagrafici&gt;</text:p>
            <text:p text:style-name="P13"><text:soft-page-break/><text:s text:c="2"/>&lt;datiamministrativi/&gt;</text:p>
            <text:p text:style-name="P13"><text:s text:c="2"/>&lt;esperienzelavoro_lst/&gt; </text:p>
            <text:p text:style-name="P13"><text:s text:c="2"/>&lt;livelliistruzione_lst/&gt;</text:p>
            <text:p text:style-name="P13"><text:s text:c="2"/>&lt;allegato/&gt;</text:p>
            <text:p text:style-name="P11"><text:span text:style-name="T6">&lt;/lavoratore&gt;]]&gt;</text:span>&lt;/ns2:SAP&gt;</text:p>
            <text:p text:style-name="P11"><text:s text:c="6"/>&lt;/ns2:risposta_richiestaSAP&gt;</text:p>
            <text:p text:style-name="P11"><text:s text:c="3"/>&lt;/soapenv:Body&gt;</text:p>
            <text:p text:style-name="P11">&lt;/soapenv:Envelope&gt;</text:p>
          </table:table-cell>
          <table:table-cell table:style-name="Tabella3.C2" office:value-type="string">
            <text:p text:style-name="P11">Il servizio riceve un codice SAP ed applica la logica seguente:</text:p>
            <text:p text:style-name="P11"/>
            <text:list xml:id="list38337376" text:continue-numbering="true" text:style-name="L2">
              <text:list-item>
                <text:p text:style-name="P16">nel 30% dei casi risponde “X001 – limite di invocazioni raggiunto”</text:p>
              </text:list-item>
              <text:list-item>
                <text:p text:style-name="P16">cerca nella tabella sap una SAP che contenga il codice SAP ricevuto</text:p>
                <text:list>
                  <text:list-item>
                    <text:p text:style-name="P16">se lo trova risponde con la SAP presente nella tabella</text:p>
                  </text:list-item>
                  <text:list-item>
                    <text:p text:style-name="P16">se non lo trova risponde con un not found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ella3.A2" office:value-type="string">
            <text:p text:style-name="P11"/>
          </table:table-cell>
          <table:table-cell table:style-name="Tabella3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richiestaSAP&gt;</text:p>
            <text:p text:style-name="P11"><text:s text:c="9"/>&lt;ns2:SAP/&gt;</text:p>
            <text:p text:style-name="P11"><text:s text:c="6"/>&lt;/ns2:risposta_richiestaSAP&gt;</text:p>
            <text:p text:style-name="P11"><text:s text:c="3"/>&lt;/soapenv:Body&gt;</text:p>
            <text:p text:style-name="P11">&lt;/soapenv:Envelope&gt;</text:p>
          </table:table-cell>
          <table:table-cell table:style-name="Tabella3.C2" office:value-type="string">
            <text:p text:style-name="P11">Questa è la risposta nel caso in cui la SAP non si trova (not found)</text:p>
          </table:table-cell>
        </table:table-row>
        <table:table-row>
          <table:table-cell table:style-name="Tabella3.A2" office:value-type="string">
            <text:p text:style-name="P11"/>
          </table:table-cell>
          <table:table-cell table:style-name="Tabella3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richiestaSAP&gt;</text:p>
            <text:p text:style-name="P11"><text:s text:c="8"/>&lt;ns2:SAP&gt;X001 - Limite invocazioni raggiunto&lt;/ns2:SAP&gt; </text:p>
            <text:p text:style-name="P11"><text:s text:c="6"/>&lt;/ns2:risposta_richiestaSAP&gt;</text:p>
            <text:p text:style-name="P11"><text:s text:c="3"/>&lt;/soapenv:Body&gt;</text:p>
            <text:p text:style-name="P11">&lt;/soapenv:Envelope&gt;</text:p>
          </table:table-cell>
          <table:table-cell table:style-name="Tabella3.C2" office:value-type="string">
            <text:p text:style-name="P11">Questa è la risposta che restituisce l’errore X001</text:p>
          </table:table-cell>
        </table:table-row>
      </table:table>
      <text:p text:style-name="P1"/>
      <text:p text:style-name="P1"/>
      <text:p text:style-name="P10"/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table:number-columns-spanned="3" office:value-type="string">
            <text:p text:style-name="P11">Operation: richiestaSAP_N00_A02</text:p>
          </table:table-cell>
          <table:covered-table-cell/>
          <table:covered-table-cell/>
        </table:table-row>
        <table:table-row>
          <table:table-cell table:style-name="Tabella4.A2" office:value-type="string">
            <text:p text:style-name="P12">Esempio di body in input</text:p>
          </table:table-cell>
          <table:table-cell table:style-name="Tabella4.A2" office:value-type="string">
            <text:p text:style-name="P12">Possibile risposta</text:p>
          </table:table-cell>
          <table:table-cell table:style-name="Tabella4.C2" office:value-type="string">
            <text:p text:style-name="P12">Logica di elaborazione</text:p>
          </table:table-cell>
        </table:table-row>
        <table:table-row>
          <table:table-cell table:style-name="Tabella4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chiestaSAP_N00_A02&gt; &lt;ns2:CodiceFiscale&gt;<text:span text:style-name="T6">GRGGNN98L01H199A</text:span>&lt;/ns2:CodiceFiscale&gt;</text:p>
            <text:p text:style-name="P11"><text:s text:c="6"/>&lt;/ns2:richiestaSAP_N00_A02&gt;</text:p>
            <text:p text:style-name="P11"><text:s text:c="3"/>&lt;/soapenv:Body&gt;</text:p>
            <text:p text:style-name="P11">&lt;/soapenv:Envelope&gt;</text:p>
          </table:table-cell>
          <table:table-cell table:style-name="Tabella4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richiestaSAP_N00_A02&gt;</text:p>
            <text:p text:style-name="P11"><text:s text:c="9"/>&lt;ns2:DID&gt;<text:span text:style-name="T6">&lt;![CDATA[&lt;ListaDID&gt;</text:span></text:p>
            <text:p text:style-name="P13">&lt;codicefiscale&gt;GRGGNN98L01H199A&lt;/codicefiscale&gt;</text:p>
            <text:p text:style-name="P13">&lt;codiceentetit&gt;H501C000523&lt;/codiceentetit&gt;</text:p>
            <text:p text:style-name="P13">&lt;dataultimoagg&gt;2018-09-21&lt;/dataultimoagg&gt;</text:p>
            <text:p text:style-name="P13">&lt;indiceprofiling&gt;0.644371661&lt;/indiceprofiling&gt;</text:p>
            <text:p text:style-name="P13"><text:tab/>&lt;dataevento&gt;2018-04-05&lt;/dataevento&gt;</text:p>
            <text:p text:style-name="P13"><text:tab/>&lt;disponibilita&gt;2018-04-05&lt;/disponibilita&gt;</text:p>
            <text:p text:style-name="P13"><text:tab/>&lt;N00&gt;</text:p>
            <text:p text:style-name="P13"><text:tab/><text:tab/>&lt;tipo_attivita&gt;N00&lt;/tipo_attivita&gt;</text:p>
            <text:p text:style-name="P13">&lt;titolo_denominazione&gt;0000010800G&lt;/titolo_denominazione&gt;</text:p>
            <text:p text:style-name="P13"><text:tab/>&lt;data_proposta&gt;2018-04-05&lt;/data_proposta&gt;</text:p>
            <text:p text:style-name="P13"><text:tab/><text:tab/>&lt;data&gt;2018-04-05&lt;/data&gt;</text:p>
            <text:p text:style-name="P13"><text:tab/><text:tab/>&lt;data_fine&gt;2018-04-05&lt;/data_fine&gt;</text:p>
            <text:p text:style-name="P13"><text:tab/><text:tab/>&lt;descrizione&gt;Convalida DID Online&lt;/descrizione&gt;</text:p>
            <text:p text:style-name="P13"><text:tab/>&lt;titolo_progetto&gt;05&lt;/titolo_progetto&gt;</text:p>
            <text:p text:style-name="P13">&lt;codice_ente_promotore&gt;H501N000001&lt;/codice_ente_promotore&gt;</text:p>
            <text:p text:style-name="P13">&lt;identificativo_politica&gt;0000010800G&lt;/identificativo_politica&gt;</text:p>
            <text:p text:style-name="P13">&lt;indice_profiling&gt;0.644371661&lt;/indice_profiling&gt;</text:p>
            <text:p text:style-name="P13">&lt;identificativo_presa_in_carico&gt;0670018e72E&lt;/identificativo_presa_in_carico&gt;</text:p>
            <text:p text:style-name="P13"><text:tab/><text:tab/>&lt;ultimo_evento&gt;</text:p>
            <text:p text:style-name="P13"><text:tab/><text:tab/><text:tab/>&lt;evento&gt;02&lt;/evento&gt;</text:p>
            <text:p text:style-name="P13"><text:tab/>&lt;data_evento&gt;2018-04-05&lt;/data_evento&gt;</text:p>
            <text:p text:style-name="P13"><text:tab/><text:tab/>&lt;/ultimo_evento&gt;</text:p>
            <text:p text:style-name="P13"><text:tab/>&lt;/N00&gt;</text:p>
            <text:p text:style-name="P13"><text:tab/>&lt;A02&gt;</text:p>
            <text:p text:style-name="P13"><text:tab/><text:tab/>&lt;tipo_attivita&gt;A02&lt;/tipo_attivita&gt;</text:p>
            <text:p text:style-name="P13"><text:tab/><text:tab/>&lt;titolo_denominazione&gt;PATTO DI ATTIVAZIONE ED EVENTUALE PROFILING&lt;/titolo_denominazione&gt;</text:p>
            <text:p text:style-name="P13"><text:tab/>&lt;data_proposta&gt;2018-04-05&lt;/data_proposta&gt;</text:p>
            <text:p text:style-name="P13"><text:tab/><text:tab/>&lt;data&gt;2018-04-05&lt;/data&gt;</text:p>
            <text:p text:style-name="P13"><text:tab/><text:tab/>&lt;data_fine&gt;2018-04-05&lt;/data_fine&gt;</text:p>
            <text:p text:style-name="P13"><text:tab/><text:tab/>&lt;descrizione&gt;Progetto di politica attiva regionale/provinciale&lt;/descrizione&gt;</text:p>
            <text:p text:style-name="P13"><text:soft-page-break/><text:tab/>&lt;titolo_progetto&gt;05&lt;/titolo_progetto&gt;</text:p>
            <text:p text:style-name="P13">&lt;codice_ente_promotore&gt;F257C000424&lt;/codice_ente_promotore&gt;</text:p>
            <text:p text:style-name="P13">&lt;identificativo_politica&gt;0670018e72E&lt;/identificativo_politica&gt;</text:p>
            <text:p text:style-name="P13"><text:tab/>&lt;indice_profiling&gt;2&lt;/indice_profiling&gt;</text:p>
            <text:p text:style-name="P13"><text:tab/><text:tab/>&lt;ultimo_evento&gt;</text:p>
            <text:p text:style-name="P13"><text:tab/><text:tab/><text:tab/>&lt;evento&gt;02&lt;/evento&gt;</text:p>
            <text:p text:style-name="P13"><text:tab/>&lt;data_evento&gt;2018-04-05&lt;/data_evento&gt;</text:p>
            <text:p text:style-name="P13"><text:tab/><text:tab/>&lt;/ultimo_evento&gt;</text:p>
            <text:p text:style-name="P13"><text:tab/>&lt;/A02&gt;</text:p>
            <text:p text:style-name="P11"><text:span text:style-name="T6">&lt;/ListaDID&gt;]]</text:span>&gt;&lt;/ns2:DID&gt;</text:p>
            <text:p text:style-name="P11"><text:s text:c="6"/>&lt;/ns2:risposta_richiestaSAP_N00_A02&gt;</text:p>
            <text:p text:style-name="P11"><text:s text:c="3"/>&lt;/soapenv:Body&gt;</text:p>
            <text:p text:style-name="P11">&lt;/soapenv:Envelope&gt;</text:p>
          </table:table-cell>
          <table:table-cell table:style-name="Tabella4.C2" office:value-type="string">
            <text:p text:style-name="P11">Il servizio riceve un codice fiscale ed applica la logica seguente:</text:p>
            <text:p text:style-name="P11"/>
            <text:list xml:id="list38347007" text:continue-numbering="true" text:style-name="L2">
              <text:list-item>
                <text:p text:style-name="P16">nel 30% dei casi risponde “X001 – limite di invocazioni raggiunto”</text:p>
              </text:list-item>
              <text:list-item>
                <text:p text:style-name="P16">cerca nella tabella did una DID che contenga il codice filscale ricevuto</text:p>
                <text:list>
                  <text:list-item>
                    <text:p text:style-name="P16">se lo trova risponde con la DID presente nella tabella</text:p>
                  </text:list-item>
                  <text:list-item>
                    <text:p text:style-name="P16">se non lo trova risponde con un not found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ella4.A2" office:value-type="string">
            <text:p text:style-name="P11"/>
          </table:table-cell>
          <table:table-cell table:style-name="Tabella4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richiestaSAP_N00_A02&gt;</text:p>
            <text:p text:style-name="P11"><text:s text:c="9"/>&lt;ns2:DID/&gt;</text:p>
            <text:p text:style-name="P11"><text:s text:c="6"/>&lt;/ns2:risposta_richiestaSAP_N00_A02&gt;</text:p>
            <text:p text:style-name="P11"><text:s text:c="3"/>&lt;/soapenv:Body&gt;</text:p>
            <text:p text:style-name="P11">&lt;/soapenv:Envelope&gt;</text:p>
          </table:table-cell>
          <table:table-cell table:style-name="Tabella4.C2" office:value-type="string">
            <text:p text:style-name="P11">Questa è la risposta nel caso in cui la DID non si trova (not found)</text:p>
          </table:table-cell>
        </table:table-row>
        <table:table-row>
          <table:table-cell table:style-name="Tabella4.A2" office:value-type="string">
            <text:p text:style-name="P11"/>
          </table:table-cell>
          <table:table-cell table:style-name="Tabella4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richiestaSAP_N00_A02&gt;</text:p>
            <text:p text:style-name="P11"><text:s text:c="9"/>&lt;ns2:DID&gt;<text:span text:style-name="T6">X001 – Limite invocazioni raggiunto</text:span>&lt;/ns2:DID&gt;</text:p>
            <text:p text:style-name="P11"><text:s text:c="6"/>&lt;/ns2:risposta_richiestaSAP_N00_A02&gt;</text:p>
            <text:p text:style-name="P11"><text:s text:c="3"/>&lt;/soapenv:Body&gt;</text:p>
            <text:p text:style-name="P11">&lt;/soapenv:Envelope&gt;</text:p>
          </table:table-cell>
          <table:table-cell table:style-name="Tabella4.C2" office:value-type="string">
            <text:p text:style-name="P11">Questa è la risposta che restituisce l’errore X001</text:p>
          </table:table-cell>
        </table:table-row>
      </table:table>
      <text:p text:style-name="P1"/>
      <text:p text:style-name="P1"/>
      <text:p text:style-name="P22"/>
      <text:p text:style-name="P1"><text:span text:style-name="T5">S</text:span><text:span text:style-name="T5">ervizio “</text:span><text:span text:style-name="T5">Flusso </text:span><text:span text:style-name="T5">Utenti-YG</text:span><text:span text:style-name="T5">”: modalità di </text:span><text:span text:style-name="T5">interrogazione, elaborazione e risposta</text:span></text:p>
      <text:p text:style-name="P1"/>
      <text:p text:style-name="P2">Url del WSDL</text:p>
      <text:p text:style-name="P1">http://sil2:18081/YGmockservizicoapWSSoapBinding?wsdl</text:p>
      <text:p text:style-name="P1"/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table:number-columns-spanned="3" office:value-type="string">
            <text:p text:style-name="P11">Operation: invioUtenteYG</text:p>
          </table:table-cell>
          <table:covered-table-cell/>
          <table:covered-table-cell/>
        </table:table-row>
        <table:table-row>
          <table:table-cell table:style-name="Tabella5.A2" office:value-type="string">
            <text:p text:style-name="P12">Esempio di body in input</text:p>
          </table:table-cell>
          <table:table-cell table:style-name="Tabella5.A2" office:value-type="string">
            <text:p text:style-name="P12">Possibile risposta</text:p>
          </table:table-cell>
          <table:table-cell table:style-name="Tabella5.C2" office:value-type="string">
            <text:p text:style-name="P12">Logica di elaborazione</text:p>
          </table:table-cell>
        </table:table-row>
        <table:table-row>
          <table:table-cell table:style-name="Tabella5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invioUtenteYG&gt;</text:p>
            <text:p text:style-name="P11"><text:s text:c="9"/>&lt;ns2:UtenteYG&gt;<text:span text:style-name="T6">&lt;![CDATA[&lt;?xml version="1.0" encoding="utf-8"?&gt;</text:span></text:p>
            <text:p text:style-name="P13">&lt;sezione0&gt;</text:p>
            <text:p text:style-name="P13">&lt;utente&gt;</text:p>
            <text:p text:style-name="P13">&lt;CodiceFiscale&gt;DLRVCN69S20F839W&lt;/CodiceFiscale&gt;</text:p>
            <text:p text:style-name="P13">&lt;dataadesione&gt;2014-11-21&lt;/dataadesione&gt;</text:p>
            <text:p text:style-name="P13">&lt;IdentificativoSap&gt;ZZ20081084Z</text:p>
            <text:p text:style-name="P13">&lt;/IdentificativoSap&gt;</text:p>
            <text:p text:style-name="P13">&lt;Regione&gt;08&lt;/Regione&gt;</text:p>
            <text:p text:style-name="P13">&lt;/utente&gt;</text:p>
            <text:p text:style-name="P13">&lt;/sezione0&gt;</text:p>
            <text:p text:style-name="P11"><text:span text:style-name="T6">]]</text:span>&gt;</text:p>
            <text:p text:style-name="P11"><text:s text:c="8"/>&lt;/ns2:UtenteYG&gt;</text:p>
            <text:p text:style-name="P11"><text:s text:c="6"/>&lt;/ns2:invioUtenteYG&gt;</text:p>
            <text:p text:style-name="P11"><text:s text:c="3"/>&lt;/soapenv:Body&gt;</text:p>
            <text:p text:style-name="P11">&lt;/soapenv:Envelope&gt;</text:p>
          </table:table-cell>
          <table:table-cell table:style-name="Tabella5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invioUtenteYG&gt;</text:p>
            <text:p text:style-name="P11"><text:s text:c="9"/>&lt;ns2:Esito&gt;<text:span text:style-name="T6">OK</text:span>&lt;/ns2:Esito&gt;</text:p>
            <text:p text:style-name="P11"><text:s text:c="9"/>&lt;ns2:MessaggioErrore&gt;<text:span text:style-name="T6">Invio effettuato correttamente.</text:span>&lt;/ns2:MessaggioErrore&gt;</text:p>
            <text:p text:style-name="P11"><text:s text:c="6"/>&lt;/ns2:risposta_invioUtenteYG&gt;</text:p>
            <text:p text:style-name="P11"><text:s text:c="3"/>&lt;/soapenv:Body&gt;</text:p>
            <text:p text:style-name="P11">&lt;/soapenv:Envelope&gt;</text:p>
          </table:table-cell>
          <table:table-cell table:style-name="Tabella5.C2" office:value-type="string">
            <text:p text:style-name="P11">Il servizio riceve un codice fiscale ed applica la logica seguente:</text:p>
            <text:p text:style-name="P11"/>
            <text:list xml:id="list38343601" text:continue-numbering="true" text:style-name="L2">
              <text:list-item>
                <text:p text:style-name="P16">nel 30% dei casi risponde “X001 – limite di invocazioni raggiunto”</text:p>
              </text:list-item>
              <text:list-item>
                <text:p text:style-name="P16">cerca nella tabella adesione_yg un’adesione con lo stesso codice fiscale ricevuto</text:p>
                <text:list>
                  <text:list-item>
                    <text:p text:style-name="P16">se la trova, risponde un messaggio di adesione già presente</text:p>
                  </text:list-item>
                  <text:list-item>
                    <text:p text:style-name="P16">se non lo trova inserisce l’adesione e risponde con un messaggio di OK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ella5.A2" office:value-type="string">
            <text:p text:style-name="P11"/>
          </table:table-cell>
          <table:table-cell table:style-name="Tabella5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invioUtenteYG&gt;</text:p>
            <text:p text:style-name="P11"><text:s text:c="9"/>&lt;ns2:Esito&gt;<text:span text:style-name="T6">KO</text:span>&lt;/ns2:Esito&gt;</text:p>
            <text:p text:style-name="P11"><text:s text:c="9"/>&lt;ns2:MessaggioErrore&gt;&lt;![CDATA[Riscontrato errore nella validazione dell'input :&lt;ListaAnomalie&gt;</text:p>
            <text:p text:style-name="P11"><text:s text:c="2"/>&lt;Anomalia&gt;</text:p>
            <text:p text:style-name="P11"><text:s text:c="4"/>&lt;CodiceAnomalia&gt;P019&lt;/CodiceAnomalia&gt;</text:p>
            <text:p text:style-name="P11"><text:s text:c="4"/>&lt;DescrizioneAnomalia&gt;<text:span text:style-name="T6">Per il codice fiscale </text:span><text:soft-page-break/><text:span text:style-name="T6">GRGGNN98L01H199A è gia presente un'adesione </text:span><text:span text:style-name="T6">attiva</text:span>&lt;/DescrizioneAnomalia&gt;</text:p>
            <text:p text:style-name="P11"><text:s text:c="4"/>&lt;CampiInErrore&gt;Utente[1]/AdesioneGiaEffettuata[1]&lt;/CampiInErrore&gt;</text:p>
            <text:p text:style-name="P11"><text:s text:c="2"/>&lt;/Anomalia&gt;</text:p>
            <text:p text:style-name="P11">&lt;/ListaAnomalie&gt;]]&gt;&lt;/ns2:MessaggioErrore&gt;</text:p>
            <text:p text:style-name="P11"><text:s text:c="6"/>&lt;/ns2:risposta_invioUtenteYG&gt;</text:p>
            <text:p text:style-name="P11"><text:s text:c="3"/>&lt;/soapenv:Body&gt;</text:p>
            <text:p text:style-name="P11">&lt;/soapenv:Envelope&gt;</text:p>
          </table:table-cell>
          <table:table-cell table:style-name="Tabella5.C2" office:value-type="string">
            <text:p text:style-name="P11">Questa è la risposta nel caso in cui esiste già un’adesione per il codice fiscale ricevuto (Adesione già presente).</text:p>
            <text:p text:style-name="P11"/>
            <text:p text:style-name="P11">Lo stub non popola correttamente il codice fiscale presente nel tag DescrizioneAnomalia.</text:p>
          </table:table-cell>
        </table:table-row>
        <table:table-row>
          <table:table-cell table:style-name="Tabella5.A2" office:value-type="string">
            <text:p text:style-name="P11"/>
          </table:table-cell>
          <table:table-cell table:style-name="Tabella5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invioUtenteYG&gt;</text:p>
            <text:p text:style-name="P11"><text:s text:c="9"/>&lt;ns2:Esito&gt;<text:span text:style-name="T6">X001</text:span>&lt;/ns2:Esito&gt;</text:p>
            <text:p text:style-name="P11"><text:s text:c="9"/>&lt;ns2:MessaggioErrore&gt;<text:span text:style-name="T6">Limite invocazioni raggiunto</text:span>&lt;/ns2:MessaggioErrore&gt;</text:p>
            <text:p text:style-name="P11"><text:s text:c="6"/>&lt;/ns2:risposta_invioUtenteYG&gt;</text:p>
            <text:p text:style-name="P11"><text:s text:c="3"/>&lt;/soapenv:Body&gt;</text:p>
            <text:p text:style-name="P11">&lt;/soapenv:Envelope&gt;</text:p>
          </table:table-cell>
          <table:table-cell table:style-name="Tabella5.C2" office:value-type="string">
            <text:p text:style-name="P11">Questa è la risposta che restituisce l’errore X001</text:p>
          </table:table-cell>
        </table:table-row>
      </table:table>
      <text:p text:style-name="P1"/>
      <text:p text:style-name="P1"/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table:number-columns-spanned="3" office:value-type="string">
            <text:p text:style-name="P11">Operation: checkUtenteYG</text:p>
          </table:table-cell>
          <table:covered-table-cell/>
          <table:covered-table-cell/>
        </table:table-row>
        <table:table-row>
          <table:table-cell table:style-name="Tabella6.A2" office:value-type="string">
            <text:p text:style-name="P12">Esempio di body in input</text:p>
          </table:table-cell>
          <table:table-cell table:style-name="Tabella6.A2" office:value-type="string">
            <text:p text:style-name="P12">Possibile risposta</text:p>
          </table:table-cell>
          <table:table-cell table:style-name="Tabella6.C2" office:value-type="string">
            <text:p text:style-name="P12">Logica di elaborazione</text:p>
          </table:table-cell>
        </table:table-row>
        <table:table-row>
          <table:table-cell table:style-name="Tabella6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checkUtenteYG&gt;</text:p>
            <text:p text:style-name="P11"><text:s text:c="8"/>&lt;ns2:UtenteYG&gt;</text:p>
            <text:p text:style-name="P11">&lt;![CDATA<text:span text:style-name="T6">[&lt;?xml version="1.0" encoding="utf-8"?&gt;&lt;checkUtenteYG&gt;</text:span></text:p>
            <text:p text:style-name="P13"><text:s text:c="2"/>&lt;codiceFiscale&gt;DLRVCN69S20F839W&lt;/codiceFiscale&gt;</text:p>
            <text:p text:style-name="P11"><text:span text:style-name="T6">&lt;/checkUtenteYG&gt;</text:span>]]&gt;</text:p>
            <text:p text:style-name="P11"><text:s text:c="8"/>&lt;/ns2:UtenteYG&gt;</text:p>
            <text:p text:style-name="P11"><text:s text:c="6"/>&lt;/ns2:checkUtenteYG&gt;</text:p>
            <text:p text:style-name="P11"><text:s text:c="3"/>&lt;/soapenv:Body&gt;</text:p>
            <text:p text:style-name="P11">&lt;/soapenv:Envelope&gt;</text:p>
          </table:table-cell>
          <table:table-cell table:style-name="Tabella6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checkUtenteYG&gt;</text:p>
            <text:p text:style-name="P11"><text:s text:c="9"/>&lt;ns2:Esito&gt;<text:span text:style-name="T6">OK</text:span>&lt;/ns2:Esito&gt;</text:p>
            <text:p text:style-name="P11"><text:s text:c="9"/>&lt;ns2:MessaggioErrore/&gt;</text:p>
            <text:p text:style-name="P11"><text:s text:c="6"/>&lt;/ns2:risposta_checkUtenteYG&gt;</text:p>
            <text:p text:style-name="P11"><text:s text:c="3"/>&lt;/soapenv:Body&gt;</text:p>
            <text:p text:style-name="P11">&lt;/soapenv:Envelope&gt;</text:p>
          </table:table-cell>
          <table:table-cell table:style-name="Tabella6.C2" office:value-type="string">
            <text:p text:style-name="P11">Il servizio riceve un codice fiscale ed applica la logica seguente:</text:p>
            <text:p text:style-name="P11"/>
            <text:list xml:id="list38327783" text:continue-numbering="true" text:style-name="L2">
              <text:list-item>
                <text:p text:style-name="P16">nel 30% dei casi risponde “X001 – limite di invocazioni raggiunto”</text:p>
              </text:list-item>
              <text:list-item>
                <text:p text:style-name="P16">cerca nella tabella adesione_yg un’adesione con lo stesso codice fiscale ricevuto</text:p>
                <text:list>
                  <text:list-item>
                    <text:p text:style-name="P16">se la trova, risponde un messaggio di OK</text:p>
                  </text:list-item>
                  <text:list-item>
                    <text:p text:style-name="P16">se non lo trova risponde con un messaggio di adesione non trovata</text:p>
                  </text:list-item>
                </text:list>
              </text:list-item>
            </text:list>
            <text:p text:style-name="P11"/>
            <text:p text:style-name="P11"/>
            <text:p text:style-name="P11"/>
            <text:p text:style-name="P11"/>
          </table:table-cell>
        </table:table-row>
        <table:table-row>
          <table:table-cell table:style-name="Tabella6.A2" office:value-type="string">
            <text:p text:style-name="P11"/>
          </table:table-cell>
          <table:table-cell table:style-name="Tabella6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checkUtenteYG&gt;</text:p>
            <text:p text:style-name="P11"><text:s text:c="9"/>&lt;ns2:Esito&gt;<text:span text:style-name="T6">KO</text:span>&lt;/ns2:Esito&gt;</text:p>
            <text:p text:style-name="P11"><text:s text:c="9"/>&lt;ns2:MessaggioErrore&gt;<text:span text:style-name="T6">Per il codice fiscale non esiste PA A02 o Adesione in stato P o T</text:span>&lt;/ns2:MessaggioErrore&gt;</text:p>
            <text:p text:style-name="P11"><text:s text:c="6"/>&lt;/ns2:risposta_checkUtenteYG&gt;</text:p>
            <text:p text:style-name="P11"><text:s text:c="3"/>&lt;/soapenv:Body&gt;</text:p>
            <text:p text:style-name="P11">&lt;/soapenv:Envelope&gt;</text:p>
          </table:table-cell>
          <table:table-cell table:style-name="Tabella6.C2" office:value-type="string">
            <text:p text:style-name="P11">Questa è la risposta nel caso in cui non esiste un’adesione per il codice fiscale ricevuto.</text:p>
            <text:p text:style-name="P11"/>
            <text:p text:style-name="P11">Il messaggio di errore non è gestito dinamicamente dallo stub.</text:p>
            <text:p text:style-name="P11"/>
          </table:table-cell>
        </table:table-row>
        <table:table-row>
          <table:table-cell table:style-name="Tabella6.A2" office:value-type="string">
            <text:p text:style-name="P11"/>
          </table:table-cell>
          <table:table-cell table:style-name="Tabella6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checkUtenteYG&gt;</text:p>
            <text:p text:style-name="P11"><text:s text:c="9"/>&lt;ns2:Esito&gt;<text:span text:style-name="T6">X001</text:span>&lt;/ns2:Esito&gt;</text:p>
            <text:p text:style-name="P11"><text:s text:c="9"/>&lt;ns2:MessaggioErrore&gt;<text:span text:style-name="T6">Limite invocazioni raggiunto</text:span>&lt;/ns2:MessaggioErrore&gt;</text:p>
            <text:p text:style-name="P11"><text:s text:c="6"/>&lt;/ns2:risposta_checkUtenteYG&gt;</text:p>
            <text:p text:style-name="P11"><text:s text:c="3"/>&lt;/soapenv:Body&gt;</text:p>
            <text:p text:style-name="P11">&lt;/soapenv:Envelope&gt;</text:p>
          </table:table-cell>
          <table:table-cell table:style-name="Tabella6.C2" office:value-type="string">
            <text:p text:style-name="P11">Questa è la risposta che restituisce l’errore X001</text:p>
          </table:table-cell>
        </table:table-row>
      </table:table>
      <text:p text:style-name="P1"><text:soft-page-break/></text:p>
      <text:p text:style-name="P22"/>
      <text:p text:style-name="P1"><text:span text:style-name="T5">S</text:span><text:span text:style-name="T5">ervizio “</text:span><text:span text:style-name="T5">Flusso Stato-Adesione-YG </text:span><text:span text:style-name="T5">(getStatoAdesioneYG)</text:span><text:span text:style-name="T5">”: modalità di </text:span><text:span text:style-name="T5">interrogazione, elaborazione e risposta</text:span></text:p>
      <text:p text:style-name="P1"/>
      <text:p text:style-name="P2">Url del WSDL</text:p>
      <text:p text:style-name="P1">http://sil2:18082/YG_GET_mockservizicoapWSSoapBinding?wsdl</text:p>
      <text:p text:style-name="P1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table:number-columns-spanned="3" office:value-type="string">
            <text:p text:style-name="P11">Operation: getStatoAdesioneYG</text:p>
          </table:table-cell>
          <table:covered-table-cell/>
          <table:covered-table-cell/>
        </table:table-row>
        <table:table-row>
          <table:table-cell table:style-name="Tabella7.A2" office:value-type="string">
            <text:p text:style-name="P12">Esempio di body in input</text:p>
          </table:table-cell>
          <table:table-cell table:style-name="Tabella7.A2" office:value-type="string">
            <text:p text:style-name="P12">Possibile risposta</text:p>
          </table:table-cell>
          <table:table-cell table:style-name="Tabella7.C2" office:value-type="string">
            <text:p text:style-name="P12">Logica di elaborazione</text:p>
          </table:table-cell>
        </table:table-row>
        <table:table-row>
          <table:table-cell table:style-name="Tabella7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getStatoAdesioneYG&gt;</text:p>
            <text:p text:style-name="P11"><text:s text:c="9"/>&lt;ns2:DatiStatoAdesione&gt;&lt;![CDATA[<text:span text:style-name="T6">&lt;?xml version="1.0" encoding="utf-8"?&gt;</text:span></text:p>
            <text:p text:style-name="P13"><text:s text:c="2"/>&lt;DatiStatoAdesione xmlns:xsi="http://www.w3.org/2001/XMLSchema-instance"&gt;</text:p>
            <text:p text:style-name="P13"><text:s text:c="2"/>&lt;codiceFiscale&gt;DLRVCN69S20F839W&lt;/codiceFiscale&gt;</text:p>
            <text:p text:style-name="P13"><text:s text:c="2"/>&lt;RegioneAdesione&gt;01&lt;/RegioneAdesione&gt;</text:p>
            <text:p text:style-name="P11"><text:span text:style-name="T6"><text:s text:c="2"/>&lt;/DatiStatoAdesione&gt;</text:span>]]&gt;</text:p>
            <text:p text:style-name="P11"><text:s text:c="8"/>&lt;/ns2:DatiStatoAdesione&gt;</text:p>
            <text:p text:style-name="P11"><text:s text:c="6"/>&lt;/ns2:g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7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getStatoAdesioneYG&gt;</text:p>
            <text:p text:style-name="P11"><text:s text:c="9"/>&lt;ns2:Esito&gt;<text:span text:style-name="T6">OK</text:span>&lt;/ns2:Esito&gt;</text:p>
            <text:p text:style-name="P11"><text:s text:c="9"/>&lt;ns2:MessaggioErrore/&gt;</text:p>
            <text:p text:style-name="P11">&lt;ns2:DataAdesione&gt;<text:span text:style-name="T6">2018-03-01</text:span>&lt;/ns2:DataAdesione&gt;</text:p>
            <text:p text:style-name="P11"><text:s text:c="9"/>&lt;ns2:StatoAdesione&gt;<text:span text:style-name="T6">A</text:span>&lt;/ns2:StatoAdesione&gt;</text:p>
            <text:p text:style-name="P11"><text:s text:c="9"/>&lt;ns2:DataStatoAdesione&gt;<text:span text:style-name="T6">2018-03-18T09:00:00</text:span>&lt;/ns2:DataStatoAdesione&gt;</text:p>
            <text:p text:style-name="P11"><text:s text:c="6"/>&lt;/ns2:risposta_g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7.C2" office:value-type="string">
            <text:p text:style-name="P11">Il servizio riceve un codice fiscale ed applica la logica seguente:</text:p>
            <text:p text:style-name="P11"/>
            <text:list xml:id="list38318491" text:continue-numbering="true" text:style-name="L2">
              <text:list-item>
                <text:p text:style-name="P16">cerca nella tabella adesione_yg un’adesione con lo stesso codice fiscale ricevuto</text:p>
                <text:list>
                  <text:list-item>
                    <text:p text:style-name="P16">se la trova, risponde un messaggio di OK, ed indica lo stato dell’adesione </text:p>
                  </text:list-item>
                  <text:list-item>
                    <text:p text:style-name="P16">se non lo trova risponde con un messaggio di adesione non trovata</text:p>
                  </text:list-item>
                </text:list>
              </text:list-item>
            </text:list>
            <text:p text:style-name="P11"/>
            <text:p text:style-name="P11"/>
            <text:p text:style-name="P11"/>
          </table:table-cell>
        </table:table-row>
        <table:table-row>
          <table:table-cell table:style-name="Tabella7.A2" office:value-type="string">
            <text:p text:style-name="P11"/>
          </table:table-cell>
          <table:table-cell table:style-name="Tabella7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getStatoAdesioneYG&gt;</text:p>
            <text:p text:style-name="P11"><text:s text:c="9"/>&lt;ns2:Esito&gt;<text:span text:style-name="T6">KO</text:span>&lt;/ns2:Esito&gt;</text:p>
            <text:p text:style-name="P11"><text:s text:c="9"/>&lt;ns2:MessaggioErrore&gt;<text:span text:style-name="T6">Adesione non disponibile.</text:span>&lt;/ns2:MessaggioErrore&gt;</text:p>
            <text:p text:style-name="P11">&lt;ns2:DataAdesione&gt;0001-01-01&lt;/ns2:DataAdesione&gt;</text:p>
            <text:p text:style-name="P11"><text:s text:c="9"/>&lt;ns2:StatoAdesione/&gt;</text:p>
            <text:p text:style-name="P11"><text:s text:c="9"/>&lt;ns2:DataStatoAdesione&gt;0001-01-01T00:00:00&lt;/ns2:DataStatoAdesione&gt;</text:p>
            <text:p text:style-name="P11"><text:s text:c="6"/>&lt;/ns2:risposta_g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7.C2" office:value-type="string">
            <text:p text:style-name="P11">Questa è la risposta nel caso in cui non esiste un’adesione per il codice fiscale ricevuto.</text:p>
            <text:p text:style-name="P11"/>
            <text:p text:style-name="P11"/>
          </table:table-cell>
        </table:table-row>
      </table:table>
      <text:p text:style-name="P1"/>
      <text:p text:style-name="P1"><text:soft-page-break/></text:p>
      <text:p text:style-name="P22"/>
      <text:p text:style-name="P1"><text:span text:style-name="T5">S</text:span><text:span text:style-name="T5">ervizio “</text:span><text:span text:style-name="T5">Flusso Stato-Adesione-YG </text:span><text:span text:style-name="T5">(</text:span><text:span text:style-name="T5">s</text:span><text:span text:style-name="T5">etStatoAdesioneYG)</text:span><text:span text:style-name="T5">”: modalità di </text:span><text:span text:style-name="T5">interrogazione, elaborazione e risposta</text:span></text:p>
      <text:p text:style-name="P1"/>
      <text:p text:style-name="P2">Url del WSDL</text:p>
      <text:p text:style-name="P1">http://sil2:18083/YG_SET_mockservizicoapWSSoapBinding?wsdl</text:p>
      <text:p text:style-name="P1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table:number-columns-spanned="3" office:value-type="string">
            <text:p text:style-name="P11">Operation: setStatoAdesioneYG</text:p>
          </table:table-cell>
          <table:covered-table-cell/>
          <table:covered-table-cell/>
        </table:table-row>
        <table:table-row>
          <table:table-cell table:style-name="Tabella8.A2" office:value-type="string">
            <text:p text:style-name="P12">Esempio di body in input</text:p>
          </table:table-cell>
          <table:table-cell table:style-name="Tabella8.A2" office:value-type="string">
            <text:p text:style-name="P12">Possibile risposta</text:p>
          </table:table-cell>
          <table:table-cell table:style-name="Tabella8.C2" office:value-type="string">
            <text:p text:style-name="P12">Logica di elaborazione</text:p>
          </table:table-cell>
        </table:table-row>
        <table:table-row>
          <table:table-cell table:style-name="Tabella8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setStatoAdesioneYG&gt;</text:p>
            <text:p text:style-name="P11"><text:s text:c="9"/>&lt;ns2:DatiStatoAdesione&gt;</text:p>
            <text:p text:style-name="P11">&lt;![CDATA[<text:span text:style-name="T6">&lt;?xml version="1.0" encoding="utf-8"?&gt;</text:span></text:p>
            <text:p text:style-name="P13"><text:s text:c="2"/>&lt;DatiStatoAdesione xmlns:xsi="http://www.w3.org/2001/XMLSchema-instance"&gt;</text:p>
            <text:p text:style-name="P13"><text:s text:c="2"/>&lt;codiceFiscale&gt;DLRVCN69S20F839W&lt;/codiceFiscale&gt;</text:p>
            <text:p text:style-name="P13"><text:s text:c="2"/>&lt;DataAdesione&gt;2018-03-01&lt;/DataAdesione&gt;</text:p>
            <text:p text:style-name="P13"><text:s text:c="2"/>&lt;RegioneAdesione&gt;01&lt;/RegioneAdesione&gt;</text:p>
            <text:p text:style-name="P13"><text:s text:c="2"/>&lt;StatoAdesione&gt;P&lt;/StatoAdesione&gt;</text:p>
            <text:p text:style-name="P11"><text:s text:c="2"/><text:span text:style-name="T6">&lt;/DatiStatoAdesione&gt;</text:span></text:p>
            <text:p text:style-name="P11">]]&gt; <text:s text:c="9"/></text:p>
            <text:p text:style-name="P11"><text:s text:c="9"/>&lt;/ns2:DatiStatoAdesione&gt;</text:p>
            <text:p text:style-name="P11"><text:s text:c="6"/>&lt;/ns2:s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8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setStatoAdesioneYG&gt;</text:p>
            <text:p text:style-name="P11"><text:s text:c="9"/>&lt;ns2:Esito&gt;<text:span text:style-name="T6">OK</text:span>&lt;/ns2:Esito&gt;</text:p>
            <text:p text:style-name="P11"><text:s text:c="9"/>&lt;ns2:MessaggioErrore&gt;<text:span text:style-name="T6">Cambio stato adesione eseguito correttamente</text:span>&lt;/ns2:MessaggioErrore&gt;</text:p>
            <text:p text:style-name="P11"><text:s text:c="6"/>&lt;/ns2:risposta_s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8.C2" office:value-type="string">
            <text:p text:style-name="P11">Il servizio riceve un codice fiscale ed applica la logica seguente:</text:p>
            <text:p text:style-name="P11"/>
            <text:list xml:id="list38347776" text:continue-numbering="true" text:style-name="L2">
              <text:list-item>
                <text:p text:style-name="P16">cerca nella tabella adesione_yg un’adesione con lo stesso codice fiscale ricevuto</text:p>
                <text:list>
                  <text:list-item>
                    <text:p text:style-name="P16">se la trova e la transizione di stato è ammessa, risponde un messaggio di OK</text:p>
                  </text:list-item>
                  <text:list-item>
                    <text:p text:style-name="P16">se non la trova ma la transizione di stato non è permessa, risponde con un messaggio di errore</text:p>
                  </text:list-item>
                  <text:list-item>
                    <text:p text:style-name="P16">se non la trova, risponde con un messaggio di adesione non trovata</text:p>
                  </text:list-item>
                </text:list>
              </text:list-item>
            </text:list>
            <text:p text:style-name="P11"/>
          </table:table-cell>
        </table:table-row>
        <table:table-row>
          <table:table-cell table:style-name="Tabella8.A2" office:value-type="string">
            <text:p text:style-name="P11"/>
          </table:table-cell>
          <table:table-cell table:style-name="Tabella8.A2" office:value-type="string">
            <text:p text:style-name="P11">&lt;soapenv:Envelope 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setStatoAdesioneYG&gt;</text:p>
            <text:p text:style-name="P11"><text:s text:c="9"/>&lt;ns2:Esito&gt;<text:span text:style-name="T6">KO</text:span>&lt;/ns2:Esito&gt;</text:p>
            <text:p text:style-name="P11"><text:s text:c="9"/>&lt;ns2:MessaggioErrore&gt;<text:span text:style-name="T6">Stato inviato non coerente con lo stato attuale dell'adesione</text:span>&lt;/ns2:MessaggioErrore&gt;</text:p>
            <text:p text:style-name="P11"><text:s text:c="6"/>&lt;/ns2:risposta_s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8.C2" office:value-type="string">
            <text:p text:style-name="P11">Questa è la risposta nel caso in cui la transizione di stato non è permessa.</text:p>
            <text:p text:style-name="P11"/>
            <text:p text:style-name="P11"/>
          </table:table-cell>
        </table:table-row>
        <table:table-row>
          <table:table-cell table:style-name="Tabella8.A2" office:value-type="string">
            <text:p text:style-name="P11"/>
          </table:table-cell>
          <table:table-cell table:style-name="Tabella8.A2" office:value-type="string">
            <text:p text:style-name="P11">&lt;soapenv:Envelope <text:soft-page-break/>xmlns:soapenv="http://schemas.xmlsoap.org/soap/envelope/" xmlns:ns2="http://servizi.lavoro.gov.it/servizicoap/types"&gt;</text:p>
            <text:p text:style-name="P11"><text:s text:c="3"/>&lt;soapenv:Header/&gt;</text:p>
            <text:p text:style-name="P11"><text:s text:c="3"/>&lt;soapenv:Body&gt;</text:p>
            <text:p text:style-name="P11"><text:s text:c="6"/>&lt;ns2:risposta_setStatoAdesioneYG&gt;</text:p>
            <text:p text:style-name="P11"><text:s text:c="9"/>&lt;ns2:Esito&gt;<text:span text:style-name="T6">KO</text:span>&lt;/ns2:Esito&gt;</text:p>
            <text:p text:style-name="P11"><text:s text:c="9"/>&lt;ns2:MessaggioErrore&gt;P<text:span text:style-name="T6">orca quella miseria...</text:span>&lt;/ns2:MessaggioErrore&gt;</text:p>
            <text:p text:style-name="P11"><text:s text:c="6"/>&lt;/ns2:risposta_setStatoAdesioneYG&gt;</text:p>
            <text:p text:style-name="P11"><text:s text:c="3"/>&lt;/soapenv:Body&gt;</text:p>
            <text:p text:style-name="P11">&lt;/soapenv:Envelope&gt;</text:p>
          </table:table-cell>
          <table:table-cell table:style-name="Tabella8.C2" office:value-type="string">
            <text:p text:style-name="P11">Questa è la risposta nel caso in cui l’adesione <text:soft-page-break/>non è stata trovata.</text:p>
            <text:p text:style-name="P11"/>
            <text:p text:style-name="P11">Il messaggio di errore è stato inventato.</text:p>
          </table:table-cell>
        </table:table-row>
      </table:table>
      <text:p text:style-name="P1"/>
      <text:p text:style-name="P1"/>
      <text:p text:style-name="P22"/>
      <text:p text:style-name="P1"><text:span text:style-name="T5">S</text:span><text:span text:style-name="T5">ervizio “</text:span><text:span text:style-name="T5">Flusso </text:span><text:span text:style-name="T5">PROFILING-YG</text:span><text:span text:style-name="T5">”: modalità di </text:span><text:span text:style-name="T5">interrogazione, elaborazione e risposta</text:span></text:p>
      <text:p text:style-name="P1"/>
      <text:p text:style-name="P2">Url del WSDL</text:p>
      <text:p text:style-name="P1">http://sil2:18084/mockYG_Profiling_Binding?wsdl</text:p>
      <text:p text:style-name="P1"/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table:number-columns-spanned="3" office:value-type="string">
            <text:p text:style-name="P11">Operation: insert</text:p>
          </table:table-cell>
          <table:covered-table-cell/>
          <table:covered-table-cell/>
        </table:table-row>
        <table:table-row>
          <table:table-cell table:style-name="Tabella9.A2" office:value-type="string">
            <text:p text:style-name="P12">Esempio di body in input</text:p>
          </table:table-cell>
          <table:table-cell table:style-name="Tabella9.A2" office:value-type="string">
            <text:p text:style-name="P12">Possibile risposta</text:p>
          </table:table-cell>
          <table:table-cell table:style-name="Tabella9.C2" office:value-type="string">
            <text:p text:style-name="P12">Logica di elaborazione</text:p>
          </table:table-cell>
        </table:table-row>
        <table:table-row>
          <table:table-cell table:style-name="Tabella9.A2" office:value-type="string">
            <text:p text:style-name="P11">&lt;soapenv:Envelope xmlns:soapenv="http://schemas.xmlsoap.org/soap/envelope/" xmlns:ns2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 text:c="6"/>&lt;ns2:Insert_Input&gt;</text:p>
            <text:p text:style-name="P11"><text:s text:c="9"/>&lt;ns2:cf&gt;<text:span text:style-name="T6">DLRVCN69S20F839W</text:span>&lt;/ns2:cf&gt;</text:p>
            <text:p text:style-name="P11"><text:s text:c="9"/>&lt;ns2:titoloStudio&gt;<text:span text:style-name="T6">40102004</text:span>&lt;/ns2:titoloStudio&gt;</text:p>
            <text:p text:style-name="P11"><text:s text:c="9"/>&lt;ns2:codProv&gt;<text:span text:style-name="T6">058</text:span>&lt;/ns2:codProv&gt;</text:p>
            <text:p text:style-name="P11"><text:s text:c="9"/>&lt;ns2:presenzaIt&gt;<text:span text:style-name="T6">A01</text:span>&lt;/ns2:presenzaIt&gt;</text:p>
            <text:p text:style-name="P11"><text:s text:c="9"/>&lt;ns2:occupazAp&gt;<text:span text:style-name="T6">A03</text:span>&lt;/ns2:occupazAp&gt;</text:p>
            <text:p text:style-name="P11"><text:s text:c="6"/>&lt;/ns2:Insert_Input&gt;</text:p>
            <text:p text:style-name="P11"><text:s text:c="3"/>&lt;/soapenv:Body&gt;</text:p>
            <text:p text:style-name="P11">&lt;/soapenv:Envelope&gt;</text:p>
          </table:table-cell>
          <table:table-cell table:style-name="Tabella9.A2" office:value-type="string">
            <text:p text:style-name="P11">&lt;soapenv:Envelope xmlns:soapenv="http://schemas.xmlsoap.org/soap/envelope/" xmlns:ns0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 text:c="6"/>&lt;ns0:YG_ProfilingCollection xmlns:xsi="http://www.w3.org/2001/XMLSchema-instance"&gt;</text:p>
            <text:p text:style-name="P11"><text:s text:c="9"/>&lt;ns0:YG_Profiling&gt;</text:p>
            <text:p text:style-name="P11"><text:s text:c="12"/>&lt;ns0:cf&gt;<text:span text:style-name="T6">DLRVCN69S20F839W</text:span>&lt;/ns0:cf&gt;</text:p>
            <text:p text:style-name="P11"><text:s text:c="12"/>&lt;ns0:codProv&gt;<text:span text:style-name="T6">058</text:span>&lt;/ns0:codProv&gt;</text:p>
            <text:p text:style-name="P11"><text:s text:c="12"/>&lt;ns0:dataInserimento&gt;<text:span text:style-name="T6">2019-03-26T12:45:00.000+02:00</text:span>&lt;/ns0:dataInserimento&gt;</text:p>
            <text:p text:style-name="P11"><text:s text:c="12"/>&lt;ns0:presenzaIt&gt;<text:span text:style-name="T6">A01</text:span>&lt;/ns0:presenzaIt&gt;</text:p>
            <text:p text:style-name="P11"><text:s text:c="12"/>&lt;ns0:occupazAp&gt;<text:span text:style-name="T6">A03</text:span>&lt;/ns0:occupazAp&gt;</text:p>
            <text:p text:style-name="P11"><text:s text:c="12"/>&lt;ns0:titoloStudio&gt;<text:span text:style-name="T6">40102004</text:span>&lt;/ns0:titoloStudio&gt;</text:p>
            <text:p text:style-name="P11"><text:s text:c="12"/>&lt;ns0:codGenere&gt;<text:span text:style-name="T6">M</text:span>&lt;/ns0:codGenere&gt;</text:p>
            <text:p text:style-name="P11"><text:s text:c="12"/>&lt;ns0:eta&gt;<text:span text:style-name="T6">28</text:span>&lt;/ns0:eta&gt;</text:p>
            <text:p text:style-name="P11"><text:s text:c="12"/>&lt;ns0:indice&gt;<text:span text:style-name="T6">1</text:span>&lt;/ns0:indice&gt;</text:p>
            <text:p text:style-name="P11"><text:s text:c="12"/>&lt;ns0:desIndice&gt;<text:span text:style-name="T6">Indice 1 Basso</text:span>&lt;/ns0:desIndice&gt;</text:p>
            <text:p text:style-name="P11"><text:s text:c="12"/>&lt;ns0:indice2&gt;<text:span text:style-name="T6">3</text:span>&lt;/ns0:indice2&gt;</text:p>
            <text:p text:style-name="P11"><text:s text:c="12"/>&lt;ns0:desIndice2&gt;<text:span text:style-name="T6">Indice2 3 Medio-Alto</text:span>&lt;/ns0:desIndice2&gt;</text:p>
            <text:p text:style-name="P11"><text:s text:c="12"/>&lt;ns0:esito&gt;<text:span text:style-name="T6">E01</text:span>&lt;/ns0:esito&gt;</text:p>
            <text:p text:style-name="P11"><text:s text:c="9"/>&lt;/ns0:YG_Profiling&gt;</text:p>
            <text:p text:style-name="P11"><text:s text:c="6"/>&lt;/ns0:YG_ProfilingCollection&gt;</text:p>
            <text:p text:style-name="P11"><text:s text:c="3"/>&lt;/soapenv:Body&gt;</text:p>
            <text:p text:style-name="P11">&lt;/soapenv:Envelope&gt;</text:p>
          </table:table-cell>
          <table:table-cell table:style-name="Tabella9.C2" office:value-type="string">
            <text:p text:style-name="P11">Il servizio riceve la richiesta di calcolo del profiling YG ed applica la logica seguente:</text:p>
            <text:p text:style-name="P11"/>
            <text:list xml:id="list38319881" text:continue-numbering="true" text:style-name="L2">
              <text:list-item>
                <text:p text:style-name="P16">preleva il codice fiscale dal payload in input</text:p>
              </text:list-item>
              <text:list-item>
                <text:p text:style-name="P16">lo ricerca nella tabella profiling_yg. Se c’è restituisce il contenuto del campo risposta_insert.</text:p>
              </text:list-item>
              <text:list-item>
                <text:p text:style-name="P16">Altrimenti restituisce un KO</text:p>
              </text:list-item>
            </text:list>
            <text:p text:style-name="P11"/>
            <text:p text:style-name="P11"/>
            <text:p text:style-name="P11">Tabelle di transcodifica:</text:p>
            <text:p text:style-name="P11"/>
            <text:list xml:id="list2660700858917749888" text:style-name="L3">
              <text:list-item>
                <text:p text:style-name="P17">codProv<text:line-break/>std_provincia</text:p>
              </text:list-item>
              <text:list-item>
                <text:p text:style-name="P17">presenzaIt<text:line-break/>std_presenza_in_italia (NUOVA)</text:p>
              </text:list-item>
              <text:list-item>
                <text:p text:style-name="P17">occupazAp<text:line-break/>std_condizione_occupazionale (NUOVA)</text:p>
              </text:list-item>
              <text:list-item>
                <text:p text:style-name="P17">titoloStudio<text:line-break/>std_titolo</text:p>
              </text:list-item>
              <text:list-item>
                <text:p text:style-name="P17">codGenere<text:line-break/>std_genere</text:p>
              </text:list-item>
            </text:list>
            <text:p text:style-name="P11"/>
          </table:table-cell>
        </table:table-row>
        <table:table-row>
          <table:table-cell table:style-name="Tabella9.A2" office:value-type="string">
            <text:p text:style-name="P11">&lt;soapenv:Envelope xmlns:soapenv="http://schemas.xmlsoap.org/soap/envelope/" xmlns:ns2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oft-page-break/><text:s text:c="6"/>&lt;ns2:Insert_Input&gt;</text:p>
            <text:p text:style-name="P11"><text:s text:c="9"/>&lt;ns2:cf&gt;<text:span text:style-name="T6">DLRVCN69S20F839</text:span><text:span text:style-name="T6">Q</text:span>&lt;/ns2:cf&gt;</text:p>
            <text:p text:style-name="P11"><text:s text:c="9"/>&lt;ns2:titoloStudio&gt;<text:span text:style-name="T6">40102004</text:span>&lt;/ns2:titoloStudio&gt;</text:p>
            <text:p text:style-name="P11"><text:s text:c="9"/>&lt;ns2:codProv&gt;<text:span text:style-name="T6">058</text:span>&lt;/ns2:codProv&gt;</text:p>
            <text:p text:style-name="P11"><text:s text:c="9"/>&lt;ns2:presenzaIt&gt;<text:span text:style-name="T6">A01</text:span>&lt;/ns2:presenzaIt&gt;</text:p>
            <text:p text:style-name="P11"><text:s text:c="9"/>&lt;ns2:occupazAp&gt;<text:span text:style-name="T6">A03</text:span>&lt;/ns2:occupazAp&gt;</text:p>
            <text:p text:style-name="P11"><text:s text:c="6"/>&lt;/ns2:Insert_Input&gt;</text:p>
            <text:p text:style-name="P11"><text:s text:c="3"/>&lt;/soapenv:Body&gt;</text:p>
            <text:p text:style-name="P11">&lt;/soapenv:Envelope&gt;</text:p>
          </table:table-cell>
          <table:table-cell table:style-name="Tabella9.A2" office:value-type="string">
            <text:p text:style-name="P11">&lt;soapenv:Envelope xmlns:soapenv="http://schemas.xmlsoap.org/soap/envelope/" xmlns:ns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oft-page-break/><text:s text:c="6"/>&lt;ns:YG_ProfilingCollection xmlns:xsi="http://www.w3.org/2001/XMLSchema-instance"&gt;</text:p>
            <text:p text:style-name="P11"><text:s text:c="9"/>&lt;ns:YG_Profiling&gt;</text:p>
            <text:p text:style-name="P11"><text:s text:c="12"/>&lt;ns:cf xsi:nil="true"/&gt;</text:p>
            <text:p text:style-name="P11"><text:s text:c="12"/>&lt;ns:codProv xsi:nil="true"/&gt;</text:p>
            <text:p text:style-name="P11"><text:s text:c="12"/>&lt;ns:dataInserimento&gt;<text:span text:style-name="T6">2019-03-27T11:28:58.000+01:00</text:span>&lt;/ns0:dataInserimento&gt;</text:p>
            <text:p text:style-name="P11"><text:s text:c="12"/>&lt;ns:presenzaIt xsi:nil="true"/&gt;</text:p>
            <text:p text:style-name="P11"><text:s text:c="12"/>&lt;ns:occupazAp xsi:nil="true"/&gt;</text:p>
            <text:p text:style-name="P11"><text:s text:c="12"/>&lt;ns:titoloStudio xsi:nil="true"/&gt;</text:p>
            <text:p text:style-name="P11"><text:s text:c="12"/>&lt;ns:codGenere xsi:nil="true"/&gt;</text:p>
            <text:p text:style-name="P11"><text:s text:c="12"/>&lt;ns:eta xsi:nil="true"/&gt;</text:p>
            <text:p text:style-name="P11"><text:s text:c="12"/>&lt;ns:indice xsi:nil="true"/&gt;</text:p>
            <text:p text:style-name="P11"><text:s text:c="12"/>&lt;ns:desIndice xsi:nil="true"/&gt;</text:p>
            <text:p text:style-name="P11"><text:s text:c="12"/>&lt;ns:indice2 xsi:nil="true"/&gt;</text:p>
            <text:p text:style-name="P11"><text:s text:c="12"/>&lt;ns:desIndice2 xsi:nil="true"/&gt;</text:p>
            <text:p text:style-name="P11"><text:s text:c="12"/>&lt;ns:esito&gt;<text:span text:style-name="T6">E08</text:span>&lt;/ns0:esito&gt;</text:p>
            <text:p text:style-name="P11"><text:s text:c="9"/>&lt;/ns:YG_Profiling&gt;</text:p>
            <text:p text:style-name="P11"><text:s text:c="6"/>&lt;/ns:YG_ProfilingCollection&gt;</text:p>
            <text:p text:style-name="P11"><text:s text:c="3"/>&lt;/soapenv:Body&gt;</text:p>
            <text:p text:style-name="P11">&lt;/soapenv:Envelope&gt;</text:p>
          </table:table-cell>
          <table:table-cell table:style-name="Tabella9.C2" office:value-type="string">
            <text:p text:style-name="P11">Questo è un caso in cui non viene restituito un KO</text:p>
          </table:table-cell>
        </table:table-row>
      </table:table>
      <text:p text:style-name="P1"/>
      <text:p text:style-name="P10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table:number-columns-spanned="3" office:value-type="string">
            <text:p text:style-name="P11">Operation: select</text:p>
          </table:table-cell>
          <table:covered-table-cell/>
          <table:covered-table-cell/>
        </table:table-row>
        <table:table-row>
          <table:table-cell table:style-name="Tabella10.A2" office:value-type="string">
            <text:p text:style-name="P12">Esempio di body in input</text:p>
          </table:table-cell>
          <table:table-cell table:style-name="Tabella10.A2" office:value-type="string">
            <text:p text:style-name="P12">Possibile risposta</text:p>
          </table:table-cell>
          <table:table-cell table:style-name="Tabella10.C2" office:value-type="string">
            <text:p text:style-name="P12">Logica di elaborazione</text:p>
          </table:table-cell>
        </table:table-row>
        <table:table-row>
          <table:table-cell table:style-name="Tabella10.A2" office:value-type="string">
            <text:p text:style-name="P11">&lt;soapenv:Envelope xmlns:soapenv="http://schemas.xmlsoap.org/soap/envelope/" xmlns:ns2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 text:c="6"/>&lt;ns2:Select_Input&gt;</text:p>
            <text:p text:style-name="P11"><text:s text:c="9"/>&lt;ns2:cf&gt;<text:span text:style-name="T6">DLRVCN69S20F839W</text:span>&lt;/ns2:cf&gt;</text:p>
            <text:p text:style-name="P11"><text:s text:c="9"/>&lt;ns2:provincia&gt;<text:span text:style-name="T6">058</text:span>&lt;/ns2:provincia&gt;</text:p>
            <text:p text:style-name="P11"><text:s text:c="6"/>&lt;/ns2:Select_Input&gt;</text:p>
            <text:p text:style-name="P11"><text:s text:c="3"/>&lt;/soapenv:Body&gt;</text:p>
            <text:p text:style-name="P11">&lt;/soapenv:Envelope&gt;</text:p>
          </table:table-cell>
          <table:table-cell table:style-name="Tabella10.A2" office:value-type="string">
            <text:p text:style-name="P11">&lt;soapenv:Envelope xmlns:soapenv="http://schemas.xmlsoap.org/soap/envelope/"&gt;</text:p>
            <text:p text:style-name="P11"><text:s text:c="3"/>&lt;soapenv:Header/&gt;</text:p>
            <text:p text:style-name="P11"><text:s text:c="3"/>&lt;soapenv:Body&gt;</text:p>
            <text:p text:style-name="P11"><text:s text:c="6"/>&lt;ns0:YG_ProfilingCollection xmlns:ns0="http://mlps.gov.it/DataModels/InformationDelivery/YG_Profiling/1.3" xmlns:xsi="http://www.w3.org/2001/XMLSchema-instance"&gt;</text:p>
            <text:p text:style-name="P11"><text:s text:c="9"/>&lt;ns0:YG_Profiling&gt;</text:p>
            <text:p text:style-name="P11"><text:s text:c="12"/>&lt;ns0:cf&gt;<text:span text:style-name="T6">DLRVCN69S20F839W</text:span>&lt;/ns0:cf&gt;</text:p>
            <text:p text:style-name="P11"><text:s text:c="12"/>&lt;ns0:codProv&gt;<text:span text:style-name="T6">058</text:span>&lt;/ns0:codProv&gt;</text:p>
            <text:p text:style-name="P11"><text:s text:c="12"/>&lt;ns0:dataInserimento&gt;<text:span text:style-name="T6">2018-10-16T16:26:18.000+02:00</text:span>&lt;/ns0:dataInserimento&gt;</text:p>
            <text:p text:style-name="P11"><text:s text:c="12"/>&lt;ns0:presenzaIt&gt;<text:span text:style-name="T6">A01</text:span>&lt;/ns0:presenzaIt&gt;</text:p>
            <text:p text:style-name="P11"><text:s text:c="12"/>&lt;ns0:occupazAp&gt;<text:span text:style-name="T6">A03</text:span>&lt;/ns0:occupazAp&gt;</text:p>
            <text:p text:style-name="P11"><text:s text:c="12"/>&lt;ns0:titoloStudio&gt;<text:span text:style-name="T6">40102004</text:span>&lt;/ns0:titoloStudio&gt;</text:p>
            <text:p text:style-name="P11"><text:s text:c="12"/>&lt;ns0:codGenere&gt;<text:span text:style-name="T6">M</text:span>&lt;/ns0:codGenere&gt;</text:p>
            <text:p text:style-name="P11"><text:s text:c="12"/>&lt;ns0:eta&gt;<text:span text:style-name="T6">20</text:span>&lt;/ns0:eta&gt;</text:p>
            <text:p text:style-name="P11"><text:s text:c="12"/>&lt;ns0:indice&gt;<text:span text:style-name="T6">1</text:span>&lt;/ns0:indice&gt;</text:p>
            <text:p text:style-name="P11"><text:s text:c="12"/>&lt;ns0:desIndice&gt;<text:span text:style-name="T6">Indice 1 Basso</text:span>&lt;/ns0:desIndice&gt;</text:p>
            <text:p text:style-name="P11"><text:s text:c="12"/>&lt;ns0:indice2&gt;<text:span text:style-name="T6">3</text:span>&lt;/ns0:indice2&gt;</text:p>
            <text:p text:style-name="P11"><text:s text:c="12"/>&lt;ns0:desIndice2&gt;<text:span text:style-name="T6">Indice2 3 Medio-Alto</text:span>&lt;/ns0:desIndice2&gt;</text:p>
            <text:p text:style-name="P11"><text:s text:c="12"/>&lt;ns0:esito&gt;<text:span text:style-name="T6">E01</text:span>&lt;/ns0:esito&gt;</text:p>
            <text:p text:style-name="P11"><text:s text:c="9"/>&lt;/ns0:YG_Profiling&gt;</text:p>
            <text:p text:style-name="P11"><text:s text:c="6"/>&lt;/ns0:YG_ProfilingCollection&gt;</text:p>
            <text:p text:style-name="P11"><text:s text:c="3"/>&lt;/soapenv:Body&gt;</text:p>
            <text:p text:style-name="P11">&lt;/soapenv:Envelope&gt;</text:p>
          </table:table-cell>
          <table:table-cell table:style-name="Tabella10.C2" office:value-type="string">
            <text:p text:style-name="P11">Il servizio riceve la richiesta di ricerca di un profiling YG calcolato in precedenza ed applica la logica seguente:</text:p>
            <text:p text:style-name="P11"/>
            <text:list xml:id="list38342476" text:continue-list="list38319881" text:style-name="L2">
              <text:list-item>
                <text:p text:style-name="P16">preleva il codice fiscale dal payload in input</text:p>
              </text:list-item>
              <text:list-item>
                <text:p text:style-name="P16">lo ricerca nella tabella profiling_yg. Se c’è restituisce il contenuto del campo risposta_select.</text:p>
              </text:list-item>
              <text:list-item>
                <text:p text:style-name="P16">Altrimenti restituisce un KO</text:p>
              </text:list-item>
            </text:list>
            <text:p text:style-name="P11"/>
            <text:p text:style-name="P11"/>
          </table:table-cell>
        </table:table-row>
        <table:table-row>
          <table:table-cell table:style-name="Tabella10.A2" office:value-type="string">
            <text:p text:style-name="P11">&lt;soapenv:Envelope xmlns:soapenv="http://schemas.xmlsoap.org/soap/envelope/" xmlns:ns2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 text:c="6"/>&lt;ns2:Select_Input&gt;</text:p>
            <text:p text:style-name="P11"><text:s text:c="9"/>&lt;ns2:cf&gt;<text:span text:style-name="T6">DLRVCN69S20F839Q</text:span>&lt;/ns2:cf&gt;</text:p>
            <text:p text:style-name="P11"><text:s text:c="9"/>&lt;ns2:provincia&gt;<text:span text:style-name="T6">058</text:span>&lt;/ns2:provincia&gt;</text:p>
            <text:p text:style-name="P11"><text:s text:c="6"/>&lt;/ns2:Select_Input&gt;</text:p>
            <text:p text:style-name="P11"><text:s text:c="3"/>&lt;/soapenv:Body&gt;</text:p>
            <text:p text:style-name="P11">&lt;/soapenv:Envelope&gt;</text:p>
          </table:table-cell>
          <table:table-cell table:style-name="Tabella10.A2" office:value-type="string">
            <text:p text:style-name="P11">&lt;soapenv:Envelope xmlns:soapenv="http://schemas.xmlsoap.org/soap/envelope/" xmlns:ns="http://mlps.gov.it/DataModels/InformationDelivery/YG_Profiling/1.3"&gt;</text:p>
            <text:p text:style-name="P11"><text:s text:c="3"/>&lt;soapenv:Header/&gt;</text:p>
            <text:p text:style-name="P11"><text:s text:c="3"/>&lt;soapenv:Body&gt;</text:p>
            <text:p text:style-name="P11"><text:s text:c="6"/>&lt;ns:YG_ProfilingCollection xmlns:xsi="http://www.w3.org/2001/XMLSchema-instance"&gt;</text:p>
            <text:p text:style-name="P11"><text:s text:c="9"/>&lt;ns:YG_Profiling&gt;</text:p>
            <text:p text:style-name="P11"><text:s text:c="12"/>&lt;ns:cf xsi:nil="true"/&gt;</text:p>
            <text:p text:style-name="P11"><text:s text:c="12"/>&lt;ns:codProv xsi:nil="true"/&gt;</text:p>
            <text:p text:style-name="P11"><text:s text:c="12"/>&lt;ns:dataInserimento&gt;<text:span text:style-name="T6">2018-10-</text:span><text:span text:style-name="T6">16T16:19:08.000+02:00</text:span>&lt;/ns0:dataInserimento&gt;</text:p>
            <text:p text:style-name="P11"><text:soft-page-break/><text:s text:c="12"/>&lt;ns:presenzaIt xsi:nil="true"/&gt;</text:p>
            <text:p text:style-name="P11"><text:s text:c="12"/>&lt;ns:occupazAp xsi:nil="true"/&gt;</text:p>
            <text:p text:style-name="P11"><text:s text:c="12"/>&lt;ns:titoloStudio xsi:nil="true"/&gt;</text:p>
            <text:p text:style-name="P11"><text:s text:c="12"/>&lt;ns:codGenere xsi:nil="true"/&gt;</text:p>
            <text:p text:style-name="P11"><text:s text:c="12"/>&lt;ns:eta xsi:nil="true"/&gt;</text:p>
            <text:p text:style-name="P11"><text:s text:c="12"/>&lt;ns:indice xsi:nil="true"/&gt;</text:p>
            <text:p text:style-name="P11"><text:s text:c="12"/>&lt;ns:desIndice xsi:nil="true"/&gt;</text:p>
            <text:p text:style-name="P11"><text:s text:c="12"/>&lt;ns:indice2 xsi:nil="true"/&gt;</text:p>
            <text:p text:style-name="P11"><text:s text:c="12"/>&lt;ns:desIndice2 xsi:nil="true"/&gt;</text:p>
            <text:p text:style-name="P11"><text:s text:c="12"/>&lt;ns:esito&gt;<text:span text:style-name="T6">E10</text:span>&lt;/ns0:esito&gt;</text:p>
            <text:p text:style-name="P11"><text:s text:c="9"/>&lt;/ns:YG_Profiling&gt;</text:p>
            <text:p text:style-name="P11"><text:s text:c="6"/>&lt;/ns:YG_ProfilingCollection&gt;</text:p>
            <text:p text:style-name="P11"><text:s text:c="3"/>&lt;/soapenv:Body&gt;</text:p>
            <text:p text:style-name="P11">&lt;/soapenv:Envelope&gt;</text:p>
          </table:table-cell>
          <table:table-cell table:style-name="Tabella10.C2" office:value-type="string">
            <text:p text:style-name="P11">Questo è un caso in cui non viene restituito un KO</text:p>
          </table:table-cell>
        </table:table-row>
        <table:table-row>
          <table:table-cell table:style-name="Tabella10.A2" office:value-type="string">
            <text:p text:style-name="P11"/>
          </table:table-cell>
          <table:table-cell table:style-name="Tabella10.A2" office:value-type="string">
            <text:p text:style-name="P11"/>
          </table:table-cell>
          <table:table-cell table:style-name="Tabella10.C2" office:value-type="string">
            <text:p text:style-name="P11"/>
          </table:table-cell>
        </table:table-row>
      </table:table>
      <text:p text:style-name="P1"/>
      <text:p text:style-name="P1"/>
      <text:p text:style-name="P23"><text:span text:style-name="T5">S</text:span><text:span text:style-name="T5">ervizi </text:span><text:span text:style-name="T5">REST del layer di cooperazione: servizio /stub/soggettiAccreditati</text:span></text:p>
      <text:p text:style-name="P6"/>
      <text:p text:style-name="P1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table:number-columns-spanned="3" office:value-type="string">
            <text:p text:style-name="P11">Operation: POST</text:p>
          </table:table-cell>
          <table:covered-table-cell/>
          <table:covered-table-cell/>
        </table:table-row>
        <table:table-row>
          <table:table-cell table:style-name="Tabella11.A2" office:value-type="string">
            <text:p text:style-name="P12">Esempio di body in input</text:p>
          </table:table-cell>
          <table:table-cell table:style-name="Tabella11.A2" office:value-type="string">
            <text:p text:style-name="P12">Possibile risposta</text:p>
          </table:table-cell>
          <table:table-cell table:style-name="Tabella11.C2" office:value-type="string">
            <text:p text:style-name="P12">Logica di elaborazione</text:p>
          </table:table-cell>
        </table:table-row>
        <table:table-row>
          <table:table-cell table:style-name="Tabella11.A2" office:value-type="string">
            <text:p text:style-name="P11">{</text:p>
            <text:p text:style-name="P11"><text:s text:c="2"/>"chiave": "3F2504E0-4F89-11D3-9A0C-0305E82C3301",</text:p>
            <text:p text:style-name="P11"><text:s text:c="2"/>"record_per_pagina": 10,</text:p>
            <text:p text:style-name="P11"><text:s text:c="2"/>"pagina": 1,</text:p>
            <text:p text:style-name="P11"><text:s text:c="2"/>"soggetto": {</text:p>
            <text:p text:style-name="P11"><text:s text:c="4"/>"codice_identificativo": "H501C001019",</text:p>
            <text:p text:style-name="P11"><text:s text:c="4"/>"denominazione": "CPI ROMA OSTIA"</text:p>
            <text:p text:style-name="P11"><text:s text:c="2"/>},</text:p>
            <text:p text:style-name="P11"><text:s text:c="2"/>"misure": [</text:p>
            <text:p text:style-name="P11"><text:s text:c="4"/>{</text:p>
            <text:p text:style-name="P11"><text:s text:c="6"/>"id": "YG-A03"</text:p>
            <text:p text:style-name="P11"><text:s text:c="4"/>}</text:p>
            <text:p text:style-name="P11"><text:s text:c="2"/>],</text:p>
            <text:p text:style-name="P11"><text:s text:c="2"/>"province": [</text:p>
            <text:p text:style-name="P11"><text:s text:c="4"/>{</text:p>
            <text:p text:style-name="P11"><text:s text:c="6"/>"id": "RM"</text:p>
            <text:p text:style-name="P11"><text:s text:c="4"/>}</text:p>
            <text:p text:style-name="P11"><text:s text:c="2"/>],</text:p>
            <text:p text:style-name="P11"><text:s text:c="2"/>"comuni": [</text:p>
            <text:p text:style-name="P11"><text:s text:c="4"/>{</text:p>
            <text:p text:style-name="P11"><text:s text:c="6"/>"id": "H501"</text:p>
            <text:p text:style-name="P11"><text:s text:c="4"/>}</text:p>
            <text:p text:style-name="P11"><text:s text:c="2"/>],</text:p>
            <text:p text:style-name="P11"><text:s text:c="2"/>"tipologie": [</text:p>
            <text:p text:style-name="P11"><text:s text:c="4"/>{</text:p>
            <text:p text:style-name="P11"><text:s text:c="6"/>"id": "CPI"</text:p>
            <text:p text:style-name="P11"><text:s text:c="4"/>}</text:p>
            <text:p text:style-name="P11"><text:s text:c="2"/>]</text:p>
            <text:p text:style-name="P11">}</text:p>
          </table:table-cell>
          <table:table-cell table:style-name="Tabella11.A2" office:value-type="string">
            <text:p text:style-name="P11">HTTP/1.1 200 OK </text:p>
            <text:p text:style-name="P11"/>
            <text:p text:style-name="P11">{</text:p>
            <text:p text:style-name="P11"><text:s text:c="3"/>"record_totali": 1,</text:p>
            <text:p text:style-name="P11"><text:s text:c="3"/>"pagina_corrente": 1,</text:p>
            <text:p text:style-name="P11"><text:s text:c="3"/>"pagine_totali": 1,</text:p>
            <text:p text:style-name="P11"><text:s text:c="3"/>"soggetti_accreditati": [ <text:s text:c="2"/>{</text:p>
            <text:p text:style-name="P11"><text:s text:c="6"/>"persona_giuridica": <text:s text:c="6"/>{</text:p>
            <text:p text:style-name="P11"><text:s text:c="9"/>"denominazione": "CPI ROMA OSTIA",</text:p>
            <text:p text:style-name="P11"><text:s text:c="9"/>"codice_fiscale": "02081750560",</text:p>
            <text:p text:style-name="P11"><text:s text:c="9"/>"partita_iva": "02081750560",</text:p>
            <text:p text:style-name="P11"><text:s text:c="9"/>"natura_giuridica": {"id": "1.03.20"},</text:p>
            <text:p text:style-name="P11"><text:s text:c="9"/>"email": "mail@mail.com",</text:p>
            <text:p text:style-name="P11"><text:s text:c="9"/>"telefono": "06 5678098",</text:p>
            <text:p text:style-name="P11"><text:s text:c="9"/>"province": <text:s text:c="9"/>[</text:p>
            <text:p text:style-name="P11"><text:s text:c="12"/>{"id": "VT"},</text:p>
            <text:p text:style-name="P11"><text:s text:c="12"/>{"id": "RM"}</text:p>
            <text:p text:style-name="P11"><text:s text:c="9"/>],</text:p>
            <text:p text:style-name="P11"><text:s text:c="9"/>"comuni": <text:s text:c="9"/>[</text:p>
            <text:p text:style-name="P11"><text:s text:c="12"/>{"id": "M082"},</text:p>
            <text:p text:style-name="P11"><text:s text:c="12"/>{"id": "H501"}</text:p>
            <text:p text:style-name="P11"><text:s text:c="9"/>]</text:p>
            <text:p text:style-name="P11"><text:s text:c="6"/>},</text:p>
            <text:p text:style-name="P11"><text:s text:c="6"/>"misure": <text:s text:c="6"/>[</text:p>
            <text:p text:style-name="P11"><text:s text:c="9"/>{"id": "YG-A03"},</text:p>
            <text:p text:style-name="P11"><text:s text:c="9"/>{"id": "YG-A06"},</text:p>
            <text:p text:style-name="P11"><text:s text:c="9"/>{"id": "YG-B04"},</text:p>
            <text:p text:style-name="P11"><text:s text:c="9"/>{"id": "YG-B05"},</text:p>
            <text:p text:style-name="P11"><text:s text:c="9"/>{"id": "YG-B08"}</text:p>
            <text:p text:style-name="P11"><text:s text:c="6"/>],</text:p>
            <text:p text:style-name="P11"><text:s text:c="6"/>"tipologia": "CPI"</text:p>
            <text:p text:style-name="P11"><text:s text:c="3"/>}]</text:p>
            <text:p text:style-name="P11">}</text:p>
          </table:table-cell>
          <table:table-cell table:style-name="Tabella11.C2" office:value-type="string">
            <text:p text:style-name="P11">Il servizio legge i parametri in input:</text:p>
            <text:list xml:id="list3348418395205099534" text:style-name="L4">
              <text:list-item>
                <text:p text:style-name="P18">pagina</text:p>
              </text:list-item>
              <text:list-item>
                <text:p text:style-name="P18">soggetto/codice_identificativo</text:p>
              </text:list-item>
              <text:list-item>
                <text:p text:style-name="P18">soggetto/denominazione</text:p>
              </text:list-item>
              <text:list-item>
                <text:p text:style-name="P18">misure[1]/id</text:p>
              </text:list-item>
              <text:list-item>
                <text:p text:style-name="P18">province[1]/id</text:p>
              </text:list-item>
              <text:list-item>
                <text:p text:style-name="P18">comuni[1]/id</text:p>
              </text:list-item>
              <text:list-item>
                <text:p text:style-name="P18">tipologie[1]/id</text:p>
              </text:list-item>
            </text:list>
            <text:p text:style-name="P11">ed esegue la query corrispondente sulla tabella soggetti_accreditati.</text:p>
            <text:p text:style-name="P11">Le clausole sono inserite per i parametri popolati e sono tutte in and logico.</text:p>
            <text:p text:style-name="P11">I match sono sempre esatti a meno di:</text:p>
            <text:list xml:id="list38347445" text:continue-numbering="true" text:style-name="L4">
              <text:list-item>
                <text:p text:style-name="P18">soggetto/denominazione</text:p>
              </text:list-item>
              <text:list-item>
                <text:p text:style-name="P18">misure[1]/id</text:p>
              </text:list-item>
            </text:list>
            <text:p text:style-name="P11">in cui si adopera una like.</text:p>
          </table:table-cell>
        </table:table-row>
        <table:table-row>
          <table:table-cell table:style-name="Tabella11.A2" office:value-type="string">
            <text:p text:style-name="P11">{</text:p>
            <text:p text:style-name="P11"><text:s text:c="2"/>"chiave": "3F2504E0-4F89-11D3-9A0C-0305E82C3301",</text:p>
            <text:p text:style-name="P11"><text:s text:c="2"/>"record_per_pagina": 10,</text:p>
            <text:p text:style-name="P11"><text:s text:c="2"/>"pagina": 1,</text:p>
            <text:p text:style-name="P11"><text:s text:c="2"/>"soggetto": {</text:p>
            <text:p text:style-name="P11"><text:s text:c="4"/>"codice_identificativo": "<text:span text:style-name="T1">errore</text:span>",</text:p>
            <text:p text:style-name="P11"><text:s text:c="4"/>"denominazione": "CPI ROMA OSTIA"</text:p>
            <text:p text:style-name="P11"><text:s text:c="2"/>},</text:p>
            <text:p text:style-name="P11"><text:s text:c="2"/>"misure": [</text:p>
            <text:p text:style-name="P11"><text:s text:c="4"/>{</text:p>
            <text:p text:style-name="P11"><text:soft-page-break/><text:s text:c="6"/>"id": "YG-A03"</text:p>
            <text:p text:style-name="P11"><text:s text:c="4"/>}</text:p>
            <text:p text:style-name="P11"><text:s text:c="2"/>],</text:p>
            <text:p text:style-name="P11"><text:s text:c="2"/>"province": [</text:p>
            <text:p text:style-name="P11"><text:s text:c="4"/>{</text:p>
            <text:p text:style-name="P11"><text:s text:c="6"/>"id": "RM"</text:p>
            <text:p text:style-name="P11"><text:s text:c="4"/>}</text:p>
            <text:p text:style-name="P11"><text:s text:c="2"/>],</text:p>
            <text:p text:style-name="P11"><text:s text:c="2"/>"comuni": [</text:p>
            <text:p text:style-name="P11"><text:s text:c="4"/>{</text:p>
            <text:p text:style-name="P11"><text:s text:c="6"/>"id": "H501"</text:p>
            <text:p text:style-name="P11"><text:s text:c="4"/>}</text:p>
            <text:p text:style-name="P11"><text:s text:c="2"/>],</text:p>
            <text:p text:style-name="P11"><text:s text:c="2"/>"tipologie": [</text:p>
            <text:p text:style-name="P11"><text:s text:c="4"/>{</text:p>
            <text:p text:style-name="P11"><text:s text:c="6"/>"id": "CPI"</text:p>
            <text:p text:style-name="P11"><text:s text:c="4"/>}</text:p>
            <text:p text:style-name="P11"><text:s text:c="2"/>]</text:p>
            <text:p text:style-name="P11">}</text:p>
          </table:table-cell>
          <table:table-cell table:style-name="Tabella11.A2" office:value-type="string">
            <text:p text:style-name="P11">HTTP/1.1 500 Internal Server Error </text:p>
            <text:p text:style-name="P11"/>
            <text:p text:style-name="P11">{"errore": {</text:p>
            <text:p text:style-name="P11"><text:s text:c="3"/>"id": "E000",</text:p>
            <text:p text:style-name="P11"><text:s text:c="3"/>"messaggio": "Errore generico"</text:p>
            <text:p text:style-name="P11">}}</text:p>
          </table:table-cell>
          <table:table-cell table:style-name="Tabella11.C2" office:value-type="string">
            <text:p text:style-name="P11">Lo stub è stato progettato in modo che se si popola il codice_identificativo con la stringa <text:span text:style-name="T1">errore</text:span>, allore viene restituito un HTTP 500.</text:p>
          </table:table-cell>
        </table:table-row>
        <table:table-row>
          <table:table-cell table:style-name="Tabella11.A2" office:value-type="string">
            <text:p text:style-name="P11"/>
          </table:table-cell>
          <table:table-cell table:style-name="Tabella11.A2" office:value-type="string">
            <text:p text:style-name="P11">HTTP/1.1 204 No Content </text:p>
          </table:table-cell>
          <table:table-cell table:style-name="Tabella11.C2" office:value-type="string">
            <text:p text:style-name="P11">Se non si trova nessun risultato eseguendo la query viene restituito un HTTP 204.</text:p>
          </table:table-cell>
        </table:table-row>
      </table:table>
      <text:p text:style-name="P1"/>
      <text:p text:style-name="P1"/>
      <text:p text:style-name="P1"/>
      <text:p text:style-name="P1"/>
      <text:p text:style-name="P23"><text:span text:style-name="T5">S</text:span><text:span text:style-name="T5">ervizi </text:span><text:span text:style-name="T5">REST del layer di cooperazione: servizio /stub/avanzaPolitica</text:span></text:p>
      <text:p text:style-name="P6"/>
      <text:p text:style-name="P1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table:number-columns-spanned="3" office:value-type="string">
            <text:p text:style-name="P11">Operation: POST</text:p>
          </table:table-cell>
          <table:covered-table-cell/>
          <table:covered-table-cell/>
        </table:table-row>
        <table:table-row>
          <table:table-cell table:style-name="Tabella12.A2" office:value-type="string">
            <text:p text:style-name="P12">Esempio di body in input</text:p>
          </table:table-cell>
          <table:table-cell table:style-name="Tabella12.A2" office:value-type="string">
            <text:p text:style-name="P12">Possibile risposta</text:p>
          </table:table-cell>
          <table:table-cell table:style-name="Tabella12.C2" office:value-type="string">
            <text:p text:style-name="P12">Logica di elaborazione</text:p>
          </table:table-cell>
        </table:table-row>
        <table:table-row>
          <table:table-cell table:style-name="Tabella12.A2" office:value-type="string">
            <text:p text:style-name="P11">{</text:p>
            <text:p text:style-name="P11"><text:s text:c="2"/>"chiave": "3F2504E0-4F89-11D3-9A0C-0305E82C3301",</text:p>
            <text:p text:style-name="P11"><text:s text:c="2"/>"codice_identificativo": "H501C001019",</text:p>
            <text:p text:style-name="P11"><text:s text:c="2"/>"misura" : {</text:p>
            <text:p text:style-name="P11"><text:s text:c="6"/>"id": "YG-A03",</text:p>
            <text:p text:style-name="P11"><text:s text:c="6"/>"evento": "GG-02",</text:p>
            <text:p text:style-name="P11"><text:s text:c="6"/>"timestamp_evento": "2019-10-21T13:28:06.419Z",</text:p>
            <text:p text:style-name="P11"><text:s text:c="6"/>"durata": 3,</text:p>
            <text:p text:style-name="P11"><text:s text:c="6"/>"tipologia_durata": "M" </text:p>
            <text:p text:style-name="P11"><text:s text:c="2"/>},</text:p>
            <text:p text:style-name="P11"><text:s text:c="2"/>"json_dinamico": {</text:p>
            <text:p text:style-name="P11"><text:s text:c="6"/>"parametro_1": "valore_1",</text:p>
            <text:p text:style-name="P11"><text:s text:c="6"/>"parametro_2": "valore_2"</text:p>
            <text:p text:style-name="P11"><text:s text:c="2"/>},</text:p>
            <text:p text:style-name="P11"><text:s text:c="2"/>"persona_fisica": {</text:p>
            <text:p text:style-name="P11"><text:s text:c="6"/>"nome": "Mario",</text:p>
            <text:p text:style-name="P11"><text:s text:c="6"/>"cognome": "Rossi",</text:p>
            <text:p text:style-name="P11"><text:s text:c="6"/>"codice_fiscale": "RSSMRA80A01H501U",</text:p>
            <text:p text:style-name="P11"><text:s text:c="6"/>"data_di_nascita": "1980-01-01",</text:p>
            <text:p text:style-name="P11"><text:s text:c="6"/>"comune_di_nascita": {"id": "H501"},</text:p>
            <text:p text:style-name="P11"><text:s text:c="4"/>"sesso": {"id": "M"},</text:p>
            <text:p text:style-name="P11"><text:s text:c="4"/>"residenza": {</text:p>
            <text:p text:style-name="P11"><text:s text:c="6"/>"indirizzo": "Via Monte Grappa, 28",</text:p>
            <text:p text:style-name="P11"><text:s text:c="6"/>"comune": {"id": "H501"}</text:p>
            <text:p text:style-name="P11"><text:s text:c="4"/>},</text:p>
            <text:p text:style-name="P11"><text:s text:c="4"/>"domicilio": {</text:p>
            <text:p text:style-name="P11"><text:s text:c="6"/>"indirizzo": "Via Monte Grappa, 28",</text:p>
            <text:p text:style-name="P11"><text:s text:c="6"/>"comune": {"id": "H501"}</text:p>
            <text:p text:style-name="P11"><text:s text:c="4"/>}</text:p>
            <text:p text:style-name="P11"><text:s text:c="2"/>}</text:p>
            <text:p text:style-name="P11">}</text:p>
          </table:table-cell>
          <table:table-cell table:style-name="Tabella12.A2" office:value-type="string">
            <text:p text:style-name="P11">HTTP/1.1 200 OK </text:p>
            <text:p text:style-name="P11"/>
            <text:p text:style-name="P11">{</text:p>
            <text:p text:style-name="P11"><text:s text:c="3"/>"esito": "OK",</text:p>
            <text:p text:style-name="P11"><text:s text:c="3"/>"errore": <text:s text:c="3"/>{</text:p>
            <text:p text:style-name="P11"><text:s text:c="6"/>"id": null,</text:p>
            <text:p text:style-name="P11"><text:s text:c="6"/>"messaggio": null</text:p>
            <text:p text:style-name="P11"><text:s text:c="3"/>}</text:p>
            <text:p text:style-name="P11">}</text:p>
          </table:table-cell>
          <table:table-cell table:style-name="Tabella12.C2" office:value-type="string">
            <text:p text:style-name="P11">Lo stub non considera né valida il contenuto in ingresso.</text:p>
            <text:p text:style-name="P11">In generale risponde sempre con un esito “OK”.</text:p>
          </table:table-cell>
        </table:table-row>
        <table:table-row>
          <table:table-cell table:style-name="Tabella12.A2" office:value-type="string">
            <text:p text:style-name="P11">{</text:p>
            <text:p text:style-name="P11"><text:s text:c="2"/>"chiave": "3F2504E0-4F89-11D3-9A0C-0305E82C3301",</text:p>
            <text:p text:style-name="P11"><text:s text:c="2"/>"codice_identificativo": "H501C001019",</text:p>
            <text:p text:style-name="P11"><text:s text:c="2"/>"misura" : {</text:p>
            <text:p text:style-name="P11"><text:s text:c="6"/>"id": "YG-A03",</text:p>
            <text:p text:style-name="P11"><text:s text:c="6"/>"evento": "GG-02",</text:p>
            <text:p text:style-name="P11"><text:s text:c="6"/>"timestamp_evento": "2019-10-21T13:28:06.419Z",</text:p>
            <text:p text:style-name="P11"><text:s text:c="6"/>"durata": 3,</text:p>
            <text:p text:style-name="P11"><text:s text:c="6"/>"tipologia_durata": "<text:span text:style-name="T1">O</text:span>" </text:p>
            <text:p text:style-name="P11"><text:soft-page-break/><text:s text:c="2"/>},</text:p>
            <text:p text:style-name="P11"><text:s text:c="2"/>"json_dinamico": {</text:p>
            <text:p text:style-name="P11"><text:s text:c="6"/>"parametro_1": "valore_1",</text:p>
            <text:p text:style-name="P11"><text:s text:c="6"/>"parametro_2": "valore_2"</text:p>
            <text:p text:style-name="P11"><text:s text:c="2"/>},</text:p>
            <text:p text:style-name="P11"><text:s text:c="2"/>"persona_fisica": {</text:p>
            <text:p text:style-name="P11"><text:s text:c="6"/>"nome": "Mario",</text:p>
            <text:p text:style-name="P11"><text:s text:c="6"/>"cognome": "Rossi",</text:p>
            <text:p text:style-name="P11"><text:s text:c="6"/>"codice_fiscale": "RSSMRA80A01H501U",</text:p>
            <text:p text:style-name="P11"><text:s text:c="6"/>"data_di_nascita": "1980-01-01",</text:p>
            <text:p text:style-name="P11"><text:s text:c="6"/>"comune_di_nascita": {"id": "H501"},</text:p>
            <text:p text:style-name="P11"><text:s text:c="4"/>"sesso": {"id": "M"},</text:p>
            <text:p text:style-name="P11"><text:s text:c="4"/>"residenza": {</text:p>
            <text:p text:style-name="P11"><text:s text:c="6"/>"indirizzo": "Via Monte Grappa, 28",</text:p>
            <text:p text:style-name="P11"><text:s text:c="6"/>"comune": {"id": "H501"}</text:p>
            <text:p text:style-name="P11"><text:s text:c="4"/>},</text:p>
            <text:p text:style-name="P11"><text:s text:c="4"/>"domicilio": {</text:p>
            <text:p text:style-name="P11"><text:s text:c="6"/>"indirizzo": "Via Monte Grappa, 28",</text:p>
            <text:p text:style-name="P11"><text:s text:c="6"/>"comune": {"id": "H501"}</text:p>
            <text:p text:style-name="P11"><text:s text:c="4"/>}</text:p>
            <text:p text:style-name="P11"><text:s text:c="2"/>}</text:p>
            <text:p text:style-name="P11">}</text:p>
          </table:table-cell>
          <table:table-cell table:style-name="Tabella12.A2" office:value-type="string">
            <text:p text:style-name="P11">HTTP/1.1 500 Internal Server Error </text:p>
            <text:p text:style-name="P11"/>
            <text:p text:style-name="P11">{</text:p>
            <text:p text:style-name="P11"><text:s text:c="3"/>"esito": "KO",</text:p>
            <text:p text:style-name="P11"><text:s text:c="3"/>"errore": <text:s text:c="3"/>{</text:p>
            <text:p text:style-name="P11"><text:s text:c="6"/>"id": "E000",</text:p>
            <text:p text:style-name="P11"><text:s text:c="6"/>"messaggio": "Errore generico"</text:p>
            <text:p text:style-name="P11"><text:s text:c="3"/>}</text:p>
            <text:p text:style-name="P11">}</text:p>
          </table:table-cell>
          <table:table-cell table:style-name="Tabella12.C2" office:value-type="string">
            <text:p text:style-name="P11">Nel caso in cui si imposti tipologia_durata=”<text:span text:style-name="T1">O</text:span>” (ore) allora lo stub risponde con un esito “KO” e codice HTTP 500.</text:p>
          </table:table-cell>
        </table:table-row>
        <table:table-row>
          <table:table-cell table:style-name="Tabella12.A2" office:value-type="string">
            <text:p text:style-name="P11">{</text:p>
            <text:p text:style-name="P11"><text:s text:c="2"/>"chiave": "3F2504E0-4F89-11D3-9A0C-0305E82C3301",</text:p>
            <text:p text:style-name="P11"><text:s text:c="2"/>"codice_identificativo": "H501C001019",</text:p>
            <text:p text:style-name="P11"><text:s text:c="2"/>"misura" : {</text:p>
            <text:p text:style-name="P11"><text:s text:c="6"/>"id": "YG-A03",</text:p>
            <text:p text:style-name="P11"><text:s text:c="6"/>"evento": "GG-02",</text:p>
            <text:p text:style-name="P11"><text:s text:c="6"/>"timestamp_evento": "2019-10-21T13:28:06.419Z",</text:p>
            <text:p text:style-name="P11"><text:s text:c="6"/>"durata": 3,</text:p>
            <text:p text:style-name="P11"><text:s text:c="6"/>"tipologia_durata": "<text:span text:style-name="T1">G</text:span>" </text:p>
            <text:p text:style-name="P11"><text:s text:c="2"/>},</text:p>
            <text:p text:style-name="P11"><text:s text:c="2"/>"json_dinamico": {</text:p>
            <text:p text:style-name="P11"><text:s text:c="6"/>"parametro_1": "valore_1",</text:p>
            <text:p text:style-name="P11"><text:s text:c="6"/>"parametro_2": "valore_2"</text:p>
            <text:p text:style-name="P11"><text:s text:c="2"/>},</text:p>
            <text:p text:style-name="P11"><text:s text:c="2"/>"persona_fisica": {</text:p>
            <text:p text:style-name="P11"><text:s text:c="6"/>"nome": "Mario",</text:p>
            <text:p text:style-name="P11"><text:s text:c="6"/>"cognome": "Rossi",</text:p>
            <text:p text:style-name="P11"><text:s text:c="6"/>"codice_fiscale": "RSSMRA80A01H501U",</text:p>
            <text:p text:style-name="P11"><text:s text:c="6"/>"data_di_nascita": "1980-01-01",</text:p>
            <text:p text:style-name="P11"><text:s text:c="6"/>"comune_di_nascita": {"id": "H501"},</text:p>
            <text:p text:style-name="P11"><text:s text:c="4"/>"sesso": {"id": "M"},</text:p>
            <text:p text:style-name="P11"><text:s text:c="4"/>"residenza": {</text:p>
            <text:p text:style-name="P11"><text:s text:c="6"/>"indirizzo": "Via Monte Grappa, 28",</text:p>
            <text:p text:style-name="P11"><text:s text:c="6"/>"comune": {"id": "H501"}</text:p>
            <text:p text:style-name="P11"><text:s text:c="4"/>},</text:p>
            <text:p text:style-name="P11"><text:s text:c="4"/>"domicilio": {</text:p>
            <text:p text:style-name="P11"><text:s text:c="6"/>"indirizzo": "Via Monte Grappa, 28",</text:p>
            <text:p text:style-name="P11"><text:s text:c="6"/>"comune": {"id": "H501"}</text:p>
            <text:p text:style-name="P11"><text:soft-page-break/><text:s text:c="4"/>}</text:p>
            <text:p text:style-name="P11"><text:s text:c="2"/>}</text:p>
            <text:p text:style-name="P11">}</text:p>
          </table:table-cell>
          <table:table-cell table:style-name="Tabella12.A2" office:value-type="string">
            <text:p text:style-name="P11">HTTP/1.1 200 OK </text:p>
            <text:p text:style-name="P11"/>
            <text:p text:style-name="P11">{</text:p>
            <text:p text:style-name="P11"><text:s text:c="3"/>"esito": "KO",</text:p>
            <text:p text:style-name="P11"><text:s text:c="3"/>"errore": <text:s text:c="3"/>{</text:p>
            <text:p text:style-name="P11"><text:s text:c="6"/>"id": "ERR001",</text:p>
            <text:p text:style-name="P11"><text:s text:c="6"/>"messaggio": "Errore nella valorizzazione dei parametri di input"</text:p>
            <text:p text:style-name="P11"><text:s text:c="3"/>}</text:p>
            <text:p text:style-name="P11">}</text:p>
          </table:table-cell>
          <table:table-cell table:style-name="Tabella12.C2" office:value-type="string">
            <text:p text:style-name="P11">Nel caso in cui si imposti tipologia_durata=”<text:span text:style-name="T1">G</text:span>” (giorni) allora lo stub risponde con un esito “KO” e codice HTTP 200.</text:p>
          </table:table-cell>
        </table:table-row>
      </table:table>
      <text:p text:style-name="P1"/>
      <text:p text:style-name="P1"/>
      <text:p text:style-name="P25"><text:span text:style-name="T5">S</text:span><text:span text:style-name="T5">ervizi </text:span><text:span text:style-name="T5">REST </text:span><text:span text:style-name="T5">per inviare SMS mediante TIM</text:span><text:span text:style-name="T5">: servizio </text:span><text:span text:style-name="T5">di autenticazione</text:span><text:span text:style-name="T5"> /auth/token</text:span></text:p>
      <text:p text:style-name="P6"/>
      <text:p text:style-name="P1"/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table:number-columns-spanned="3" office:value-type="string">
            <text:p text:style-name="P11">Operation: GET</text:p>
          </table:table-cell>
          <table:covered-table-cell/>
          <table:covered-table-cell/>
        </table:table-row>
        <table:table-row>
          <table:table-cell table:style-name="Tabella13.A2" office:value-type="string">
            <text:p text:style-name="P12">Esempio di invocazione</text:p>
          </table:table-cell>
          <table:table-cell table:style-name="Tabella13.A2" office:value-type="string">
            <text:p text:style-name="P12">Possibile risposta</text:p>
          </table:table-cell>
          <table:table-cell table:style-name="Tabella13.C2" office:value-type="string">
            <text:p text:style-name="P12">Logica di elaborazione</text:p>
          </table:table-cell>
        </table:table-row>
        <table:table-row>
          <table:table-cell table:style-name="Tabella13.A2" office:value-type="string">
            <text:p text:style-name="P11">curl -u <text:span text:style-name="T1">tokenAz/usernameAz</text:span>:passwordAz "http://localhost:18888/auth/token" --trace-ascii - --noproxy "*"</text:p>
          </table:table-cell>
          <table:table-cell table:style-name="Tabella13.A2" office:value-type="string">
            <text:p text:style-name="P15">1234</text:p>
          </table:table-cell>
          <table:table-cell table:style-name="Tabella13.C2" office:value-type="string">
            <text:p text:style-name="P11">E’ una stringa di testo contenente il token generato per l’invocazione del servizio di invio SMS.</text:p>
            <text:p text:style-name="P11"/>
            <text:p text:style-name="P11">La logica del servizio verifica che la basic authentication fornisca uno username che inizia per “tokenAz”</text:p>
          </table:table-cell>
        </table:table-row>
        <table:table-row>
          <table:table-cell table:style-name="Tabella13.A2" office:value-type="string">
            <text:p text:style-name="P11">curl -u <text:span text:style-name="T1">badT</text:span><text:span text:style-name="T1">okenAz/usernameAz</text:span>:passwordAz "http://localhost:18888/auth/token" --trace-ascii - --noproxy "*"</text:p>
          </table:table-cell>
          <table:table-cell table:style-name="Tabella13.A2" office:value-type="string">
            <text:p text:style-name="P11">{</text:p>
            <text:p text:style-name="P11">"timestamp": "2019-01-01",</text:p>
            <text:p text:style-name="P11">"status": "ERR001",</text:p>
            <text:p text:style-name="P11">"error": "Errore autenticazione",</text:p>
            <text:p text:style-name="P11">"message": "Errore autenticazione",</text:p>
            <text:p text:style-name="P11">"path": "/auth/token"</text:p>
            <text:p text:style-name="P11">}</text:p>
          </table:table-cell>
          <table:table-cell table:style-name="Tabella13.C2" office:value-type="string">
            <text:p text:style-name="P11">E’ in json contenente le informazioni dell’errore <text:s/>in fase di autenticazione.</text:p>
          </table:table-cell>
        </table:table-row>
      </table:table>
      <text:p text:style-name="P1"/>
      <text:p text:style-name="P1"/>
      <text:p text:style-name="P1"/>
      <text:p text:style-name="P1"/>
      <text:p text:style-name="P23"><text:span text:style-name="T3">S</text:span><text:span text:style-name="T3">ervizi </text:span><text:span text:style-name="T3">REST </text:span><text:span text:style-name="T3">per inviare SMS mediante TIM</text:span><text:span text:style-name="T3">: servizio /channels/UCP/campaigns</text:span></text:p>
      <text:p text:style-name="P6"/>
      <text:p text:style-name="P1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table:number-columns-spanned="3" office:value-type="string">
            <text:p text:style-name="P11">Operation: POST</text:p>
          </table:table-cell>
          <table:covered-table-cell/>
          <table:covered-table-cell/>
        </table:table-row>
        <table:table-row>
          <table:table-cell table:style-name="Tabella14.A2" office:value-type="string">
            <text:p text:style-name="P12">Esempio di invocazione</text:p>
          </table:table-cell>
          <table:table-cell table:style-name="Tabella14.A2" office:value-type="string">
            <text:p text:style-name="P12">Possibile risposta</text:p>
          </table:table-cell>
          <table:table-cell table:style-name="Tabella14.C2" office:value-type="string">
            <text:p text:style-name="P12">Logica di elaborazione</text:p>
          </table:table-cell>
        </table:table-row>
        <table:table-row>
          <table:table-cell table:style-name="Tabella14.A2" office:value-type="string">
            <text:p text:style-name="P11">curl </text:p>
            <text:p text:style-name="P11">-H "Content-Type: multipart/form-data"</text:p>
            <text:p text:style-name="P11">-H "X-Token:<text:span text:style-name="T1">1234</text:span>" </text:p>
            <text:p text:style-name="P11">-F payloadSend="{ "alias": "myalias", "startDate": null, "endDate": null,"period": null, "recurrencesNumber": null, "recurrencesInterval": null,"validityPeriod": null, "sentNotify": false,"deliveredNotify": false,"msisdnToNotify":null, "sr": false, "campaignChannel": {"channelName": "UCP", "zone": null, "zoneType": null,"collectionTime": null }, "campaignMessage": { "messageType": null,"messageContent": "questo è un sms", "template": null, "file": "string","msisdn": "123456789", "listMsisdn": null, "fileMsisdn": "null", "name":null, "surname": null, "extra": null, "status": "string", "delivered":"string" } };type=application/json"</text:p>
            <text:p text:style-name="P11"/>
            <text:p text:style-name="P11">"http://localhost:18888/channels/UCP/campaigns?destination=msisdn&amp;message=static&amp;delivery=immediate&amp;type=single" </text:p>
            <text:p text:style-name="P11">--trace-ascii - </text:p>
            <text:p text:style-name="P11">--noproxy "*"</text:p>
          </table:table-cell>
          <table:table-cell table:style-name="Tabella14.A2" office:value-type="string">
            <text:p text:style-name="P11">{</text:p>
            <text:p text:style-name="P11">"message": "OK",</text:p>
            <text:p text:style-name="P11">"code": "1002",</text:p>
            <text:p text:style-name="P11">"response": "URL per eseguire l'API Ricerca Invio"</text:p>
            <text:p text:style-name="P11">}</text:p>
          </table:table-cell>
          <table:table-cell table:style-name="Tabella14.C2" office:value-type="string">
            <text:p text:style-name="P11">Il servizio risponde con un OK se il token è uguale a 1234</text:p>
          </table:table-cell>
        </table:table-row>
        <table:table-row>
          <table:table-cell table:style-name="Tabella14.A2" office:value-type="string">
            <text:p text:style-name="P11">curl </text:p>
            <text:p text:style-name="P11">-H "Content-Type: multipart/form-data"</text:p>
            <text:p text:style-name="P11">-H "X-Token:<text:span text:style-name="T1">5678</text:span>" </text:p>
            <text:p text:style-name="P11">-F payloadSend="{ "alias": "myalias", "startDate": null, "endDate": null,"period": null, "recurrencesNumber": null, "recurrencesInterval": null,"validityPeriod": null, "sentNotify": false,"deliveredNotify": false,"msisdnToNotify":null, "sr": false, "campaignChannel": {"channelName": "UCP", "zone": null, "zoneType": null,"collectionTime": null }, "campaignMessage": { "messageType": null,"messageContent": "questo è un sms", "template": null, "file": "string","msisdn": "123456789", "listMsisdn": null, "fileMsisdn": "null", "name":null, "surname": null, "extra": null, "status": "string", "delivered":"string" } };type=application/json"</text:p>
            <text:p text:style-name="P11"/>
            <text:p text:style-name="P11">"http://localhost:18888/channels/UCP/campaigns?destination=msisdn&amp;message=static&amp;delivery=immediate&amp;type=single" </text:p>
            <text:p text:style-name="P11">--trace-ascii - </text:p>
            <text:p text:style-name="P11">--noproxy "*"</text:p>
          </table:table-cell>
          <table:table-cell table:style-name="Tabella14.A2" office:value-type="string">
            <text:p text:style-name="P11">{</text:p>
            <text:p text:style-name="P11">"message": "KO",</text:p>
            <text:p text:style-name="P11">"code": "1103",</text:p>
            <text:p text:style-name="P11">"response": "errore invio messaggio"</text:p>
            <text:p text:style-name="P11">}</text:p>
          </table:table-cell>
          <table:table-cell table:style-name="Tabella14.C2" office:value-type="string">
            <text:p text:style-name="P11">Il servizio risponde con un KO se il token è diverso da 1234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4">Modifiche 15/09/2020</text:p>
      <text:p text:style-name="P5"/>
      <text:p text:style-name="P5">Per poter utilizzare i servizi Mock su database oracle sono necessari due tipi di interventi:</text:p>
      <text:list xml:id="list2393348286533735594" text:style-name="L5">
        <text:list-item>
          <text:p text:style-name="P20">adeguamento degli script DDL e DML per database Oracle: è stato creato lo script <text:s/>crea_tabelle_oracle.sql che partendo da crea_tabelle_postgres.sql, recepisce le modifiche necessarie per il database Oracle.</text:p>
        </text:list-item>
        <text:list-item>
          <text:p text:style-name="P20">gestire la connessione a db oracle nei progetti Soap: attualmente ogni metodo previsto dal servizio mock prevede la gestione della connessione. Poiché ora è necessario gestire anche la connessione Oracle, si è deciso di centralizzare questa fase a livello di mockService e non di singolo metodo esposto. Nel mockService è presente uno script, che avvia e termina la connessione, Oracle o Postgres.</text:p>
          <text:p text:style-name="P20">Per discriminare la tipologia di connessione è stata prevista una nuova proprietà, dbtype (valori possibile oracle/postgres), in aggiunta a quelle sopra illustrate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arial" svg:font-family="arial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2T11:24:20.368673292</meta:creation-date>
    <meta:generator>OpenOffice/4.1.6$Win32 OpenOffice.org_project/416m1$Build-9790</meta:generator>
    <dc:date>2020-09-17T18:11:54.80</dc:date>
    <meta:editing-duration>PT15H59M16S</meta:editing-duration>
    <meta:editing-cycles>131</meta:editing-cycles>
    <dc:creator>Oscar Menghini</dc:creator>
    <meta:document-statistic meta:table-count="14" meta:image-count="0" meta:object-count="0" meta:page-count="40" meta:paragraph-count="1519" meta:word-count="4405" meta:character-count="59337"/>
  </office:meta>
</office:document-meta>
</file>